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1000000000000616000002F4627F147C3DE39ACD.png" manifest:media-type="image/png"/>
  <manifest:file-entry manifest:full-path="Pictures/200000CE000069D500005B0E356A1CCF0A77D5FA.wmf" manifest:media-type="image/x-wmf"/>
  <manifest:file-entry manifest:full-path="Pictures/20000A01000069D500007EB6A47A802576E8D154.wmf" manifest:media-type="image/x-wmf"/>
  <manifest:file-entry manifest:full-path="Pictures/10000000000005D6000002C85A506356426C97CA.png" manifest:media-type="image/png"/>
  <manifest:file-entry manifest:full-path="Pictures/20001067000069D50000A1BF77EB93FA2FCBEB7C.wmf" manifest:media-type="image/x-wmf"/>
  <manifest:file-entry manifest:full-path="Pictures/1000000000000634000002F4AE4C9B43A053C5BD.png" manifest:media-type="image/png"/>
  <manifest:file-entry manifest:full-path="Pictures/200009EF000069D500009347CEE9572C6D1AD2BF.wmf" manifest:media-type="image/x-wmf"/>
  <manifest:file-entry manifest:full-path="Pictures/10000000000001A60000002AB7E18771C556555F.png" manifest:media-type="image/png"/>
  <manifest:file-entry manifest:full-path="Pictures/1000000000000415000002AB2B236EC9FFFE0D6D.png" manifest:media-type="image/png"/>
  <manifest:file-entry manifest:full-path="Pictures/20000A0F000069D5000073725F5B754AEBAC4230.wmf" manifest:media-type="image/x-wmf"/>
  <manifest:file-entry manifest:full-path="Pictures/10000000000002D200000112701409DF618AF25D.png" manifest:media-type="image/png"/>
  <manifest:file-entry manifest:full-path="Pictures/10000000000002A1000000EB292A1A046500CEA3.png" manifest:media-type="image/png"/>
  <manifest:file-entry manifest:full-path="Pictures/10000000000004E3000003307FFFC6695FD8D424.png" manifest:media-type="image/png"/>
  <manifest:file-entry manifest:full-path="Pictures/10000000000006620000008DD25917BA74ABD5E5.png" manifest:media-type="image/png"/>
  <manifest:file-entry manifest:full-path="Pictures/200000D9000069D500006BE7F70C54B1AAEF6ED3.wmf" manifest:media-type="image/x-wmf"/>
  <manifest:file-entry manifest:full-path="Pictures/10000000000002AE0000011564CB657B802A4B11.png" manifest:media-type="image/png"/>
  <manifest:file-entry manifest:full-path="Pictures/100000000000044D0000028CAD86C53717F29223.png" manifest:media-type="image/png"/>
  <manifest:file-entry manifest:full-path="Pictures/10000000000002A30000010DD709130B2888862F.png" manifest:media-type="image/png"/>
  <manifest:file-entry manifest:full-path="Pictures/100000000000053600000300BD717F2D4FAE3B3B.png" manifest:media-type="image/png"/>
  <manifest:file-entry manifest:full-path="Pictures/10000000000003CC000002D8F11831FDF18A8449.png" manifest:media-type="image/png"/>
  <manifest:file-entry manifest:full-path="Pictures/10000000000001DA0000011BCE21A8542824336E.png" manifest:media-type="image/png"/>
  <manifest:file-entry manifest:full-path="Pictures/1000000000000558000003769FD1018E75162923.png" manifest:media-type="image/png"/>
  <manifest:file-entry manifest:full-path="Pictures/200001EA000069D500007AAEAE35715609E94F04.wmf" manifest:media-type="image/x-wmf"/>
  <manifest:file-entry manifest:full-path="Pictures/10000000000003DF000003BFF5B17383441148DE.png" manifest:media-type="image/png"/>
  <manifest:file-entry manifest:full-path="Pictures/10000000000002A500000111F2BD30CA8ABF35C4.png" manifest:media-type="image/png"/>
  <manifest:file-entry manifest:full-path="Pictures/100000000000047A0000036733D1A71E5FC9B046.png" manifest:media-type="image/png"/>
  <manifest:file-entry manifest:full-path="Pictures/10000000000002940000006EBD25E252746AEA36.png" manifest:media-type="image/png"/>
  <manifest:file-entry manifest:full-path="Pictures/200009E1000069D500008EBBED7F4FA501F05D6E.wmf" manifest:media-type="image/x-wmf"/>
  <manifest:file-entry manifest:full-path="Pictures/1000000000000479000003650E34830A218C8683.png" manifest:media-type="image/png"/>
  <manifest:file-entry manifest:full-path="Pictures/200002AF000069D5000087B4B4EBBF5330A00499.wmf" manifest:media-type="image/x-wmf"/>
  <manifest:file-entry manifest:full-path="Pictures/1000000000000490000003684477B3B66A26C286.png" manifest:media-type="image/png"/>
  <manifest:file-entry manifest:full-path="Pictures/1000000000000485000003665BBEA063A103997D.png" manifest:media-type="image/png"/>
  <manifest:file-entry manifest:full-path="Pictures/1000000000000554000002AC0FEF3F176FC770DB.png" manifest:media-type="image/png"/>
  <manifest:file-entry manifest:full-path="Pictures/100000000000048B0000035FC83D3ED518C89485.png" manifest:media-type="image/png"/>
  <manifest:file-entry manifest:full-path="Pictures/100000000000047E00000367D594172BA4D251EF.png" manifest:media-type="image/png"/>
  <manifest:file-entry manifest:full-path="Pictures/100000000000058C000000B997ECCBFAC38DF2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6.101cm" table:align="center" style:writing-mode="lr-tb"/>
    </style:style>
    <style:style style:name="Таблица10.A" style:family="table-column">
      <style:table-column-properties style:column-width="5.997cm"/>
    </style:style>
    <style:style style:name="Таблица10.B" style:family="table-column">
      <style:table-column-properties style:column-width="1.304cm"/>
    </style:style>
    <style:style style:name="Таблица10.C" style:family="table-column">
      <style:table-column-properties style:column-width="7.41cm"/>
    </style:style>
    <style:style style:name="Таблица10.D" style:family="table-column">
      <style:table-column-properties style:column-width="1.39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4.895cm" style:rel-column-width="2775*"/>
    </style:style>
    <style:style style:name="Таблица1.B" style:family="table-column">
      <style:table-column-properties style:column-width="2.316cm" style:rel-column-width="1313*"/>
    </style:style>
    <style:style style:name="Таблица1.C" style:family="table-column">
      <style:table-column-properties style:column-width="3.914cm" style:rel-column-width="2219*"/>
    </style:style>
    <style:style style:name="Таблица1.D" style:family="table-column">
      <style:table-column-properties style:column-width="1.972cm" style:rel-column-width="1118*"/>
    </style:style>
    <style:style style:name="Таблица1.E" style:family="table-column">
      <style:table-column-properties style:column-width="3.903cm" style:rel-column-width="221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9" style:family="table">
      <style:table-properties style:width="11.899cm" style:rel-width="70%" fo:margin-top="0cm" fo:margin-bottom="0cm" table:align="center" style:writing-mode="lr-tb"/>
    </style:style>
    <style:style style:name="Таблица9.A" style:family="table-column">
      <style:table-column-properties style:column-width="3.893cm" style:rel-column-width="2207*"/>
    </style:style>
    <style:style style:name="Таблица9.B" style:family="table-column">
      <style:table-column-properties style:column-width="3.584cm" style:rel-column-width="2032*"/>
    </style:style>
    <style:style style:name="Таблица9.C" style:family="table-column">
      <style:table-column-properties style:column-width="4.422cm" style:rel-column-width="2507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9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9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9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2.899cm" fo:margin-left="2.551cm" fo:margin-top="0cm" fo:margin-bottom="0cm" table:align="left" style:writing-mode="lr-tb"/>
    </style:style>
    <style:style style:name="Таблица8.A" style:family="table-column">
      <style:table-column-properties style:column-width="5.292cm"/>
    </style:style>
    <style:style style:name="Таблица8.B" style:family="table-column">
      <style:table-column-properties style:column-width="4.013cm"/>
    </style:style>
    <style:style style:name="Таблица8.C" style:family="table-column">
      <style:table-column-properties style:column-width="3.5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4" style:family="table">
      <style:table-properties style:width="17.013cm" fo:margin-left="0cm" table:align="left" style:writing-mode="lr-tb"/>
    </style:style>
    <style:style style:name="Таблица4.A" style:family="table-column">
      <style:table-column-properties style:column-width="3.493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8.202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paragraph-rsid="00bfeb78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center" style:justify-single-word="false"/>
      <style:text-properties officeooo:paragraph-rsid="00eed966"/>
    </style:style>
    <style:style style:name="P10" style:family="paragraph" style:parent-style-name="Standard">
      <style:paragraph-properties fo:text-align="center" style:justify-single-word="false"/>
      <style:text-properties officeooo:paragraph-rsid="00f0a12d"/>
    </style:style>
    <style:style style:name="P11" style:family="paragraph" style:parent-style-name="Standard">
      <style:paragraph-properties fo:text-align="center" style:justify-single-word="false"/>
      <style:text-properties officeooo:paragraph-rsid="0175520b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175520b"/>
    </style:style>
    <style:style style:name="P14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3656eb"/>
    </style:style>
    <style:style style:name="P18" style:family="paragraph" style:parent-style-name="Standard">
      <style:text-properties officeooo:paragraph-rsid="006cdbf2"/>
    </style:style>
    <style:style style:name="P19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0" style:family="paragraph" style:parent-style-name="Standard">
      <style:text-properties fo:color="#000000" officeooo:paragraph-rsid="006cdbf2"/>
    </style:style>
    <style:style style:name="P21" style:family="paragraph" style:parent-style-name="Standard">
      <style:text-properties fo:color="#000000" fo:background-color="#ffff00"/>
    </style:style>
    <style:style style:name="P22" style:family="paragraph" style:parent-style-name="Standard">
      <style:paragraph-properties fo:text-align="end" style:justify-single-word="false"/>
      <style:text-properties fo:color="#000000" officeooo:rsid="01293055" officeooo:paragraph-rsid="01293055" fo:background-color="#ffff99"/>
    </style:style>
    <style:style style:name="P23" style:family="paragraph" style:parent-style-name="Standard">
      <style:text-properties fo:color="#000000" officeooo:rsid="01345132" officeooo:paragraph-rsid="017d5429" fo:background-color="#ffff99"/>
    </style:style>
    <style:style style:name="P24" style:family="paragraph" style:parent-style-name="Standard">
      <style:text-properties fo:color="#000000" fo:font-size="6pt" officeooo:rsid="01345132" officeooo:paragraph-rsid="017d5429" fo:background-color="#ffff99" style:font-size-asian="5.25pt" style:font-size-complex="6pt"/>
    </style:style>
    <style:style style:name="P25" style:family="paragraph" style:parent-style-name="Standard">
      <style:text-properties fo:color="#009900" officeooo:rsid="005e9a96" officeooo:paragraph-rsid="006cdbf2"/>
    </style:style>
    <style:style style:name="P26" style:family="paragraph" style:parent-style-name="Standard">
      <style:text-properties officeooo:paragraph-rsid="00ac1ebb"/>
    </style:style>
    <style:style style:name="P27" style:family="paragraph" style:parent-style-name="Standard">
      <style:text-properties officeooo:paragraph-rsid="00ba66fb"/>
    </style:style>
    <style:style style:name="P28" style:family="paragraph" style:parent-style-name="Standard">
      <style:text-properties officeooo:paragraph-rsid="00bfeb78"/>
    </style:style>
    <style:style style:name="P29" style:family="paragraph" style:parent-style-name="Standard">
      <style:text-properties officeooo:paragraph-rsid="00c5e187"/>
    </style:style>
    <style:style style:name="P30" style:family="paragraph" style:parent-style-name="Standard">
      <style:text-properties fo:background-color="#ffff99"/>
    </style:style>
    <style:style style:name="P31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background-color="#ffff99"/>
    </style:style>
    <style:style style:name="P32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 fo:background-color="#ffff99"/>
    </style:style>
    <style:style style:name="P33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rsid="0164f7d5" officeooo:paragraph-rsid="0164f7d5" fo:background-color="#ffff99"/>
    </style:style>
    <style:style style:name="P34" style:family="paragraph" style:parent-style-name="Standard">
      <style:paragraph-properties fo:text-align="center" style:justify-single-word="false"/>
      <style:text-properties officeooo:rsid="01293055" officeooo:paragraph-rsid="0179aec4" fo:background-color="#ffff99"/>
    </style:style>
    <style:style style:name="P35" style:family="paragraph" style:parent-style-name="Standard">
      <style:text-properties officeooo:paragraph-rsid="017d01f0" fo:background-color="#ffff99"/>
    </style:style>
    <style:style style:name="P36" style:family="paragraph" style:parent-style-name="Standard">
      <style:text-properties officeooo:paragraph-rsid="0180c4ce" fo:background-color="#ffff99"/>
    </style:style>
    <style:style style:name="P37" style:family="paragraph" style:parent-style-name="Standard">
      <style:text-properties style:use-window-font-color="true" officeooo:rsid="00f8fee9" officeooo:paragraph-rsid="0120d9b7" fo:background-color="transparent"/>
    </style:style>
    <style:style style:name="P38" style:family="paragraph" style:parent-style-name="Standard">
      <style:text-properties style:use-window-font-color="true" officeooo:rsid="00fc9c3d" officeooo:paragraph-rsid="0120d9b7" fo:background-color="transparent"/>
    </style:style>
    <style:style style:name="P39" style:family="paragraph" style:parent-style-name="Standard">
      <style:text-properties officeooo:paragraph-rsid="002b20d4"/>
    </style:style>
    <style:style style:name="P40" style:family="paragraph" style:parent-style-name="Standard">
      <style:paragraph-properties fo:text-align="center" style:justify-single-word="false"/>
      <style:text-properties style:font-name="Liberation Serif" officeooo:paragraph-rsid="0175520b" fo:background-color="#ffff99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4a74b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b7159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34588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b9ba3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f2496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55e1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be27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6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cb9ba3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officeooo:paragraph-rsid="00bfeb78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c8ffca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e2bcf2" fo:background-color="#ffff99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 fo:background-color="#ffff99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font-size-asian="5.25pt" style:font-size-complex="6pt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officeooo:paragraph-rsid="006cdbf2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background-color="#66ff00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125e46c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2" style:family="paragraph" style:parent-style-name="Table_20_Heading">
      <style:paragraph-properties fo:margin-left="0cm" fo:margin-right="0cm" fo:line-height="100%" fo:text-indent="0cm" style:auto-text-indent="false"/>
    </style:style>
    <style:style style:name="P83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84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8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8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8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language="en" fo:country="US" fo:font-weight="normal" officeooo:rsid="00b5eada" officeooo:paragraph-rsid="00b5eada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2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2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officeooo:paragraph-rsid="00708289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175520b" style:font-size-asian="10pt" style:font-weight-asian="bold" style:font-name-complex="Arial" style:font-size-complex="10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paragraph-rsid="0175520b" style:font-size-asian="10pt" style:font-weight-asian="bold" style:font-name-complex="Arial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175520b" style:font-size-asian="10pt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175520b" style:font-size-asian="10pt" style:font-name-complex="Arial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2ea5b2" fo:background-color="#ffff99" style:language-asian="zh" style:country-asian="CN" style:language-complex="hi" style:country-complex="IN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3eea36" fo:background-color="#ffff99" style:language-asian="zh" style:country-asian="CN" style:language-complex="hi" style:country-complex="IN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d4c35" fo:background-color="#ffff99" style:language-asian="zh" style:country-asian="CN" style:language-complex="hi" style:country-complex="IN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fdb57" fo:background-color="#ffff99" style:language-asian="zh" style:country-asian="CN" style:language-complex="hi" style:country-complex="IN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6142ee" fo:background-color="#ffff99" style:language-asian="zh" style:country-asian="CN" style:language-complex="hi" style:country-complex="IN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c8eb4" officeooo:paragraph-rsid="013c8eb4" fo:background-color="#ffff99" style:language-asian="zh" style:country-asian="CN" style:language-complex="hi" style:country-complex="IN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d4c35" officeooo:paragraph-rsid="013d4c35" fo:background-color="#ffff99" style:language-asian="zh" style:country-asian="CN" style:language-complex="hi" style:country-complex="IN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e0d92" officeooo:paragraph-rsid="013e0d92" fo:background-color="#ffff99" style:language-asian="zh" style:country-asian="CN" style:language-complex="hi" style:country-complex="IN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fdb57" officeooo:paragraph-rsid="013fdb57" fo:background-color="#ffff99" style:language-asian="zh" style:country-asian="CN" style:language-complex="hi" style:country-complex="IN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fdb57" officeooo:paragraph-rsid="017d01f0" fo:background-color="#ffff99" style:language-asian="zh" style:country-asian="CN" style:language-complex="hi" style:country-complex="IN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7d01f0" fo:background-color="#ffff99" style:language-asian="zh" style:country-asian="CN" style:language-complex="hi" style:country-complex="IN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font-weight="bold" officeooo:rsid="012b35a5" officeooo:paragraph-rsid="012b35a5" fo:background-color="#ffff99" style:language-asian="zh" style:country-asian="CN" style:font-weight-asian="bold" style:language-complex="hi" style:country-complex="IN" style:font-weight-complex="bold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cf6b2" officeooo:paragraph-rsid="012cf6b2" fo:background-color="#ffff99" style:font-weight-asian="bold" style:font-weight-complex="bold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b35a5" officeooo:paragraph-rsid="012b35a5" fo:background-color="#ffff99" style:font-weight-asian="bold" style:font-weight-complex="bold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fo:font-style="italic" fo:font-weight="normal" officeooo:rsid="013d4c35" officeooo:paragraph-rsid="013d4c35" fo:background-color="#ffff99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133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0000" style:font-name="Liberation Serif1"/>
    </style:style>
    <style:style style:name="P134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style:font-name="Liberation Serif1"/>
    </style:style>
    <style:style style:name="P135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/>
    </style:style>
    <style:style style:name="P136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style:font-size-complex="14pt"/>
    </style:style>
    <style:style style:name="P137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language="en" fo:country="US" style:font-size-complex="14pt"/>
    </style:style>
    <style:style style:name="P138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139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40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41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0bc4af1" fo:background-color="#ffff00" fo:hyphenate="false" fo:hyphenation-remain-char-count="2" fo:hyphenation-push-char-count="2"/>
    </style:style>
    <style:style style:name="P142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style:language-asian="zh" style:country-asian="CN" style:font-weight-asian="normal" style:language-complex="hi" style:country-complex="IN" style:font-weight-complex="normal"/>
    </style:style>
    <style:style style:name="P143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fo:background-color="#ffff99" style:language-asian="zh" style:country-asian="CN" style:font-weight-asian="normal" style:language-complex="hi" style:country-complex="IN" style:font-weight-complex="normal"/>
    </style:style>
    <style:style style:name="P144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1352bff" officeooo:paragraph-rsid="017d5429" fo:hyphenate="false" fo:hyphenation-remain-char-count="2" fo:hyphenation-push-char-count="2"/>
    </style:style>
    <style:style style:name="P145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146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47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148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49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50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51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52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53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fo:background-color="#ffff99" style:language-asian="zh" style:country-asian="CN" style:font-weight-asian="bold" style:language-complex="hi" style:country-complex="IN" style:font-weight-complex="bold"/>
    </style:style>
    <style:style style:name="P154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officeooo:paragraph-rsid="00c4ae8c" fo:background-color="#ffff99"/>
    </style:style>
    <style:style style:name="P155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e83e94"/>
    </style:style>
    <style:style style:name="P156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fo:font-size="6pt" fo:background-color="#ffff99" style:font-size-asian="5.25pt" style:font-size-complex="6pt"/>
    </style:style>
    <style:style style:name="P157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58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59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60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officeooo:paragraph-rsid="00f526cd"/>
    </style:style>
    <style:style style:name="P16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c6ed0" officeooo:paragraph-rsid="01221230" fo:background-color="transparent" fo:hyphenate="false" fo:hyphenation-remain-char-count="2" fo:hyphenation-push-char-count="2"/>
    </style:style>
    <style:style style:name="P16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e31fe" officeooo:paragraph-rsid="01221230" fo:background-color="transparent" fo:hyphenate="false" fo:hyphenation-remain-char-count="2" fo:hyphenation-push-char-count="2"/>
    </style:style>
    <style:style style:name="P16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fo:language="en" fo:country="US" officeooo:rsid="032b9bf5" officeooo:paragraph-rsid="01221230" fo:background-color="transparent" fo:hyphenate="false" fo:hyphenation-remain-char-count="2" fo:hyphenation-push-char-count="2"/>
    </style:style>
    <style:style style:name="P16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e31fe" officeooo:paragraph-rsid="01221230" fo:background-color="#ffffff" fo:hyphenate="false" fo:hyphenation-remain-char-count="2" fo:hyphenation-push-char-count="2"/>
    </style:style>
    <style:style style:name="P16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fbbba" officeooo:paragraph-rsid="01221230" fo:background-color="#ffffff" fo:hyphenate="false" fo:hyphenation-remain-char-count="2" fo:hyphenation-push-char-count="2"/>
    </style:style>
    <style:style style:name="P166" style:family="paragraph" style:parent-style-name="Text_20_body">
      <style:text-properties officeooo:paragraph-rsid="0175520b"/>
    </style:style>
    <style:style style:name="P167" style:family="paragraph" style:parent-style-name="Standard" style:list-style-name="WWNum1">
      <style:text-properties fo:font-size="6pt" officeooo:paragraph-rsid="00bc4af1" fo:background-color="#ffff00" style:font-size-asian="5.25pt" style:font-size-complex="6pt"/>
    </style:style>
    <style:style style:name="P168" style:family="paragraph" style:parent-style-name="Standard">
      <style:paragraph-properties fo:text-align="center" style:justify-single-word="false"/>
      <style:text-properties fo:color="#000000" officeooo:rsid="015e892d" officeooo:paragraph-rsid="012a1870" fo:background-color="#ffff99"/>
    </style:style>
    <style:style style:name="P169" style:family="paragraph" style:parent-style-name="Standard">
      <style:paragraph-properties fo:text-align="end" style:justify-single-word="false"/>
    </style:style>
    <style:style style:name="P170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11f2330" officeooo:paragraph-rsid="011f2330" fo:background-color="#ffff99" fo:hyphenate="false" fo:hyphenation-remain-char-count="2" fo:hyphenation-push-char-count="2"/>
    </style:style>
    <style:style style:name="P171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officeooo:rsid="01345132" officeooo:paragraph-rsid="0183e5c7" fo:background-color="#ffff99" fo:hyphenate="false" fo:hyphenation-remain-char-count="2" fo:hyphenation-push-char-count="2"/>
    </style:style>
    <style:style style:name="P172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size="12pt" fo:font-weight="bold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size="12pt" fo:font-weight="bold" officeooo:paragraph-rsid="0086b858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size="12pt" fo:font-weight="bold" officeooo:paragraph-rsid="0187bede" style:font-size-asian="12pt" style:font-weight-asian="bold" style:font-size-complex="12pt" style:font-weight-complex="bold"/>
    </style:style>
    <style:style style:name="P175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style:page-number="auto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176" style:family="paragraph" style:parent-style-name="Standard" style:list-style-name="WWNum3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177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normal" officeooo:rsid="02e5f278" officeooo:paragraph-rsid="00bee86b" fo:background-color="transparent" style:font-name-asian="Times New Roman1" style:language-asian="zh" style:country-asian="CN" style:font-weight-asian="normal" style:font-name-complex="Times New Roman1" style:language-complex="hi" style:country-complex="IN" style:font-weight-complex="normal"/>
    </style:style>
    <style:style style:name="P178" style:family="paragraph" style:parent-style-name="Text_20_body" style:list-style-name="WWNum1"/>
    <style:style style:name="P179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80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 fo:background-color="#ffff99"/>
    </style:style>
    <style:style style:name="P181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/>
    </style:style>
    <style:style style:name="P182" style:family="paragraph" style:parent-style-name="Heading_20_3" style:list-style-name="WWNum1">
      <style:paragraph-properties fo:margin-left="0cm" fo:margin-right="0cm" fo:text-indent="1cm" style:auto-text-indent="false"/>
    </style:style>
    <style:style style:name="P183" style:family="paragraph" style:parent-style-name="Heading_20_3" style:list-style-name="WWNum1">
      <style:paragraph-properties fo:margin-left="0cm" fo:margin-right="0cm" fo:text-indent="1cm" style:auto-text-indent="false"/>
      <style:text-properties officeooo:paragraph-rsid="00bc4af1"/>
    </style:style>
    <style:style style:name="P184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85" style:family="paragraph" style:parent-style-name="List_20_Paragraph" style:list-style-name="WWNum1"/>
    <style:style style:name="P186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0bee86b" fo:background-color="#ffff00" style:font-name-complex="Times New Roman1" fo:hyphenate="false" fo:hyphenation-remain-char-count="2" fo:hyphenation-push-char-count="2"/>
    </style:style>
    <style:style style:name="P187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fo:font-size="6pt" officeooo:rsid="01169540" officeooo:paragraph-rsid="00bc4af1" fo:background-color="#ffff00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officeooo:rsid="011e9365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size-complex="14pt"/>
    </style:style>
    <style:style style:name="T6" style:family="text">
      <style:text-properties fo:language="en" fo:country="US" fo:font-weight="bold" officeooo:rsid="00e2bcf2" style:font-weight-asian="bold"/>
    </style:style>
    <style:style style:name="T7" style:family="text">
      <style:text-properties fo:language="en" fo:country="US" fo:font-weight="bold" officeooo:rsid="00f0a12d" style:font-weight-asian="bold"/>
    </style:style>
    <style:style style:name="T8" style:family="text">
      <style:text-properties fo:language="en" fo:country="US" fo:font-weight="bold" officeooo:rsid="00f2db0b" style:font-weight-asian="bold"/>
    </style:style>
    <style:style style:name="T9" style:family="text">
      <style:text-properties fo:language="en" fo:country="US" fo:font-weight="bold" style:font-name-asian="Times New Roman1" style:font-weight-asian="bold" style:font-name-complex="Times New Roman1"/>
    </style:style>
    <style:style style:name="T10" style:family="text">
      <style:text-properties fo:language="en" fo:country="US" fo:font-weight="bold" fo:background-color="#ffff99" loext:char-shading-value="0" style:font-weight-asian="bold"/>
    </style:style>
    <style:style style:name="T11" style:family="text">
      <style:text-properties fo:language="en" fo:country="US" style:font-weight-complex="bold"/>
    </style:style>
    <style:style style:name="T12" style:family="text">
      <style:text-properties fo:language="en" fo:country="US" style:font-name-asian="Times New Roman1" style:font-name-complex="Times New Roman1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officeooo:rsid="00292ec9" style:font-weight-asian="normal" style:font-weight-complex="normal"/>
    </style:style>
    <style:style style:name="T17" style:family="text">
      <style:text-properties fo:language="en" fo:country="US" fo:font-weight="normal" officeooo:rsid="002b20d4" style:font-weight-asian="normal" style:font-weight-complex="normal"/>
    </style:style>
    <style:style style:name="T18" style:family="text">
      <style:text-properties fo:language="en" fo:country="US" fo:font-weight="normal" officeooo:rsid="00fc8d27" style:font-weight-asian="normal" style:font-weight-complex="normal"/>
    </style:style>
    <style:style style:name="T19" style:family="text">
      <style:text-properties fo:language="en" fo:country="US" officeooo:rsid="0066cfcd"/>
    </style:style>
    <style:style style:name="T20" style:family="text">
      <style:text-properties fo:language="en" fo:country="US" style:font-name-complex="Times New Roman1"/>
    </style:style>
    <style:style style:name="T21" style:family="text">
      <style:text-properties fo:language="en" fo:country="US" officeooo:rsid="0071d582"/>
    </style:style>
    <style:style style:name="T22" style:family="text">
      <style:text-properties fo:language="en" fo:country="US" fo:background-color="#ffcc00" loext:char-shading-value="0"/>
    </style:style>
    <style:style style:name="T23" style:family="text">
      <style:text-properties fo:language="en" fo:country="US" style:font-size-complex="14pt"/>
    </style:style>
    <style:style style:name="T24" style:family="text">
      <style:text-properties fo:language="en" fo:country="US" officeooo:rsid="00ba66fb" fo:background-color="#ffff99" loext:char-shading-value="0"/>
    </style:style>
    <style:style style:name="T25" style:family="text">
      <style:text-properties fo:language="en" fo:country="US" style:language-asian="zh" style:country-asian="CN" style:language-complex="hi" style:country-complex="IN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en" fo:country="US"/>
    </style:style>
    <style:style style:name="T28" style:family="text">
      <style:text-properties style:text-position="super 58%" fo:language="en" fo:country="US" style:font-weight-complex="bold"/>
    </style:style>
    <style:style style:name="T29" style:family="text">
      <style:text-properties style:text-position="super 58%" fo:language="en" fo:country="US" officeooo:rsid="00b9a465"/>
    </style:style>
    <style:style style:name="T30" style:family="text">
      <style:text-properties style:text-position="super 58%" fo:language="en" fo:country="US" officeooo:rsid="00bc4af1"/>
    </style:style>
    <style:style style:name="T31" style:family="text">
      <style:text-properties style:text-position="super 58%" fo:language="en" fo:country="US" style:font-size-complex="14pt"/>
    </style:style>
    <style:style style:name="T32" style:family="text">
      <style:text-properties style:text-position="super 58%" fo:language="en" fo:country="US" fo:background-color="#ffff99" loext:char-shading-value="0"/>
    </style:style>
    <style:style style:name="T33" style:family="text">
      <style:text-properties style:text-position="super 58%" fo:language="en" fo:country="US" officeooo:rsid="00ba66fb" fo:background-color="#ffff99" loext:char-shading-value="0"/>
    </style:style>
    <style:style style:name="T34" style:family="text">
      <style:text-properties style:text-position="super 58%" style:font-name="Times New Roman" style:font-name-complex="Times New Roman1"/>
    </style:style>
    <style:style style:name="T35" style:family="text">
      <style:text-properties style:text-position="super 58%" style:font-name="Times New Roman" fo:language="en" fo:country="US" style:font-size-complex="14pt"/>
    </style:style>
    <style:style style:name="T36" style:family="text">
      <style:text-properties style:text-position="super 58%" style:font-name-asian="Times New Roman1" style:font-name-complex="Times New Roman1"/>
    </style:style>
    <style:style style:name="T37" style:family="text">
      <style:text-properties style:text-position="super 58%" officeooo:rsid="002b20d4"/>
    </style:style>
    <style:style style:name="T38" style:family="text">
      <style:text-properties style:text-position="super 58%" fo:font-weight="bold" style:font-weight-asian="bold" style:font-name-complex="Arial"/>
    </style:style>
    <style:style style:name="T39" style:family="text">
      <style:text-properties style:text-position="super 58%" fo:font-weight="bold" officeooo:rsid="001c03c4" style:font-weight-asian="bold" style:font-name-complex="Arial"/>
    </style:style>
    <style:style style:name="T40" style:family="text">
      <style:text-properties style:text-position="super 58%" fo:background-color="#ffcc00" loext:char-shading-value="0"/>
    </style:style>
    <style:style style:name="T41" style:family="text">
      <style:text-properties style:text-position="super 58%" fo:font-size="14pt" fo:language="en" fo:country="US" style:font-size-asian="14pt" style:font-size-complex="14pt"/>
    </style:style>
    <style:style style:name="T42" style:family="text">
      <style:text-properties style:text-position="super 58%" fo:font-size="14pt" style:font-size-asian="14pt" style:font-size-complex="14pt"/>
    </style:style>
    <style:style style:name="T43" style:family="text">
      <style:text-properties style:text-position="super 58%" fo:background-color="#ffff99" loext:char-shading-value="0"/>
    </style:style>
    <style:style style:name="T44" style:family="text">
      <style:text-properties style:text-position="super 58%" officeooo:rsid="0104a74b" fo:background-color="#ffff99" loext:char-shading-value="0"/>
    </style:style>
    <style:style style:name="T45" style:family="text">
      <style:text-properties style:text-position="super 58%" officeooo:rsid="008d8a60"/>
    </style:style>
    <style:style style:name="T46" style:family="text">
      <style:text-properties style:text-position="super 58%" officeooo:rsid="006bc7a5"/>
    </style:style>
    <style:style style:name="T47" style:family="text">
      <style:text-properties style:font-name="Times New Roman" style:font-name-complex="Times New Roman1"/>
    </style:style>
    <style:style style:name="T48" style:family="text">
      <style:text-properties style:font-name="Times New Roman" fo:language="en" fo:country="US" style:font-name-complex="Times New Roman1"/>
    </style:style>
    <style:style style:name="T49" style:family="text">
      <style:text-properties style:font-name="Times New Roman" fo:language="en" fo:country="US" style:font-name-complex="Times New Roman1" style:font-weight-complex="bold"/>
    </style:style>
    <style:style style:name="T50" style:family="text">
      <style:text-properties style:font-name="Times New Roman" fo:language="en" fo:country="US" fo:font-weight="bold" style:font-weight-asian="bold" style:font-name-complex="Times New Roman1"/>
    </style:style>
    <style:style style:name="T51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52" style:family="text">
      <style:text-properties style:font-name="Times New Roman" fo:language="en" fo:country="US" fo:font-weight="bold" style:font-weight-asian="bold" style:font-size-complex="14pt"/>
    </style:style>
    <style:style style:name="T53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54" style:family="text">
      <style:text-properties style:font-name="Times New Roman" fo:language="en" fo:country="US" style:font-size-complex="14pt"/>
    </style:style>
    <style:style style:name="T55" style:family="text">
      <style:text-properties style:font-name="Times New Roman" fo:language="en" fo:country="US" fo:font-style="italic" style:font-style-asian="italic" style:font-name-complex="Times New Roman1"/>
    </style:style>
    <style:style style:name="T56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57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58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59" style:family="text">
      <style:text-properties style:font-name="Times New Roman" fo:font-weight="bold" style:font-weight-asian="bold" style:font-name-complex="Times New Roman1"/>
    </style:style>
    <style:style style:name="T60" style:family="text">
      <style:text-properties style:font-name="Times New Roman" fo:font-weight="bold" style:font-weight-asian="bold" style:font-size-complex="14pt"/>
    </style:style>
    <style:style style:name="T61" style:family="text">
      <style:text-properties style:font-name="Times New Roman" style:font-size-complex="14pt"/>
    </style:style>
    <style:style style:name="T62" style:family="text">
      <style:text-properties style:font-name="Times New Roman" fo:font-weight="normal" style:font-weight-asian="normal" style:font-name-complex="Times New Roman1" style:font-weight-complex="normal"/>
    </style:style>
    <style:style style:name="T63" style:family="text">
      <style:text-properties style:font-name="Times New Roman" fo:font-size="12pt" fo:language="en" fo:country="US" fo:background-color="#ffff00" loext:char-shading-value="0" style:font-size-asian="12pt" style:font-name-complex="Times New Roman1" style:font-size-complex="12pt"/>
    </style:style>
    <style:style style:name="T64" style:family="text">
      <style:text-properties style:font-name="Times New Roman" officeooo:rsid="00e83e94" fo:background-color="#ffff99" loext:char-shading-value="0" style:font-name-complex="Times New Roman1"/>
    </style:style>
    <style:style style:name="T65" style:family="text">
      <style:text-properties style:text-position="sub 58%"/>
    </style:style>
    <style:style style:name="T66" style:family="text">
      <style:text-properties style:text-position="sub 58%" style:font-name="Times New Roman" style:font-name-complex="Times New Roman1"/>
    </style:style>
    <style:style style:name="T67" style:family="text">
      <style:text-properties style:text-position="sub 58%" style:font-name="Times New Roman" fo:language="en" fo:country="US" style:font-size-complex="14pt"/>
    </style:style>
    <style:style style:name="T68" style:family="text">
      <style:text-properties style:text-position="sub 58%" style:font-name-asian="Times New Roman1" style:font-name-complex="Times New Roman1"/>
    </style:style>
    <style:style style:name="T69" style:family="text">
      <style:text-properties style:text-position="sub 58%" fo:language="en" fo:country="US"/>
    </style:style>
    <style:style style:name="T70" style:family="text">
      <style:text-properties style:text-position="sub 58%" fo:language="en" fo:country="US" style:font-name-asian="Times New Roman1" style:font-name-complex="Times New Roman1"/>
    </style:style>
    <style:style style:name="T71" style:family="text">
      <style:text-properties style:text-position="sub 58%" fo:language="en" fo:country="US" style:font-size-complex="14pt"/>
    </style:style>
    <style:style style:name="T72" style:family="text">
      <style:text-properties style:text-position="sub 58%" officeooo:rsid="00704abd"/>
    </style:style>
    <style:style style:name="T73" style:family="text">
      <style:text-properties style:text-position="sub 58%" fo:font-size="10pt" style:font-size-asian="10pt" style:font-size-complex="10pt"/>
    </style:style>
    <style:style style:name="T74" style:family="text">
      <style:text-properties style:text-position="sub 58%" fo:font-size="10pt" officeooo:rsid="00704abd" style:font-size-asian="10pt" style:font-size-complex="10pt"/>
    </style:style>
    <style:style style:name="T75" style:family="text">
      <style:text-properties style:text-position="sub 58%" officeooo:rsid="007243e4"/>
    </style:style>
    <style:style style:name="T76" style:family="text">
      <style:text-properties style:text-position="sub 58%" officeooo:rsid="00708289"/>
    </style:style>
    <style:style style:name="T77" style:family="text">
      <style:text-properties style:text-position="sub 58%" officeooo:rsid="00909198"/>
    </style:style>
    <style:style style:name="T78" style:family="text">
      <style:text-properties style:text-position="sub 58%" officeooo:rsid="00914366"/>
    </style:style>
    <style:style style:name="T79" style:family="text">
      <style:text-properties style:text-position="sub 58%" officeooo:rsid="0093897a"/>
    </style:style>
    <style:style style:name="T80" style:family="text">
      <style:text-properties style:text-position="sub 58%" officeooo:rsid="00eb2cc5" fo:background-color="#ffff99" loext:char-shading-value="0"/>
    </style:style>
    <style:style style:name="T81" style:family="text">
      <style:text-properties style:text-position="sub 58%" officeooo:rsid="0104a74b" fo:background-color="#ffff99" loext:char-shading-value="0"/>
    </style:style>
    <style:style style:name="T82" style:family="text">
      <style:text-properties style:text-position="sub 58%" officeooo:rsid="006bc7a5"/>
    </style:style>
    <style:style style:name="T83" style:family="text">
      <style:text-properties style:text-position="sub 58%" officeooo:rsid="015ee6cc"/>
    </style:style>
    <style:style style:name="T84" style:family="text">
      <style:text-properties style:font-name="Symbol" style:font-name-complex="Times New Roman1"/>
    </style:style>
    <style:style style:name="T85" style:family="text">
      <style:text-properties style:font-name="Symbol" fo:language="en" fo:country="US" style:font-name-asian="Times New Roman1" style:font-name-complex="Times New Roman1"/>
    </style:style>
    <style:style style:name="T86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87" style:family="text">
      <style:text-properties style:font-name="Symbol" fo:font-size="10pt" style:font-size-asian="10pt" style:font-name-complex="Symbol1" style:font-size-complex="10pt"/>
    </style:style>
    <style:style style:name="T88" style:family="text">
      <style:text-properties fo:font-weight="bold" style:font-weight-asian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123e01a" style:font-weight-asian="bold" style:font-weight-complex="bold"/>
    </style:style>
    <style:style style:name="T91" style:family="text">
      <style:text-properties fo:font-weight="bold" officeooo:rsid="017ee38e" style:font-weight-asian="bold" style:font-weight-complex="bold"/>
    </style:style>
    <style:style style:name="T92" style:family="text">
      <style:text-properties fo:font-weight="bold" officeooo:rsid="003081d0" style:font-weight-asian="bold"/>
    </style:style>
    <style:style style:name="T93" style:family="text">
      <style:text-properties fo:font-weight="bold" style:font-weight-asian="bold" style:font-name-complex="Arial"/>
    </style:style>
    <style:style style:name="T94" style:family="text">
      <style:text-properties fo:font-weight="bold" officeooo:rsid="001c03c4" style:font-weight-asian="bold" style:font-name-complex="Arial"/>
    </style:style>
    <style:style style:name="T95" style:family="text">
      <style:text-properties fo:font-weight="bold" officeooo:rsid="00ac1ebb" style:font-weight-asian="bold"/>
    </style:style>
    <style:style style:name="T96" style:family="text">
      <style:text-properties fo:font-weight="bold" officeooo:rsid="00e2bcf2" style:font-weight-asian="bold"/>
    </style:style>
    <style:style style:name="T97" style:family="text">
      <style:text-properties fo:font-weight="bold" officeooo:rsid="00f0a12d" style:font-weight-asian="bold"/>
    </style:style>
    <style:style style:name="T98" style:family="text">
      <style:text-properties fo:font-weight="bold" officeooo:rsid="005e9a96" style:font-weight-asian="bold"/>
    </style:style>
    <style:style style:name="T99" style:family="text">
      <style:text-properties fo:font-weight="bold" fo:background-color="#ffff99" loext:char-shading-value="0" style:font-weight-asian="bold"/>
    </style:style>
    <style:style style:name="T100" style:family="text">
      <style:text-properties fo:font-weight="bold" officeooo:rsid="00fadd3e" fo:background-color="#ffff99" loext:char-shading-value="0" style:font-weight-asian="bold" style:font-weight-complex="bold"/>
    </style:style>
    <style:style style:name="T101" style:family="text">
      <style:text-properties fo:font-weight="bold" officeooo:rsid="016b1aed" fo:background-color="#ffff99" loext:char-shading-value="0" style:font-weight-asian="bold" style:font-weight-complex="bold"/>
    </style:style>
    <style:style style:name="T102" style:family="text">
      <style:text-properties style:font-weight-complex="bold"/>
    </style:style>
    <style:style style:name="T103" style:family="text">
      <style:text-properties style:font-name-asian="Times New Roman1" style:font-name-complex="Times New Roman1"/>
    </style:style>
    <style:style style:name="T104" style:family="text">
      <style:text-properties fo:font-style="italic" style:font-style-asian="italic"/>
    </style:style>
    <style:style style:name="T10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6" style:family="text">
      <style:text-properties fo:font-style="italic" fo:font-weight="bold" style:font-name-asian="Liberation Serif2" style:font-style-asian="italic" style:font-weight-asian="bold" style:font-name-complex="Liberation Serif2" style:font-style-complex="italic" style:font-weight-complex="bold"/>
    </style:style>
    <style:style style:name="T107" style:family="text">
      <style:text-properties style:font-name-asian="Liberation Serif2" style:font-name-complex="Liberation Serif2"/>
    </style:style>
    <style:style style:name="T108" style:family="text">
      <style:text-properties style:font-name="Standard Symbols L" style:font-name-complex="Standard Symbols L2"/>
    </style:style>
    <style:style style:name="T109" style:family="text">
      <style:text-properties style:font-name="Standard Symbols L" fo:font-size="10pt" style:font-size-asian="10pt" style:font-name-complex="Standard Symbols L2" style:font-size-complex="10pt"/>
    </style:style>
    <style:style style:name="T110" style:family="text">
      <style:text-properties style:font-name="Standard Symbols L" fo:language="en" fo:country="US" style:font-name-complex="Standard Symbols L2"/>
    </style:style>
    <style:style style:name="T111" style:family="text">
      <style:text-properties officeooo:rsid="00190d87"/>
    </style:style>
    <style:style style:name="T112" style:family="text">
      <style:text-properties style:text-position="0% 100%"/>
    </style:style>
    <style:style style:name="T113" style:family="text">
      <style:text-properties style:text-position="0% 100%" officeooo:rsid="00704abd"/>
    </style:style>
    <style:style style:name="T114" style:family="text">
      <style:text-properties style:text-position="0% 100%" fo:font-size="10pt" style:font-size-asian="10pt" style:font-size-complex="10pt"/>
    </style:style>
    <style:style style:name="T115" style:family="text">
      <style:text-properties style:text-position="0% 100%" fo:font-size="10pt" officeooo:rsid="00704abd" style:font-size-asian="10pt" style:font-size-complex="10pt"/>
    </style:style>
    <style:style style:name="T116" style:family="text">
      <style:text-properties style:text-position="0% 100%" officeooo:rsid="00708289"/>
    </style:style>
    <style:style style:name="T117" style:family="text">
      <style:text-properties style:text-position="0% 100%" style:font-name="Standard Symbols L" fo:language="en" fo:country="US" officeooo:rsid="00708289" style:font-name-complex="Standard Symbols L2"/>
    </style:style>
    <style:style style:name="T118" style:family="text">
      <style:text-properties style:text-position="0% 100%" officeooo:rsid="0096b9c4"/>
    </style:style>
    <style:style style:name="T119" style:family="text">
      <style:text-properties style:text-position="0% 100%" officeooo:rsid="006bc7a5"/>
    </style:style>
    <style:style style:name="T120" style:family="text">
      <style:text-properties style:text-position="0% 100%" officeooo:rsid="006e6ba1"/>
    </style:style>
    <style:style style:name="T121" style:family="text">
      <style:text-properties style:text-position="0% 100%" officeooo:rsid="038e31fe"/>
    </style:style>
    <style:style style:name="T122" style:family="text">
      <style:text-properties fo:color="#009900" fo:font-weight="bold" officeooo:rsid="0114966f" style:font-weight-asian="bold" style:font-weight-complex="bold"/>
    </style:style>
    <style:style style:name="T123" style:family="text">
      <style:text-properties fo:color="#009900" officeooo:rsid="00925906"/>
    </style:style>
    <style:style style:name="T124" style:family="text">
      <style:text-properties officeooo:rsid="00292ec9"/>
    </style:style>
    <style:style style:name="T125" style:family="text">
      <style:text-properties officeooo:rsid="002b20d4"/>
    </style:style>
    <style:style style:name="T126" style:family="text">
      <style:text-properties officeooo:rsid="003081d0"/>
    </style:style>
    <style:style style:name="T127" style:family="text">
      <style:text-properties officeooo:rsid="0033e9f4"/>
    </style:style>
    <style:style style:name="T128" style:family="text">
      <style:text-properties fo:color="#000000"/>
    </style:style>
    <style:style style:name="T129" style:family="text">
      <style:text-properties fo:color="#000000" fo:language="en" fo:country="US" fo:font-weight="normal" style:font-weight-asian="normal" style:font-weight-complex="normal"/>
    </style:style>
    <style:style style:name="T130" style:family="text">
      <style:text-properties fo:color="#000000" fo:language="en" fo:country="US" fo:font-weight="normal" officeooo:rsid="002774dc" style:font-weight-asian="normal" style:font-weight-complex="normal"/>
    </style:style>
    <style:style style:name="T131" style:family="text">
      <style:text-properties fo:color="#000000" fo:language="en" fo:country="US" fo:font-weight="normal" officeooo:rsid="00f2db0b" style:font-weight-asian="normal" style:font-weight-complex="normal"/>
    </style:style>
    <style:style style:name="T132" style:family="text">
      <style:text-properties fo:color="#000000" fo:language="en" fo:country="US" fo:font-weight="normal" officeooo:rsid="00f2db0b" fo:background-color="#ffff99" loext:char-shading-value="0" style:font-weight-asian="normal" style:font-weight-complex="normal"/>
    </style:style>
    <style:style style:name="T133" style:family="text">
      <style:text-properties fo:color="#000000" fo:language="en" fo:country="US" fo:font-weight="bold" style:font-weight-asian="bold"/>
    </style:style>
    <style:style style:name="T134" style:family="text">
      <style:text-properties fo:color="#000000" fo:language="en" fo:country="US" fo:font-weight="bold" officeooo:rsid="00f2db0b" fo:background-color="#ffff99" loext:char-shading-value="0" style:font-weight-asian="bold"/>
    </style:style>
    <style:style style:name="T135" style:family="text">
      <style:text-properties fo:color="#000000" fo:font-weight="normal" officeooo:rsid="00f2db0b" style:font-weight-asian="normal" style:font-weight-complex="normal"/>
    </style:style>
    <style:style style:name="T136" style:family="text">
      <style:text-properties fo:color="#000000" fo:font-weight="normal" officeooo:rsid="00b15a19" style:font-weight-asian="normal" style:font-weight-complex="normal"/>
    </style:style>
    <style:style style:name="T137" style:family="text">
      <style:text-properties fo:color="#000000" fo:font-weight="normal" officeooo:rsid="0123e01a" style:font-weight-asian="normal" style:font-weight-complex="normal"/>
    </style:style>
    <style:style style:name="T138" style:family="text">
      <style:text-properties fo:color="#000000" fo:font-weight="normal" officeooo:rsid="01241afd" style:font-weight-asian="normal" style:font-weight-complex="normal"/>
    </style:style>
    <style:style style:name="T139" style:family="text">
      <style:text-properties fo:color="#000000" fo:font-weight="normal" officeooo:rsid="0171d042" style:font-weight-asian="normal" style:font-weight-complex="normal"/>
    </style:style>
    <style:style style:name="T140" style:family="text">
      <style:text-properties fo:color="#000000" fo:font-weight="normal" officeooo:rsid="0179aec4" style:font-weight-asian="normal" style:font-weight-complex="normal"/>
    </style:style>
    <style:style style:name="T141" style:family="text">
      <style:text-properties fo:color="#000000" fo:font-weight="normal" officeooo:rsid="017d01f0" style:font-weight-asian="normal" style:font-weight-complex="normal"/>
    </style:style>
    <style:style style:name="T142" style:family="text">
      <style:text-properties fo:color="#000000" fo:font-weight="normal" officeooo:rsid="00f2db0b" fo:background-color="#ffff99" loext:char-shading-value="0" style:font-weight-asian="normal" style:font-weight-complex="normal"/>
    </style:style>
    <style:style style:name="T143" style:family="text">
      <style:text-properties fo:color="#000000" fo:language="ru" fo:country="RU" fo:font-weight="normal" officeooo:rsid="02e5f278" style:font-name-asian="Times New Roman1" style:language-asian="zh" style:country-asian="CN" style:font-weight-asian="normal" style:language-complex="hi" style:country-complex="IN" style:font-weight-complex="normal"/>
    </style:style>
    <style:style style:name="T144" style:family="text">
      <style:text-properties fo:color="#000000" fo:language="ru" fo:country="RU" fo:font-weight="normal" officeooo:rsid="032d1c0a" style:font-name-asian="Times New Roman1" style:language-asian="zh" style:country-asian="CN" style:font-weight-asian="normal" style:language-complex="hi" style:country-complex="IN" style:font-weight-complex="normal"/>
    </style:style>
    <style:style style:name="T145" style:family="text">
      <style:text-properties fo:color="#000000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46" style:family="text">
      <style:text-properties fo:color="#000000" style:font-name="Liberation Serif1" fo:language="en" fo:country="US" fo:font-weight="normal" officeooo:rsid="00d055e1" fo:background-color="#ffff00" loext:char-shading-value="0" style:font-weight-asian="normal" style:font-size-complex="14pt" style:font-weight-complex="normal"/>
    </style:style>
    <style:style style:name="T147" style:family="text">
      <style:text-properties fo:color="#000000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48" style:family="text">
      <style:text-properties fo:color="#000000" style:font-name="Liberation Serif1" fo:font-weight="normal" fo:background-color="#ffff00" loext:char-shading-value="0" style:font-weight-asian="normal" style:font-size-complex="14pt" style:font-weight-complex="normal"/>
    </style:style>
    <style:style style:name="T149" style:family="text">
      <style:text-properties fo:color="#000000" style:font-name="Liberation Serif1" fo:font-weight="normal" officeooo:rsid="00cf2496" fo:background-color="#ffff00" loext:char-shading-value="0" style:font-weight-asian="normal" style:font-size-complex="14pt" style:font-weight-complex="normal"/>
    </style:style>
    <style:style style:name="T150" style:family="text">
      <style:text-properties fo:color="#000000" style:text-position="sub 58%"/>
    </style:style>
    <style:style style:name="T151" style:family="text">
      <style:text-properties fo:color="#000000" style:text-position="sub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2" style:family="text">
      <style:text-properties fo:color="#000000" style:text-position="sub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3" style:family="text">
      <style:text-properties fo:color="#000000" style:text-position="sub 58%" fo:language="en" fo:country="US" officeooo:rsid="015ee6cc" style:language-asian="zh" style:country-asian="CN" style:language-complex="hi" style:country-complex="IN"/>
    </style:style>
    <style:style style:name="T154" style:family="text">
      <style:text-properties fo:color="#000000" style:text-position="sub 58%" style:font-name="Times New Roman" fo:language="en" fo:country="US" officeooo:rsid="0179aec4" style:font-size-complex="14pt"/>
    </style:style>
    <style:style style:name="T155" style:family="text">
      <style:text-properties fo:color="#000000" style:text-position="sub 58%" officeooo:rsid="01345132"/>
    </style:style>
    <style:style style:name="T156" style:family="text">
      <style:text-properties fo:color="#000000" style:text-position="super 58%"/>
    </style:style>
    <style:style style:name="T157" style:family="text">
      <style:text-properties fo:color="#000000" style:text-position="super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8" style:family="text">
      <style:text-properties fo:color="#000000" style:text-position="super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9" style:family="text">
      <style:text-properties fo:color="#000000" style:text-position="super 58%" style:font-name="Times New Roman" fo:language="en" fo:country="US" officeooo:rsid="0179aec4" style:font-size-complex="14pt"/>
    </style:style>
    <style:style style:name="T160" style:family="text">
      <style:text-properties fo:color="#000000" officeooo:rsid="0023b0bf"/>
    </style:style>
    <style:style style:name="T161" style:family="text">
      <style:text-properties fo:color="#000000" fo:font-weight="bold" style:font-weight-asian="bold"/>
    </style:style>
    <style:style style:name="T162" style:family="text">
      <style:text-properties fo:color="#000000" fo:font-weight="bold" officeooo:rsid="0023b0bf" style:font-weight-asian="bold" style:font-weight-complex="bold"/>
    </style:style>
    <style:style style:name="T163" style:family="text">
      <style:text-properties fo:color="#000000" fo:font-weight="bold" officeooo:rsid="00dbc42a" style:font-weight-asian="bold" style:font-weight-complex="bold"/>
    </style:style>
    <style:style style:name="T164" style:family="text">
      <style:text-properties fo:color="#000000" fo:font-weight="bold" officeooo:rsid="00b03cfa" style:font-weight-asian="bold" style:font-weight-complex="bold"/>
    </style:style>
    <style:style style:name="T165" style:family="text">
      <style:text-properties fo:color="#000000" fo:font-weight="bold" officeooo:rsid="01345132" style:font-weight-asian="bold" style:font-weight-complex="bold"/>
    </style:style>
    <style:style style:name="T166" style:family="text">
      <style:text-properties fo:color="#000000" fo:font-weight="bold" officeooo:rsid="00f2db0b" style:font-weight-asian="bold"/>
    </style:style>
    <style:style style:name="T167" style:family="text">
      <style:text-properties fo:color="#000000" fo:font-weight="bold" officeooo:rsid="00f2db0b" fo:background-color="#ffff99" loext:char-shading-value="0" style:font-weight-asian="bold"/>
    </style:style>
    <style:style style:name="T168" style:family="text">
      <style:text-properties fo:color="#000000" officeooo:rsid="00dbc42a"/>
    </style:style>
    <style:style style:name="T169" style:family="text">
      <style:text-properties fo:color="#000000" officeooo:rsid="0056536d"/>
    </style:style>
    <style:style style:name="T170" style:family="text">
      <style:text-properties fo:color="#000000" style:font-name="Symbol" fo:font-size="10pt" officeooo:rsid="0056536d" style:font-size-asian="10pt" style:font-name-complex="Symbol1" style:font-size-complex="10pt"/>
    </style:style>
    <style:style style:name="T171" style:family="text">
      <style:text-properties fo:color="#000000" style:font-name="Times New Roman" officeooo:rsid="0056536d" style:font-name-complex="Times New Roman1"/>
    </style:style>
    <style:style style:name="T172" style:family="text">
      <style:text-properties fo:color="#000000" style:font-name="Times New Roman" officeooo:rsid="00e83e94" style:font-name-complex="Times New Roman1"/>
    </style:style>
    <style:style style:name="T173" style:family="text">
      <style:text-properties fo:color="#000000" style:font-name="Times New Roman" fo:language="en" fo:country="US" officeooo:rsid="0179aec4" style:font-size-complex="14pt"/>
    </style:style>
    <style:style style:name="T174" style:family="text">
      <style:text-properties fo:color="#000000" style:font-name="Times New Roman" fo:language="en" fo:country="US" fo:font-weight="bold" officeooo:rsid="0179aec4" style:font-weight-asian="bold" style:font-size-complex="14pt"/>
    </style:style>
    <style:style style:name="T175" style:family="text">
      <style:text-properties fo:color="#000000" style:font-name="Times New Roman" officeooo:rsid="0179aec4" style:font-size-complex="14pt"/>
    </style:style>
    <style:style style:name="T176" style:family="text">
      <style:text-properties fo:color="#000000" officeooo:rsid="0028e98e"/>
    </style:style>
    <style:style style:name="T177" style:family="text">
      <style:text-properties fo:color="#000000" officeooo:rsid="002774dc"/>
    </style:style>
    <style:style style:name="T178" style:family="text">
      <style:text-properties fo:color="#000000" fo:background-color="#ffff99" loext:char-shading-value="0"/>
    </style:style>
    <style:style style:name="T179" style:family="text">
      <style:text-properties fo:color="#000000" officeooo:rsid="00f00afb" fo:background-color="#ffff99" loext:char-shading-value="0"/>
    </style:style>
    <style:style style:name="T180" style:family="text">
      <style:text-properties fo:color="#000000" officeooo:rsid="00f2db0b" fo:background-color="#ffff99" loext:char-shading-value="0"/>
    </style:style>
    <style:style style:name="T181" style:family="text">
      <style:text-properties fo:color="#000000" officeooo:rsid="002774dc" fo:background-color="#ffff99" loext:char-shading-value="0"/>
    </style:style>
    <style:style style:name="T182" style:family="text">
      <style:text-properties fo:color="#000000" officeooo:rsid="00f526cd" fo:background-color="#ffff99" loext:char-shading-value="0"/>
    </style:style>
    <style:style style:name="T183" style:family="text">
      <style:text-properties fo:color="#000000" officeooo:rsid="00fffa16" fo:background-color="#ffff99" loext:char-shading-value="0"/>
    </style:style>
    <style:style style:name="T184" style:family="text">
      <style:text-properties fo:color="#000000" officeooo:rsid="00f2db0b"/>
    </style:style>
    <style:style style:name="T185" style:family="text">
      <style:text-properties fo:color="#000000" fo:background-color="transparent" loext:char-shading-value="0"/>
    </style:style>
    <style:style style:name="T186" style:family="text">
      <style:text-properties fo:color="#000000" officeooo:rsid="005cd79c" fo:background-color="transparent" loext:char-shading-value="0"/>
    </style:style>
    <style:style style:name="T187" style:family="text">
      <style:text-properties fo:color="#000000" officeooo:rsid="005e9a96" fo:background-color="transparent" loext:char-shading-value="0"/>
    </style:style>
    <style:style style:name="T188" style:family="text">
      <style:text-properties fo:color="#000000" officeooo:rsid="008bbda5" fo:background-color="transparent" loext:char-shading-value="0"/>
    </style:style>
    <style:style style:name="T189" style:family="text">
      <style:text-properties fo:color="#000000" officeooo:rsid="00b03cfa"/>
    </style:style>
    <style:style style:name="T190" style:family="text">
      <style:text-properties fo:color="#000000" officeooo:rsid="00b37d30"/>
    </style:style>
    <style:style style:name="T191" style:family="text">
      <style:text-properties fo:color="#000000" officeooo:rsid="0123e01a"/>
    </style:style>
    <style:style style:name="T192" style:family="text">
      <style:text-properties fo:color="#000000" officeooo:rsid="0033e9f4"/>
    </style:style>
    <style:style style:name="T193" style:family="text">
      <style:text-properties fo:color="#000000" officeooo:rsid="01241afd"/>
    </style:style>
    <style:style style:name="T194" style:family="text">
      <style:text-properties fo:color="#000000" officeooo:rsid="0126ce21"/>
    </style:style>
    <style:style style:name="T195" style:family="text">
      <style:text-properties fo:color="#000000" officeooo:rsid="012b35a5"/>
    </style:style>
    <style:style style:name="T196" style:family="text">
      <style:text-properties fo:color="#000000" officeooo:rsid="01345132"/>
    </style:style>
    <style:style style:name="T197" style:family="text">
      <style:text-properties fo:color="#000000" style:font-name="Standard Symbols L1" fo:font-size="10pt" officeooo:rsid="01345132" style:font-size-asian="10pt" style:font-size-complex="10pt"/>
    </style:style>
    <style:style style:name="T198" style:family="text">
      <style:text-properties fo:color="#000000" officeooo:rsid="013b1180"/>
    </style:style>
    <style:style style:name="T199" style:family="text">
      <style:text-properties fo:color="#000000" style:text-position="0% 100%"/>
    </style:style>
    <style:style style:name="T200" style:family="text">
      <style:text-properties fo:color="#000000" style:text-position="0% 100%" officeooo:rsid="013d4c35"/>
    </style:style>
    <style:style style:name="T201" style:family="text">
      <style:text-properties fo:color="#000000" style:text-position="0% 100%" fo:language="en" fo:country="US" officeooo:rsid="013b1180" style:language-asian="zh" style:country-asian="CN" style:language-complex="hi" style:country-complex="IN"/>
    </style:style>
    <style:style style:name="T202" style:family="text">
      <style:text-properties fo:color="#000000" style:text-position="0% 100%" fo:language="en" fo:country="US" officeooo:rsid="015ee6cc" style:language-asian="zh" style:country-asian="CN" style:language-complex="hi" style:country-complex="IN"/>
    </style:style>
    <style:style style:name="T203" style:family="text">
      <style:text-properties fo:color="#000000" style:text-position="0% 100%" fo:language="en" fo:country="US" officeooo:rsid="01613eb2" style:language-asian="zh" style:country-asian="CN" style:language-complex="hi" style:country-complex="IN"/>
    </style:style>
    <style:style style:name="T204" style:family="text">
      <style:text-properties fo:color="#000000" style:text-position="0% 100%" fo:language="en" fo:country="US" officeooo:rsid="0179aec4" style:language-asian="zh" style:country-asian="CN" style:language-complex="hi" style:country-complex="IN"/>
    </style:style>
    <style:style style:name="T205" style:family="text">
      <style:text-properties fo:color="#000000" style:text-position="0% 100%" officeooo:rsid="017b3237"/>
    </style:style>
    <style:style style:name="T206" style:family="text">
      <style:text-properties fo:color="#000000" officeooo:rsid="015e892d"/>
    </style:style>
    <style:style style:name="T207" style:family="text">
      <style:text-properties fo:color="#000000" officeooo:rsid="01293055"/>
    </style:style>
    <style:style style:name="T208" style:family="text">
      <style:text-properties fo:color="#000000" officeooo:rsid="017d01f0"/>
    </style:style>
    <style:style style:name="T209" style:family="text">
      <style:text-properties fo:color="#000000" officeooo:rsid="0180c4ce"/>
    </style:style>
    <style:style style:name="T210" style:family="text">
      <style:text-properties officeooo:rsid="00708289"/>
    </style:style>
    <style:style style:name="T211" style:family="text">
      <style:text-properties officeooo:rsid="0071d582"/>
    </style:style>
    <style:style style:name="T212" style:family="text">
      <style:text-properties officeooo:rsid="0082ba03"/>
    </style:style>
    <style:style style:name="T213" style:family="text">
      <style:text-properties fo:background-color="#ffcc00" loext:char-shading-value="0"/>
    </style:style>
    <style:style style:name="T214" style:family="text">
      <style:text-properties officeooo:rsid="0084f2b0"/>
    </style:style>
    <style:style style:name="T215" style:family="text">
      <style:text-properties officeooo:rsid="0086b858"/>
    </style:style>
    <style:style style:name="T216" style:family="text">
      <style:text-properties style:font-name="Standard Symbols L1" fo:font-size="8pt" officeooo:rsid="00c8ffca" style:font-size-asian="8pt" style:font-size-complex="8pt"/>
    </style:style>
    <style:style style:name="T217" style:family="text">
      <style:text-properties style:font-name="Standard Symbols L1" fo:font-size="8pt" officeooo:rsid="008724d0" style:font-size-asian="8pt" style:font-size-complex="8pt"/>
    </style:style>
    <style:style style:name="T218" style:family="text">
      <style:text-properties style:font-name="Standard Symbols L1" fo:font-size="8pt" fo:font-weight="bold" officeooo:rsid="00c8ffca" style:font-size-asian="8pt" style:font-weight-asian="bold" style:font-name-complex="Arial" style:font-size-complex="8pt"/>
    </style:style>
    <style:style style:name="T219" style:family="text">
      <style:text-properties style:font-name="Standard Symbols L1" officeooo:rsid="008724d0"/>
    </style:style>
    <style:style style:name="T220" style:family="text">
      <style:text-properties officeooo:rsid="00896664"/>
    </style:style>
    <style:style style:name="T221" style:family="text">
      <style:text-properties officeooo:rsid="00909198"/>
    </style:style>
    <style:style style:name="T222" style:family="text">
      <style:text-properties officeooo:rsid="0093897a"/>
    </style:style>
    <style:style style:name="T223" style:family="text">
      <style:text-properties officeooo:rsid="0096af40"/>
    </style:style>
    <style:style style:name="T224" style:family="text">
      <style:text-properties officeooo:rsid="00a74f19"/>
    </style:style>
    <style:style style:name="T225" style:family="text">
      <style:text-properties officeooo:rsid="00b5eada"/>
    </style:style>
    <style:style style:name="T226" style:family="text">
      <style:text-properties officeooo:rsid="00bc4af1"/>
    </style:style>
    <style:style style:name="T227" style:family="text">
      <style:text-properties officeooo:rsid="0297423a"/>
    </style:style>
    <style:style style:name="T228" style:family="text">
      <style:text-properties officeooo:rsid="03c7269f"/>
    </style:style>
    <style:style style:name="T229" style:family="text">
      <style:text-properties officeooo:rsid="03cb77c1"/>
    </style:style>
    <style:style style:name="T230" style:family="text">
      <style:text-properties officeooo:rsid="00bd78bf"/>
    </style:style>
    <style:style style:name="T231" style:family="text">
      <style:text-properties fo:background-color="#ffffff" loext:char-shading-value="0"/>
    </style:style>
    <style:style style:name="T232" style:family="text">
      <style:text-properties officeooo:rsid="00c1a756"/>
    </style:style>
    <style:style style:name="T233" style:family="text">
      <style:text-properties officeooo:rsid="00c4ae8c"/>
    </style:style>
    <style:style style:name="T234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235" style:family="text">
      <style:text-properties fo:language="ru" fo:country="RU" fo:font-weight="bold" officeooo:rsid="00c4ae8c" style:language-asian="zh" style:country-asian="CN" style:font-weight-asian="bold" style:language-complex="hi" style:country-complex="IN" style:font-weight-complex="bold"/>
    </style:style>
    <style:style style:name="T236" style:family="text">
      <style:text-properties fo:background-color="#ffff00" loext:char-shading-value="0"/>
    </style:style>
    <style:style style:name="T237" style:family="text">
      <style:text-properties officeooo:rsid="00d3f8bd" fo:background-color="#ffff00" loext:char-shading-value="0"/>
    </style:style>
    <style:style style:name="T238" style:family="text">
      <style:text-properties officeooo:rsid="00fdb80c" fo:background-color="#ffff00" loext:char-shading-value="0"/>
    </style:style>
    <style:style style:name="T239" style:family="text">
      <style:text-properties officeooo:rsid="005e9a96" fo:background-color="#ffff00" loext:char-shading-value="0"/>
    </style:style>
    <style:style style:name="T240" style:family="text">
      <style:text-properties style:use-window-font-color="true" officeooo:rsid="001c3004"/>
    </style:style>
    <style:style style:name="T241" style:family="text">
      <style:text-properties style:use-window-font-color="true" officeooo:rsid="0175520b"/>
    </style:style>
    <style:style style:name="T242" style:family="text">
      <style:text-properties style:use-window-font-color="true" officeooo:rsid="0175ab75"/>
    </style:style>
    <style:style style:name="T243" style:family="text">
      <style:text-properties officeooo:rsid="00c8ffca"/>
    </style:style>
    <style:style style:name="T244" style:family="text">
      <style:text-properties officeooo:rsid="00c98a86"/>
    </style:style>
    <style:style style:name="T245" style:family="text">
      <style:text-properties fo:font-size="14pt" style:font-size-asian="14pt" style:font-size-complex="14pt"/>
    </style:style>
    <style:style style:name="T246" style:family="text">
      <style:text-properties fo:font-size="14pt" fo:language="en" fo:country="US" style:font-size-asian="14pt" style:font-size-complex="14pt"/>
    </style:style>
    <style:style style:name="T247" style:family="text">
      <style:text-properties fo:font-size="10pt" style:font-size-asian="10pt" style:font-size-complex="10pt"/>
    </style:style>
    <style:style style:name="T248" style:family="text">
      <style:text-properties style:font-size-complex="14pt"/>
    </style:style>
    <style:style style:name="T249" style:family="text">
      <style:text-properties fo:font-size="11pt" style:font-size-asian="11pt" style:font-size-complex="11pt"/>
    </style:style>
    <style:style style:name="T250" style:family="text">
      <style:text-properties officeooo:rsid="00cf2496"/>
    </style:style>
    <style:style style:name="T251" style:family="text">
      <style:text-properties fo:font-weight="normal" style:font-weight-asian="normal" style:font-weight-complex="normal"/>
    </style:style>
    <style:style style:name="T252" style:family="text">
      <style:text-properties fo:font-weight="normal" officeooo:rsid="00d055e1" fo:background-color="#ffff00" loext:char-shading-value="0" style:font-weight-asian="normal" style:font-weight-complex="normal"/>
    </style:style>
    <style:style style:name="T253" style:family="text">
      <style:text-properties officeooo:rsid="00d055e1"/>
    </style:style>
    <style:style style:name="T254" style:family="text">
      <style:text-properties officeooo:rsid="00d0be27"/>
    </style:style>
    <style:style style:name="T255" style:family="text">
      <style:text-properties officeooo:rsid="00d20ad0"/>
    </style:style>
    <style:style style:name="T256" style:family="text">
      <style:text-properties officeooo:rsid="00d6d3bc"/>
    </style:style>
    <style:style style:name="T257" style:family="text">
      <style:text-properties officeooo:rsid="00da3ba7"/>
    </style:style>
    <style:style style:name="T258" style:family="text">
      <style:text-properties officeooo:rsid="00dd3ddf"/>
    </style:style>
    <style:style style:name="T259" style:family="text">
      <style:text-properties officeooo:rsid="00e2bcf2"/>
    </style:style>
    <style:style style:name="T260" style:family="text">
      <style:text-properties fo:background-color="#ffff99" loext:char-shading-value="0"/>
    </style:style>
    <style:style style:name="T261" style:family="text">
      <style:text-properties officeooo:rsid="00e83e94" fo:background-color="#ffff99" loext:char-shading-value="0"/>
    </style:style>
    <style:style style:name="T262" style:family="text">
      <style:text-properties officeooo:rsid="00eb2cc5" fo:background-color="#ffff99" loext:char-shading-value="0"/>
    </style:style>
    <style:style style:name="T263" style:family="text">
      <style:text-properties officeooo:rsid="00e9e402" fo:background-color="#ffff99" loext:char-shading-value="0"/>
    </style:style>
    <style:style style:name="T264" style:family="text">
      <style:text-properties officeooo:rsid="00f0a12d" fo:background-color="#ffff99" loext:char-shading-value="0"/>
    </style:style>
    <style:style style:name="T265" style:family="text">
      <style:text-properties officeooo:rsid="00fadd3e" fo:background-color="#ffff99" loext:char-shading-value="0"/>
    </style:style>
    <style:style style:name="T266" style:family="text">
      <style:text-properties officeooo:rsid="00fdb80c" fo:background-color="#ffff99" loext:char-shading-value="0"/>
    </style:style>
    <style:style style:name="T267" style:family="text">
      <style:text-properties officeooo:rsid="0104a74b" fo:background-color="#ffff99" loext:char-shading-value="0"/>
    </style:style>
    <style:style style:name="T268" style:family="text">
      <style:text-properties officeooo:rsid="008d8a60" fo:background-color="#ffff99" loext:char-shading-value="0"/>
    </style:style>
    <style:style style:name="T269" style:family="text">
      <style:text-properties officeooo:rsid="01079422" fo:background-color="#ffff99" loext:char-shading-value="0"/>
    </style:style>
    <style:style style:name="T270" style:family="text">
      <style:text-properties officeooo:rsid="010a65fc" fo:background-color="#ffff99" loext:char-shading-value="0"/>
    </style:style>
    <style:style style:name="T271" style:family="text">
      <style:text-properties officeooo:rsid="010b7159" fo:background-color="#ffff99" loext:char-shading-value="0"/>
    </style:style>
    <style:style style:name="T272" style:family="text">
      <style:text-properties officeooo:rsid="0033e9f4" fo:background-color="#ffff99" loext:char-shading-value="0"/>
    </style:style>
    <style:style style:name="T273" style:family="text">
      <style:text-properties officeooo:rsid="0138c720" fo:background-color="#ffff99" loext:char-shading-value="0"/>
    </style:style>
    <style:style style:name="T274" style:family="text">
      <style:text-properties officeooo:rsid="016b1aed" fo:background-color="#ffff99" loext:char-shading-value="0"/>
    </style:style>
    <style:style style:name="T275" style:family="text">
      <style:text-properties officeooo:rsid="016d4c67" fo:background-color="#ffff99" loext:char-shading-value="0"/>
    </style:style>
    <style:style style:name="T276" style:family="text">
      <style:text-properties officeooo:rsid="00f0a12d"/>
    </style:style>
    <style:style style:name="T277" style:family="text">
      <style:text-properties officeooo:rsid="00f2db0b"/>
    </style:style>
    <style:style style:name="T278" style:family="text">
      <style:text-properties officeooo:rsid="00fadd3e"/>
    </style:style>
    <style:style style:name="T279" style:family="text">
      <style:text-properties officeooo:rsid="00fdb80c"/>
    </style:style>
    <style:style style:name="T280" style:family="text">
      <style:text-properties officeooo:rsid="01031625"/>
    </style:style>
    <style:style style:name="T281" style:family="text">
      <style:text-properties officeooo:rsid="01047afc"/>
    </style:style>
    <style:style style:name="T282" style:family="text">
      <style:text-properties officeooo:rsid="005e9a96"/>
    </style:style>
    <style:style style:name="T283" style:family="text">
      <style:text-properties officeooo:rsid="00607b69"/>
    </style:style>
    <style:style style:name="T284" style:family="text">
      <style:text-properties officeooo:rsid="008d8a60"/>
    </style:style>
    <style:style style:name="T285" style:family="text">
      <style:text-properties officeooo:rsid="006bc7a5"/>
    </style:style>
    <style:style style:name="T286" style:family="text">
      <style:text-properties officeooo:rsid="010b7159"/>
    </style:style>
    <style:style style:name="T287" style:family="text">
      <style:text-properties officeooo:rsid="01164a64"/>
    </style:style>
    <style:style style:name="T288" style:family="text">
      <style:text-properties officeooo:rsid="011a9f6d"/>
    </style:style>
    <style:style style:name="T289" style:family="text">
      <style:text-properties officeooo:rsid="00f93d19"/>
    </style:style>
    <style:style style:name="T290" style:family="text">
      <style:text-properties style:text-underline-style="none" officeooo:rsid="00feb35d"/>
    </style:style>
    <style:style style:name="T291" style:family="text">
      <style:text-properties style:text-underline-style="none" officeooo:rsid="020a5ec5"/>
    </style:style>
    <style:style style:name="T292" style:family="text">
      <style:text-properties style:text-underline-style="none" officeooo:rsid="01b6db27"/>
    </style:style>
    <style:style style:name="T293" style:family="text">
      <style:text-properties officeooo:rsid="020a5ec5"/>
    </style:style>
    <style:style style:name="T294" style:family="text">
      <style:text-properties officeooo:rsid="036e3f60"/>
    </style:style>
    <style:style style:name="T295" style:family="text">
      <style:text-properties officeooo:rsid="0123e01a"/>
    </style:style>
    <style:style style:name="T296" style:family="text">
      <style:text-properties officeooo:rsid="013ccf81"/>
    </style:style>
    <style:style style:name="T297" style:family="text">
      <style:text-properties officeooo:rsid="0143ffe9"/>
    </style:style>
    <style:style style:name="T298" style:family="text">
      <style:text-properties officeooo:rsid="015ee6cc"/>
    </style:style>
    <style:style style:name="T299" style:family="text">
      <style:text-properties officeooo:rsid="01619ec2"/>
    </style:style>
    <style:style style:name="T300" style:family="text">
      <style:text-properties officeooo:rsid="0174e210"/>
    </style:style>
    <style:style style:name="T301" style:family="text">
      <style:text-properties officeooo:rsid="0179aec4"/>
    </style:style>
    <style:style style:name="T302" style:family="text">
      <style:text-properties officeooo:rsid="017d01f0"/>
    </style:style>
    <style:style style:name="T303" style:family="text">
      <style:text-properties officeooo:rsid="01336a3b"/>
    </style:style>
    <style:style style:name="T304" style:family="text">
      <style:text-properties fo:font-style="normal" fo:font-weight="bold" officeooo:rsid="01336a3b" style:font-style-asian="normal" style:font-weight-asian="bold" style:font-style-complex="normal" style:font-weight-complex="bold"/>
    </style:style>
    <style:style style:name="T305" style:family="text">
      <style:text-properties fo:font-style="normal" fo:font-weight="bold" officeooo:rsid="017d01f0" style:font-style-asian="normal" style:font-weight-asian="bold" style:font-style-complex="normal" style:font-weight-complex="bold"/>
    </style:style>
    <style:style style:name="T306" style:family="text">
      <style:text-properties officeooo:rsid="017ee38e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58561576198699079" text:style-name="WWNum1">
        <text:list-item>
          <text:list>
            <text:list-item>
              <text:h text:style-name="P179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P30"><text:span text:style-name="T2">Alexander A. Bondarev,</text:span><text:span text:style-name="T27">1</text:span><text:span text:style-name="T2"> Evgeny V. Naumov,</text:span><text:span text:style-name="T27">1</text:span><text:span text:style-name="T2"> Assiya Zh. Kassanova</text:span><text:span text:style-name="T27">2</text:span><text:span text:style-name="T2">, Elena A. Krasnokutskaya</text:span><text:span text:style-name="T29">3</text:span><text:span text:style-name="T2">, Victor D. Filimonov</text:span><text:span text:style-name="T29">3</text:span><text:span text:style-name="T2"> </text:span></text:p>
      <text:p text:style-name="P2"/>
      <text:p text:style-name="Standard"><text:span text:style-name="T27">1 </text:span><text:span text:style-name="T2">Department of Biomedicine, Altai State University, Barnaul, Russia, </text:span><text:a xlink:type="simple" xlink:href="mailto:alex_root@mail.ru" text:style-name="Internet_20_link" text:visited-style-name="Visited_20_Internet_20_Link">alex_root@mail.ru</text:a></text:p>
      <text:p text:style-name="P27"><text:span text:style-name="T30">­</text:span><text:span text:style-name="T33">2</text:span><text:span text:style-name="T32"> </text:span><text:span text:style-name="T24">S. Toraighyrov Pavlodar State University, Pavlodar, Kazakhstan</text:span></text:p>
      <text:p text:style-name="Standard"><text:span text:style-name="T29">3</text:span><text:span text:style-name="T27"> </text:span><text:span text:style-name="T2">Department of Biotechnology and Organic Chemistry, National Research Tomsk Polytechnic University, 634050 Tomsk, Russia <text:s/></text:span></text:p>
      <text:list xml:id="list155932331925937" text:continue-numbering="true" text:style-name="WWNum1">
        <text:list-item>
          <text:list>
            <text:list-item>
              <text:list>
                <text:list-item>
                  <text:h text:style-name="P180" text:outline-level="3">Abstract</text:h>
                </text:list-item>
                <text:list-item>
                  <text:p text:style-name="P170">Впервые методом потоковой калориметрии и DSC изучены трифлатные, тозилатные и тетрафторборатные соли диазония. Проведена аппроксимация кинетических кривых разложения на нормальные условия, определены энергии активации и времена полураспада изученных диазониевых солей. Продукты разложения исследованы методами GC-MS и LC-MS. Рассчитаны методами квантовой химии термодинамические параметры предполагаемых процессов протекающих при разложении диазониевых солей. Показана повышенная стабильность и устойчивость при хранении трифлатных солей диазония.</text:p>
                </text:list-item>
                <text:list-item>
                  <text:h text:style-name="P181" text:outline-level="3">Введение</text:h>
                  <text:list>
                    <text:list-item>
                      <text:p text:style-name="P185"><text:span text:style-name="T47">Ароматические диазониевые соли (</text:span><text:span text:style-name="T48">DS</text:span><text:span text:style-name="T47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2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2">a</text:span>],<text:span text:style-name="T26"> </text:span>что затрудняет их получение и использование особенно в промышленном масштабе.</text:p>
      <text:p text:style-name="Standard"><text:span text:style-name="T47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48">a</text:span><text:span text:style-name="T47">]. Ранее нам впервые удалось получить в индивидуальном состоянии арендиазоний тозилаты ArN</text:span><text:span text:style-name="T66">2</text:span><text:span text:style-name="T34">+ </text:span><text:span text:style-name="T47">TsO</text:span><text:span text:style-name="T34">-</text:span><text:span text:style-name="T47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</text:span><text:soft-page-break/><text:span text:style-name="T47">для галоид-дедиазонирования [3,4</text:span><text:span text:style-name="T48">a</text:span><text:span text:style-name="T47">-</text:span><text:span text:style-name="T48">e</text:span><text:span text:style-name="T47">] и введение в арены изотопа </text:span><text:span text:style-name="T34">18</text:span><text:span text:style-name="T47">F [4</text:span><text:span text:style-name="T48">f</text:span><text:span text:style-name="T47">], для получения ароматических азидов [4</text:span><text:span text:style-name="T48">g</text:span><text:span text:style-name="T47">], проведения azo-coupling с этил </text:span><text:span text:style-name="T84"></text:span><text:span text:style-name="T47">-метилацетоацетатом [5</text:span><text:span text:style-name="T48">a</text:span><text:span text:style-name="T47">], замещении диазониевой группы на триэтоксисилильную [5</text:span><text:span text:style-name="T48">b</text:span><text:span text:style-name="T47">], Cu- и Pd-catalyzed арилирования 5</text:span><text:span text:style-name="T48">c</text:span><text:span text:style-name="T47">,</text:span><text:span text:style-name="T48">d</text:span><text:span text:style-name="T47">].</text:span><text:span text:style-name="T34"> </text:span><text:span text:style-name="T47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48">e</text:span><text:span text:style-name="T47">] и графену [5</text:span><text:span text:style-name="T48">f</text:span><text:span text:style-name="T47">].</text:span> </text:p>
      <text:p text:style-name="Standard">В данной работе мы получили и охарактеризовали арендиазоний трифлаты <text:s/><text:span text:style-name="T2">ArN</text:span><text:span text:style-name="T65">2</text:span><text:span text:style-name="T26">+</text:span> <text:span text:style-name="T2">TfO</text:span><text:span text:style-name="T26">-</text:span> (ADTF) (<text:span text:style-name="T88">1</text:span><text:span text:style-name="T3">a</text:span><text:span text:style-name="T88">-</text:span><text:span text:style-name="T3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88">1</text:span><text:span text:style-name="T3">a</text:span><text:span text:style-name="T88">-</text:span><text:span text:style-name="T3">d</text:span>, подобно <text:span text:style-name="T47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88">1</text:span><text:span text:style-name="T3">a</text:span><text:span text:style-name="T88">-</text:span><text:span text:style-name="T3">d</text:span> в сравнении с 4-<text:span text:style-name="T2">nitrobenzenediazonium</text:span> <text:span text:style-name="T2">tosilate</text:span> <text:span text:style-name="T88">2</text:span> и 4-<text:span text:style-name="T2">nitrobenzenediazonium</text:span> <text:span text:style-name="T2">tetrafluoroborate</text:span> <text:span text:style-name="T88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65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65">2</text:span> и MeO группами в ароматическом ядре наиболее резко различаются по своим свойствам [1<text:span text:style-name="T2">a</text:span>],<text:span text:style-name="T26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2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2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55934175673392" text:continue-numbering="true" text:style-name="WWNum1">
        <text:list-item>
          <text:list>
            <text:list-item>
              <text:list>
                <text:list-item>
                  <text:h text:style-name="P182" text:outline-level="3"><text:soft-page-break/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2">b</text:span>] был исследован изотопный эффект <text:span text:style-name="T26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26">14</text:span>N и <text:span text:style-name="T26">15</text:span>N изотопно-меченых диазониевых солей составляет 32 кал/моль. В работе [8<text:span text:style-name="T2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2">b</text:span>] определены энергии термического разложения некоторых <text:span text:style-name="T47">арендиазоний тозилатов </text:span>методом <text:span text:style-name="T2">DSC</text:span> и показано, что в большинстве случаев эти энергии лежат ниже 800 <text:span text:style-name="T2">J</text:span>\<text:span text:style-name="T2">g</text:span>. Однако продукты термического разложения ADTS не исследовались и остаются до сих пор неизвестными.</text:p>
      <text:list xml:id="list155932978083816" text:continue-numbering="true" text:style-name="WWNum1">
        <text:list-item>
          <text:list>
            <text:list-item>
              <text:list>
                <text:list-item>
                  <text:h text:style-name="P183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9">General synthesis of arenediazonium trflates (1a-d)</text:span><text:span text:style-name="T3"> </text:span></text:p>
      <text:list xml:id="list15593382581068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86">Для исследований мы синтезировали ряд <text:span text:style-name="T227">ДС</text:span> <text:span text:style-name="T228">(1a)-(1d), (2), (3) </text:span>с вариацией заместителей различной природы (метокси, нитро<text:span text:style-name="T226">)</text:span> <text:s/>и их положения в кольце. <text:span text:style-name="T230">Трифлаты были синтезированы в соответствии с ранее опубликованной методикой </text:span><text:span text:style-name="T143">[</text:span><text:span text:style-name="T144">1s</text:span><text:span text:style-name="T143">]</text:span><text:span text:style-name="T230">. Характеристики полученных солей приведены в приложении ???.</text:span></text:p>
                    </text:list-item>
                    <text:list-item>
                      <text:p text:style-name="P187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39"><draw:frame draw:style-name="fr1" draw:name="Изображение18" text:anchor-type="as-char" svg:width="3.117cm" svg:height="1.861cm" draw:z-index="9"><draw:image xlink:href="Pictures/10000000000001DA0000011BCE21A8542824336E.png" xlink:type="simple" xlink:show="embed" xlink:actuate="onLoad"/></draw:frame></text:p>
          </table:table-cell>
          <table:table-cell table:style-name="Таблица10.A1" office:value-type="string">
            <text:p text:style-name="P140"><text:span text:style-name="T229">(</text:span>1a<text:span text:style-name="T229">)</text:span></text:p>
          </table:table-cell>
          <table:table-cell table:style-name="Таблица10.A1" office:value-type="string">
            <text:p text:style-name="P141"><draw:frame draw:style-name="fr1" draw:name="Изображение17" text:anchor-type="as-char" svg:width="4.785cm" svg:height="1.815cm" draw:z-index="10"><draw:image xlink:href="Pictures/10000000000002D200000112701409DF618AF25D.png" xlink:type="simple" xlink:show="embed" xlink:actuate="onLoad"/></draw:frame></text:p>
          </table:table-cell>
          <table:table-cell table:style-name="Таблица10.A1" office:value-type="string">
            <text:p text:style-name="P140"><text:span text:style-name="T229">(</text:span>1<text:span text:style-name="T230">d)</text:span></text:p>
          </table:table-cell>
        </table:table-row>
        <table:table-row>
          <table:table-cell table:style-name="Таблица10.A1" office:value-type="string">
            <text:p text:style-name="P139"><draw:frame draw:style-name="fr1" draw:name="Изображение20" text:anchor-type="as-char" svg:width="4.597cm" svg:height="1.605cm" draw:z-index="11"><draw:image xlink:href="Pictures/10000000000002A1000000EB292A1A046500CEA3.png" xlink:type="simple" xlink:show="embed" xlink:actuate="onLoad"/></draw:frame></text:p>
          </table:table-cell>
          <table:table-cell table:style-name="Таблица10.A1" office:value-type="string">
            <text:p text:style-name="P140"><text:span text:style-name="T229">(</text:span>1<text:span text:style-name="T230">b)</text:span></text:p>
          </table:table-cell>
          <table:table-cell table:style-name="Таблица10.A1" office:value-type="string">
            <text:p text:style-name="P141"><draw:frame draw:style-name="fr1" draw:name="Изображение16" text:anchor-type="as-char" svg:width="4.792cm" svg:height="1.935cm" draw:z-index="13"><draw:image xlink:href="Pictures/10000000000002AE0000011564CB657B802A4B11.png" xlink:type="simple" xlink:show="embed" xlink:actuate="onLoad"/></draw:frame></text:p>
          </table:table-cell>
          <table:table-cell table:style-name="Таблица10.A1" office:value-type="string">
            <text:p text:style-name="P140"><text:span text:style-name="T229">(</text:span>2<text:span text:style-name="T229">)</text:span></text:p>
          </table:table-cell>
        </table:table-row>
        <text:soft-page-break/>
        <table:table-row>
          <table:table-cell table:style-name="Таблица10.A1" office:value-type="string">
            <text:p text:style-name="P141"><draw:frame draw:style-name="fr1" draw:name="Изображение19" text:anchor-type="as-char" svg:width="4.526cm" svg:height="1.826cm" draw:z-index="15"><draw:image xlink:href="Pictures/10000000000002A500000111F2BD30CA8ABF35C4.png" xlink:type="simple" xlink:show="embed" xlink:actuate="onLoad"/></draw:frame></text:p>
          </table:table-cell>
          <table:table-cell table:style-name="Таблица10.A1" office:value-type="string">
            <text:p text:style-name="P140"><text:span text:style-name="T229">(</text:span>1c<text:span text:style-name="T229">)</text:span></text:p>
          </table:table-cell>
          <table:table-cell table:style-name="Таблица10.A1" office:value-type="string">
            <text:p text:style-name="P141"><draw:frame draw:style-name="fr2" draw:name="Изображение24" text:anchor-type="as-char" svg:width="4.464cm" svg:height="1.778cm" draw:z-index="16"><draw:image xlink:href="Pictures/10000000000002A30000010DD709130B2888862F.png" xlink:type="simple" xlink:show="embed" xlink:actuate="onLoad"/></draw:frame></text:p>
          </table:table-cell>
          <table:table-cell table:style-name="Таблица10.A1" office:value-type="string">
            <text:p text:style-name="P140"><text:span text:style-name="T229">(</text:span>3<text:span text:style-name="T229">)</text:span></text:p>
          </table:table-cell>
        </table:table-row>
      </table:table>
      <text:list xml:id="list155933550930959" text:continue-numbering="true" text:style-name="WWNum1">
        <text:list-item>
          <text:list>
            <text:list-item>
              <text:list>
                <text:list-item>
                  <text:p text:style-name="P167"/>
                </text:list-item>
              </text:list>
            </text:list-item>
          </text:list>
        </text:list-item>
      </text:list>
      <text:p text:style-name="P21"/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2">Bruker</text:span> <text:span text:style-name="T2">AC</text:span> 300 в растворе <text:span text:style-name="T2">DMSO</text:span>-<text:span text:style-name="T2">d</text:span><text:span text:style-name="T65">6</text:span>.</text:p>
      <text:p text:style-name="Standard">Изучение продуктов разложения проводили методом <text:span text:style-name="T2">GC</text:span>-<text:span text:style-name="T2">MS</text:span> на приборе <text:span text:style-name="T2">Agilent</text:span> 7890<text:span text:style-name="T2">A</text:span>\5975<text:span text:style-name="T2">C</text:span>. Образцы солей массой 50 мг нагревались в термостате при 85 <text:span text:style-name="T26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P38"><text:span text:style-name="T300">LC-MS с</text:span>пектры были получены на <text:span text:style-name="T293">время-пролетном масс-спектрометре высокого разрешения <text:s/></text:span>Agilent LC-1260 MS QTOF 6530 c использованием <text:span text:style-name="T294">двух </text:span>источников ионизации электроспреем (ESI) и химической ионизации при атмосферном давлении (APCI). <text:span text:style-name="T294">Для элюирования использовали градиентный режим ацетонитрил:вода 0:100 - 40 минут с последующим изократическим 100% ACN - 20 минут. Колонка Zorbax Eclipse Plus C18 2.1x50mm 1.8 micron. Поток 0.25 мл/мин. Потенциал на фрагменторе 150 В. Напряжение на капилляре 3500 В. Энергия столкновений MSMS - 20 эВ. Для исследования готовили 1мг/мл растворы продуктов разложения диазониевых солей в смеси вода:ацетонитрил 50:50. Инжекция 5 мкл.</text:span></text:p>
      <text:p text:style-name="P37">Для <text:span text:style-name="T289">обработки и интегрирования </text:span><text:span text:style-name="T290">масс</text:span><text:span text:style-name="T291">-</text:span><text:span text:style-name="T290">спектро</text:span><text:span text:style-name="T292">в</text:span><text:span text:style-name="T290"> и</text:span><text:span text:style-name="T289">спользован программный комплекс OpenMS 2.0 [5f, 6f]. Отдельно производилось интегрирование спектров первого и второго уровня по каждому прекурсору. Для анализа спектров использовалась база данных фрагментов масс-спектров METLIN [2f, 3f].</text:span></text:p>
      <text:p text:style-name="P29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 <text:span text:style-name="T63">(Revision-D.01-SMP)</text:span>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26">о</text:span>С, а также при нормальных условиях 25<text:span text:style-name="T26">о</text:span>С и 1 атм. Полученные <text:soft-page-break/>термодинамические параметры использовали для расчета теоретической <text:span text:style-name="T300">энергетики</text:span> предполагаемых процессов.</text:p>
      <text:list xml:id="list155932439613140" text:continue-numbering="true" text:style-name="WWNum1">
        <text:list-item>
          <text:list>
            <text:list-item>
              <text:list>
                <text:list-item>
                  <text:h text:style-name="P182" text:outline-level="3">Результаты и обсуждения</text:h>
                </text:list-item>
              </text:list>
            </text:list-item>
          </text:list>
        </text:list-item>
      </text:list>
      <text:p text:style-name="Standard"><text:span text:style-name="T4">DSC</text:span><text:span text:style-name="T89">/</text:span><text:span text:style-name="T4">TGA</text:span><text:span text:style-name="T89"> </text:span><text:span text:style-name="T4">results</text:span></text:p>
      <text:p text:style-name="Standard">Кривые термического разложения солей <text:span text:style-name="T88">1-3</text:span> показаны на рис. <text:span text:style-name="T237">1</text:span><text:span text:style-name="T236">-</text:span><text:span text:style-name="T237">6</text:span>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88">1</text:span><text:span text:style-name="T3">a</text:span><text:span text:style-name="T88">,</text:span><text:span text:style-name="T3">b</text:span><text:span text:style-name="T88">,</text:span><text:span text:style-name="T3">d</text:span><text:span text:style-name="T88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88">1</text:span><text:span text:style-name="T3">c</text:span><text:span text:style-name="T88">, 2</text:span> эндотермические пики отсутствуют и они разлагаются только экзотермически. При этом для соли <text:span text:style-name="T88">2</text:span> наблюдаются два экзотермических пика, один низкотемпературный при 69.37 <text:span text:style-name="T26">о</text:span>С с малым тепловыделением 24.47 <text:span text:style-name="T2">J</text:span>/<text:span text:style-name="T2">g</text:span> и основной пик при 146.6 <text:span text:style-name="T26">о</text:span>С с выделением 323.0 <text:span text:style-name="T2">J</text:span>/<text:span text:style-name="T2">g</text:span> тепла.</text:p>
      <text:p text:style-name="Standard">Потеря массы при нагреве соли <text:span text:style-name="T88">3</text:span> в эндотермическом процессе, начиная с 33.7 <text:span text:style-name="T26">о</text:span>С, составляет 28.5%, что точно соответствует отщеплению летучего <text:span text:style-name="T2">BF</text:span><text:span text:style-name="T65">3</text:span> (28.6%) по реакции (1)</text:p>
      <text:p text:style-name="P55"><text:s/><text:span text:style-name="T47"><draw:frame draw:style-name="fr3" draw:name="Изображение6" text:anchor-type="as-char" svg:width="11.367cm" svg:height="0.981cm" draw:z-index="17"><draw:image xlink:href="Pictures/10000000000006620000008DD25917BA74ABD5E5.png" xlink:type="simple" xlink:show="embed" xlink:actuate="onLoad"/></draw:frame></text:span></text:p>
      <text:p text:style-name="P74"><text:span text:style-name="T47">Это указывает на то, что последующему разложению при 146.5 </text:span><text:span text:style-name="T34">о</text:span><text:span text:style-name="T47">С должен подвергаться 4-нитробензолдиазоний фторид (</text:span><text:span text:style-name="T59">3</text:span><text:span text:style-name="T50">a</text:span><text:span text:style-name="T47">). <text:s text:c="3"/></text:span></text:p>
      <text:p text:style-name="P41"><text:tab/>Основная потеря массы при нагреве диазониевых солей <text:span text:style-name="T88">1-3</text:span> происходит в экзотермических процессах, что с очевидностью связано с образованием летучих продуктов разложения. <text:tab/></text:p>
      <text:p text:style-name="P65">Таблица 2. </text:p>
      <text:p text:style-name="P56">Температуры и энергии разложения диазониевых солей <text:span text:style-name="T88">1-3</text:span> в <text:span text:style-name="T2">DSC</text:span>\<text:span text:style-name="T2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72">Диазониевая соль</text:p>
          </table:table-cell>
          <table:table-cell table:style-name="Таблица1.B1" office:value-type="string">
            <text:p text:style-name="P172">Т<text:span text:style-name="T27">endotherm</text:span><text:span text:style-name="T2">, </text:span><text:span text:style-name="T26">0</text:span>C</text:p>
          </table:table-cell>
          <table:table-cell table:style-name="Таблица1.C1" office:value-type="string">
            <text:p text:style-name="P173"><text:span text:style-name="T217">D</text:span>Н<text:span text:style-name="T27">endotherm</text:span>, <text:s/>Дж/г <text:s/>(кДж/моль)</text:p>
          </table:table-cell>
          <table:table-cell table:style-name="Таблица1.A1" office:value-type="string">
            <text:p text:style-name="P172">Т<text:span text:style-name="T27">exotherm</text:span><text:span text:style-name="T2">, </text:span><text:span text:style-name="T26">0</text:span>C</text:p>
          </table:table-cell>
          <table:table-cell table:style-name="Таблица1.E1" office:value-type="string">
            <text:p text:style-name="P174"><text:span text:style-name="T217">D</text:span>Н <text:span text:style-name="T27">exotherm</text:span>, Дж/г <text:s/>(кДж/моль)</text:p>
          </table:table-cell>
        </table:table-row>
        <table:table-row table:style-name="Таблица1.1">
          <table:table-cell table:style-name="Таблица1.A1" office:value-type="string">
            <text:p text:style-name="P134"><text:span text:style-name="T23">2-NO</text:span><text:span text:style-name="T71">2</text:span><text:span text:style-name="T248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a</text:span><text:span text:style-name="T23">)</text:span></text:p>
          </table:table-cell>
          <table:table-cell table:style-name="Таблица1.B2" office:value-type="string">
            <text:p text:style-name="P136">104.1</text:p>
          </table:table-cell>
          <table:table-cell table:style-name="Таблица1.C2" office:value-type="string">
            <text:p text:style-name="P136">73.49 <text:span text:style-name="T215">(21.98)</text:span></text:p>
          </table:table-cell>
          <table:table-cell table:style-name="Таблица1.A1" office:value-type="string">
            <text:p text:style-name="P137">143.3</text:p>
          </table:table-cell>
          <table:table-cell table:style-name="Таблица1.E2" office:value-type="string">
            <text:p text:style-name="P135"><text:span text:style-name="T23">-753.4</text:span><text:span text:style-name="T248"> (-</text:span><text:span text:style-name="T23">225</text:span><text:span text:style-name="T248">.3)</text:span></text:p>
          </table:table-cell>
        </table:table-row>
        <table:table-row table:style-name="Таблица1.1">
          <table:table-cell table:style-name="Таблица1.A1" office:value-type="string">
            <text:p text:style-name="P134"><text:span text:style-name="T23">3-NO</text:span><text:span text:style-name="T71">2</text:span><text:span text:style-name="T248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b</text:span><text:span text:style-name="T23">)</text:span></text:p>
          </table:table-cell>
          <table:table-cell table:style-name="Таблица1.B3" office:value-type="string">
            <text:p text:style-name="P136">102.5</text:p>
          </table:table-cell>
          <table:table-cell table:style-name="Таблица1.C3" office:value-type="string">
            <text:p text:style-name="P136">43.6 <text:span text:style-name="T215">(10.04)</text:span></text:p>
          </table:table-cell>
          <table:table-cell table:style-name="Таблица1.A1" office:value-type="string">
            <text:p text:style-name="P137">111.2</text:p>
          </table:table-cell>
          <table:table-cell table:style-name="Таблица1.E3" office:value-type="string">
            <text:p text:style-name="P135"><text:span text:style-name="T23">-840.4</text:span><text:span text:style-name="T248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133"><text:span text:style-name="T23">4-NO</text:span><text:span text:style-name="T71">2</text:span><text:span text:style-name="T248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c</text:span><text:span text:style-name="T23">)</text:span></text:p>
          </table:table-cell>
          <table:table-cell table:style-name="Таблица1.B4" office:value-type="string">
            <text:p text:style-name="P136">-</text:p>
          </table:table-cell>
          <table:table-cell table:style-name="Таблица1.C4" office:value-type="string">
            <text:p text:style-name="P136">-</text:p>
          </table:table-cell>
          <table:table-cell table:style-name="Таблица1.A1" office:value-type="string">
            <text:p text:style-name="P137">116.4</text:p>
          </table:table-cell>
          <table:table-cell table:style-name="Таблица1.E4" office:value-type="string">
            <text:p text:style-name="P135"><text:span text:style-name="T23">-219.9</text:span><text:span text:style-name="T248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133"><text:span text:style-name="T23">4-MeO</text:span><text:span text:style-name="T248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d</text:span><text:span text:style-name="T23">)</text:span></text:p>
          </table:table-cell>
          <table:table-cell table:style-name="Таблица1.B5" office:value-type="string">
            <text:p text:style-name="P136">88.4</text:p>
          </table:table-cell>
          <table:table-cell table:style-name="Таблица1.C5" office:value-type="string">
            <text:p text:style-name="P136">102.2 <text:span text:style-name="T215">(29.05)</text:span></text:p>
          </table:table-cell>
          <table:table-cell table:style-name="Таблица1.A1" office:value-type="string">
            <text:p text:style-name="P136">136.6</text:p>
          </table:table-cell>
          <table:table-cell table:style-name="Таблица1.E5" office:value-type="string">
            <text:p text:style-name="P135"><text:span text:style-name="T248">-328.9 (-</text:span><text:span text:style-name="T23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133"><text:span text:style-name="T23">4-NO</text:span><text:span text:style-name="T71">2</text:span><text:span text:style-name="T248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sO</text:span><text:span text:style-name="T31">-</text:span><text:span text:style-name="T23"> (</text:span><text:span text:style-name="T5">2</text:span><text:span text:style-name="T23">)</text:span></text:p>
          </table:table-cell>
          <table:table-cell table:style-name="Таблица1.B6" office:value-type="string">
            <text:p text:style-name="P137">-</text:p>
          </table:table-cell>
          <table:table-cell table:style-name="Таблица1.C6" office:value-type="string">
            <text:p text:style-name="P137">-</text:p>
          </table:table-cell>
          <table:table-cell table:style-name="Таблица1.A1" office:value-type="string">
            <text:p text:style-name="P137">69.37</text:p>
            <text:p text:style-name="P137">146.6</text:p>
          </table:table-cell>
          <table:table-cell table:style-name="Таблица1.E6" office:value-type="string">
            <text:p text:style-name="P137">-24.47 (-7.8)</text:p>
            <text:p text:style-name="P137">-323.0 (-103.7)</text:p>
          </table:table-cell>
        </table:table-row>
        <table:table-row table:style-name="Таблица1.1">
          <table:table-cell table:style-name="Таблица1.A1" office:value-type="string">
            <text:p text:style-name="P133"><text:span text:style-name="T23">4-NO</text:span><text:span text:style-name="T71">2</text:span><text:span text:style-name="T248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BF</text:span><text:span text:style-name="T71">4</text:span><text:span text:style-name="T31">-</text:span><text:span text:style-name="T23"> (</text:span><text:span text:style-name="T5">3</text:span><text:span text:style-name="T23">)</text:span></text:p>
          </table:table-cell>
          <table:table-cell table:style-name="Таблица1.B7" office:value-type="string">
            <text:p text:style-name="P137">33.7</text:p>
          </table:table-cell>
          <table:table-cell table:style-name="Таблица1.C7" office:value-type="string">
            <text:p text:style-name="P137">617.3 <text:span text:style-name="T215">(146.3)</text:span></text:p>
          </table:table-cell>
          <table:table-cell table:style-name="Таблица1.A1" office:value-type="string">
            <text:p text:style-name="P137">146.5</text:p>
          </table:table-cell>
          <table:table-cell table:style-name="Таблица1.E7" office:value-type="string">
            <text:p text:style-name="P137">-229.2 (-54.3)</text:p>
          </table:table-cell>
        </table:table-row>
      </table:table>
      <text:p text:style-name="Standard"/>
      <text:p text:style-name="Standard"><text:soft-page-break/><draw:frame draw:style-name="fr4" draw:name="Рисунок 8" text:anchor-type="as-char" svg:width="15.395cm" svg:height="9.347cm" draw:z-index="18"><draw:image xlink:href="Pictures/100000000000044D0000028CAD86C53717F29223.png" xlink:type="simple" xlink:show="embed" xlink:actuate="onLoad"/></draw:frame></text:p>
      <text:p text:style-name="P57">Рисунок <text:span text:style-name="T250">1</text:span>. Исследование разложения соли <text:span text:style-name="T147">2-NO</text:span><text:span text:style-name="T152">2</text:span><text:span text:style-name="T149">С</text:span><text:span text:style-name="T152">6</text:span><text:span text:style-name="T147">H</text:span><text:span text:style-name="T152">4</text:span><text:span text:style-name="T147">N</text:span><text:span text:style-name="T152">2</text:span><text:span text:style-name="T158">+</text:span><text:span text:style-name="T147"> TfO</text:span><text:span text:style-name="T158">-</text:span><text:span text:style-name="T147"> (1a)</text:span> методом <text:span text:style-name="T2">DSC</text:span>/<text:span text:style-name="T2">TGA</text:span></text:p>
      <text:p text:style-name="P42"/>
      <text:p text:style-name="P53"><draw:frame draw:style-name="fr5" draw:name="Рисунок 9" text:anchor-type="as-char" svg:width="15.351cm" svg:height="10.042cm" draw:z-index="19"><draw:image xlink:href="Pictures/10000000000004E3000003307FFFC6695FD8D424.png" xlink:type="simple" xlink:show="embed" xlink:actuate="onLoad"/></draw:frame></text:p>
      <text:p text:style-name="P57">Рисунок <text:span text:style-name="T250">2</text:span>. Исследование разложения соли <text:span text:style-name="T145">3-NO</text:span><text:span text:style-name="T151">2</text:span><text:span text:style-name="T145">С</text:span><text:span text:style-name="T151">6</text:span><text:span text:style-name="T145">H</text:span><text:span text:style-name="T151">4</text:span><text:span text:style-name="T145">N</text:span><text:span text:style-name="T151">2</text:span><text:span text:style-name="T157">+</text:span><text:span text:style-name="T145"> TfO</text:span><text:span text:style-name="T157">-</text:span><text:span text:style-name="T145"> (1b)</text:span><text:span text:style-name="T251"> </text:span>методом <text:span text:style-name="T2">DSC</text:span>/<text:span text:style-name="T2">TGA</text:span></text:p>
      <text:p text:style-name="P42"/>
      <text:p text:style-name="P53"><text:soft-page-break/><draw:frame draw:style-name="fr5" draw:name="Рисунок 10" text:anchor-type="as-char" svg:width="15.21cm" svg:height="10.005cm" draw:z-index="20"><draw:image xlink:href="Pictures/1000000000000415000002AB2B236EC9FFFE0D6D.png" xlink:type="simple" xlink:show="embed" xlink:actuate="onLoad"/></draw:frame></text:p>
      <text:p text:style-name="P58">Рисунок <text:span text:style-name="T253">3</text:span>. Исследование разложения соли <text:span text:style-name="T252">4</text:span><text:span text:style-name="T145">-NO</text:span><text:span text:style-name="T151">2</text:span><text:span text:style-name="T145">С</text:span><text:span text:style-name="T151">6</text:span><text:span text:style-name="T145">H</text:span><text:span text:style-name="T151">4</text:span><text:span text:style-name="T145">N</text:span><text:span text:style-name="T151">2</text:span><text:span text:style-name="T157">+</text:span><text:span text:style-name="T145"> TfO</text:span><text:span text:style-name="T157">-</text:span><text:span text:style-name="T145"> (1</text:span><text:span text:style-name="T146">c</text:span><text:span text:style-name="T145">)</text:span> методом <text:span text:style-name="T2">DSC</text:span>/<text:span text:style-name="T2">TGA</text:span></text:p>
      <text:p text:style-name="P42"/>
      <text:p text:style-name="P54"><draw:frame draw:style-name="fr5" draw:name="Рисунок 12" text:anchor-type="as-char" svg:width="16.376cm" svg:height="10.029cm" draw:z-index="21"><draw:image xlink:href="Pictures/100000000000053600000300BD717F2D4FAE3B3B.png" xlink:type="simple" xlink:show="embed" xlink:actuate="onLoad"/></draw:frame></text:p>
      <text:p text:style-name="P58">Рисунок <text:span text:style-name="T253">4</text:span>. Исследование разложения соли <text:span text:style-name="T145">4-MeOС</text:span><text:span text:style-name="T151">6</text:span><text:span text:style-name="T145">H</text:span><text:span text:style-name="T151">4</text:span><text:span text:style-name="T145">N</text:span><text:span text:style-name="T151">2</text:span><text:span text:style-name="T157">+</text:span><text:span text:style-name="T145"> TfO</text:span><text:span text:style-name="T157">-</text:span><text:span text:style-name="T145"> (1d)</text:span> методом <text:span text:style-name="T2">DSC</text:span>/<text:span text:style-name="T2">TGA</text:span></text:p>
      <text:p text:style-name="P60"/>
      <text:p text:style-name="P60"><text:soft-page-break/><draw:frame draw:style-name="fr6" draw:name="Рисунок 11" text:anchor-type="as-char" svg:width="14.907cm" svg:height="11.22cm" draw:z-index="22"><draw:image xlink:href="Pictures/10000000000003CC000002D8F11831FDF18A8449.png" xlink:type="simple" xlink:show="embed" xlink:actuate="onLoad"/></draw:frame></text:p>
      <text:p text:style-name="P58">Рисунок <text:span text:style-name="T253">5</text:span>. Исследование разложения соли <text:span text:style-name="T145">4-NO</text:span><text:span text:style-name="T151">2</text:span><text:span text:style-name="T148">С</text:span><text:span text:style-name="T151">6</text:span><text:span text:style-name="T145">H</text:span><text:span text:style-name="T151">4</text:span><text:span text:style-name="T145">N</text:span><text:span text:style-name="T151">2</text:span><text:span text:style-name="T157">+</text:span><text:span text:style-name="T145"> TsO</text:span><text:span text:style-name="T157">-</text:span><text:span text:style-name="T145"> (2)</text:span> методом <text:span text:style-name="T2">DSC</text:span>/<text:span text:style-name="T2">TGA</text:span></text:p>
      <text:p text:style-name="P42"/>
      <text:p text:style-name="P42"><draw:frame draw:style-name="fr7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59">Рисунок <text:span text:style-name="T254">6</text:span>. Исследование разложения соли <text:span text:style-name="T145">4-NO</text:span><text:span text:style-name="T151">2</text:span><text:span text:style-name="T148">С</text:span><text:span text:style-name="T151">6</text:span><text:span text:style-name="T145">H</text:span><text:span text:style-name="T151">4</text:span><text:span text:style-name="T145">N</text:span><text:span text:style-name="T151">2</text:span><text:span text:style-name="T157">+</text:span><text:span text:style-name="T145"> BF</text:span><text:span text:style-name="T151">4</text:span><text:span text:style-name="T157">-</text:span><text:span text:style-name="T145"> (3)</text:span> методом <text:span text:style-name="T2">DSC</text:span>/<text:span text:style-name="T2">TGA</text:span></text:p>
      <text:p text:style-name="P60"/>
      <text:p text:style-name="P157"><text:soft-page-break/>С позиций оценки безопасности наиболее практически важны экзотермические эффекты термического разложения диазониевых солей <text:span text:style-name="T88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88">1</text:span><text:span text:style-name="T3">a</text:span><text:span text:style-name="T88">-</text:span><text:span text:style-name="T3">d</text:span> с трифлатным противоионом выделение <text:s/>энергии при разложении максимально для 3-нитро-производного <text:span text:style-name="T88">1</text:span><text:span text:style-name="T3">b</text:span> и заметно падает в ряду <text:span text:style-name="T88">1</text:span><text:span text:style-name="T3">b</text:span> &gt; <text:span text:style-name="T88">1</text:span><text:span text:style-name="T3">a</text:span> &gt; <text:span text:style-name="T88">1</text:span><text:span text:style-name="T3">d</text:span> &gt; <text:span text:style-name="T88">1</text:span><text:span text:style-name="T3">c</text:span>. Влияние природы противоионов на экзотермичность разложения в ряду солей <text:span text:style-name="T88">1</text:span><text:span text:style-name="T3">c</text:span>, <text:span text:style-name="T88">2</text:span> и <text:span text:style-name="T88">3</text:span> с различными противоионами и одинаковым 4-нитробензолдиазоний катионом падает в ряду <text:span text:style-name="T88">2</text:span> &gt; <text:span text:style-name="T88">1</text:span><text:span text:style-name="T3">c</text:span> <text:span text:style-name="T47">≈</text:span> <text:span text:style-name="T88">3</text:span>, <text:s/>т.е. наибольшее тепловыделение имеет место в случае <text:span text:style-name="T2">TsO</text:span><text:span text:style-name="T26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158"/>
      <text:p text:style-name="P159">Потоковая калориметрия</text:p>
      <text:p text:style-name="P166">Известно, что на устойчивость <text:span text:style-name="T2">DS</text:span> влияет наличие примесей, которые часто не контролируются обычными аналитическими методами [1<text:span text:style-name="T2">a</text:span>, 8<text:span text:style-name="T2">a</text:span>]. <text:span text:style-name="T214">Н</text:span>а примере <text:span text:style-name="T48">ADT</text:span><text:span text:style-name="T47">S</text:span> <text:span text:style-name="T88">2</text:span> мы определили параметры изотермического разложения образцов четырех синтетических партий, полученных в идентичных условиях (<text:span text:style-name="T2">sources</text:span> <text:span text:style-name="T2">v</text:span>1-<text:span text:style-name="T2">v</text:span>4), а также образцов, очищенных однократным <text:s/>и двукратным (<text:span text:style-name="T2">repricipitation</text:span> 1 <text:span text:style-name="T2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240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</text:span><text:span text:style-name="T241">(</text:span><text:span text:style-name="T242">в соответствии с </text:span><text:span text:style-name="T241">уравнени</text:span><text:span text:style-name="T242">ем</text:span><text:span text:style-name="T241"> 2) </text:span><text:span text:style-name="T240">и энтальпии составляет 5%.</text:span></text:p>
      <text:p text:style-name="P13"><text:span text:style-name="T111">Таблица </text:span>1. </text:p>
      <text:p text:style-name="P11"><text:span text:style-name="T128">Воспроизводимость </text:span>результатов изотермического разложения соли <text:span text:style-name="T88">2</text:span> в </text:p>
      <text:p text:style-name="P11">зависимости от полученной партии и числа <text:span text:style-name="T244">переосаждений</text:span> </text:p>
      <text:p text:style-name="P11"><text:span text:style-name="T243">(где k - константа скорости по уравнению 2, </text:span><text:span text:style-name="T216">D</text:span><text:span text:style-name="T243">H - энтальпия)</text:span> 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106">Группа</text:p>
          </table:table-cell>
          <table:table-cell table:style-name="Таблица9.A1" office:value-type="string">
            <text:p text:style-name="P108"><text:span text:style-name="T93">k, g·mol</text:span><text:span text:style-name="T38">-1</text:span><text:span text:style-name="T93">·с</text:span><text:span text:style-name="T38">-1</text:span></text:p>
          </table:table-cell>
          <table:table-cell table:style-name="Таблица9.C1" office:value-type="string">
            <text:p text:style-name="P108"><text:span text:style-name="T218">D</text:span><text:span text:style-name="T93">H</text:span><text:span text:style-name="T94">, kJ·mol</text:span><text:span text:style-name="T39">-1</text:span><text:span text:style-name="T94"> </text:span>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1 азот</text:p>
          </table:table-cell>
          <table:table-cell table:style-name="Таблица9.A2" office:value-type="string">
            <text:p text:style-name="P109">0.0818 ± 0.0091</text:p>
          </table:table-cell>
          <table:table-cell table:style-name="Таблица9.C2" office:value-type="string">
            <text:p text:style-name="P109">231.0 ± 12.4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2 азот</text:p>
          </table:table-cell>
          <table:table-cell table:style-name="Таблица9.A2" office:value-type="string">
            <text:p text:style-name="P109">0.0825 ± 0.0120</text:p>
          </table:table-cell>
          <table:table-cell table:style-name="Таблица9.C2" office:value-type="string">
            <text:p text:style-name="P109">243.6 ± 20.7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3 азот</text:p>
          </table:table-cell>
          <table:table-cell table:style-name="Таблица9.A2" office:value-type="string">
            <text:p text:style-name="P109">0.0934 ± 0.0080</text:p>
          </table:table-cell>
          <table:table-cell table:style-name="Таблица9.C2" office:value-type="string">
            <text:p text:style-name="P109">240.1 ± 5.6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3 воздух</text:p>
          </table:table-cell>
          <table:table-cell table:style-name="Таблица9.A2" office:value-type="string">
            <text:p text:style-name="P109">0.0849 ± 0.0042</text:p>
          </table:table-cell>
          <table:table-cell table:style-name="Таблица9.C2" office:value-type="string">
            <text:p text:style-name="P109">237.5 ± 13.3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3 аргон</text:p>
          </table:table-cell>
          <table:table-cell table:style-name="Таблица9.A2" office:value-type="string">
            <text:p text:style-name="P109">0.1002 ± 0.0113</text:p>
          </table:table-cell>
          <table:table-cell table:style-name="Таблица9.C2" office:value-type="string">
            <text:p text:style-name="P109">242.3 ± 8.0</text:p>
          </table:table-cell>
        </table:table-row>
        <table:table-row table:style-name="Таблица9.1">
          <table:table-cell table:style-name="Таблица9.A2" office:value-type="string">
            <text:p text:style-name="P109">Исходный</text:p>
          </table:table-cell>
          <table:table-cell table:style-name="Таблица9.A2" office:value-type="string">
            <text:p text:style-name="P109">0.0842 ± 0.0074</text:p>
          </table:table-cell>
          <table:table-cell table:style-name="Таблица9.C2" office:value-type="string">
            <text:p text:style-name="P109">234.9 ± 8.2</text:p>
          </table:table-cell>
        </table:table-row>
        <table:table-row table:style-name="Таблица9.1">
          <table:table-cell table:style-name="Таблица9.A2" office:value-type="string">
            <text:p text:style-name="P109">Переосаждение 1</text:p>
          </table:table-cell>
          <table:table-cell table:style-name="Таблица9.A2" office:value-type="string">
            <text:p text:style-name="P109">0.0862 ± 0.0088</text:p>
          </table:table-cell>
          <table:table-cell table:style-name="Таблица9.C2" office:value-type="string">
            <text:p text:style-name="P109">239.3 ± 25.1</text:p>
          </table:table-cell>
        </table:table-row>
        <table:table-row table:style-name="Таблица9.1">
          <table:table-cell table:style-name="Таблица9.A2" office:value-type="string">
            <text:p text:style-name="P109">Переосаждение 2</text:p>
          </table:table-cell>
          <table:table-cell table:style-name="Таблица9.A2" office:value-type="string">
            <text:p text:style-name="P109">0.0934 ± 0.0080</text:p>
          </table:table-cell>
          <table:table-cell table:style-name="Таблица9.C2" office:value-type="string">
            <text:p text:style-name="P109">240.1 ± 5.6</text:p>
          </table:table-cell>
        </table:table-row>
        <table:table-row table:style-name="Таблица9.1">
          <table:table-cell table:style-name="Таблица9.A2" office:value-type="string">
            <text:p text:style-name="P107">Общая статистика</text:p>
          </table:table-cell>
          <table:table-cell table:style-name="Таблица9.A2" office:value-type="string">
            <text:p text:style-name="P107">0.0882 ± 0.0045</text:p>
          </table:table-cell>
          <table:table-cell table:style-name="Таблица9.C2" office:value-type="string">
            <text:p text:style-name="P107">237.7 ± 4.6</text:p>
          </table:table-cell>
        </table:table-row>
      </table:table>
      <text:p text:style-name="P40"><text:soft-page-break/></text:p>
      <text:p text:style-name="P30">Результаты изотермического разложения солей <text:span text:style-name="T88">1-3</text:span> при 75 <text:span text:style-name="T26">о</text:span>С, 80 <text:span text:style-name="T26">о</text:span>С, 90 <text:span text:style-name="T26">о</text:span>С представлены в таблице 3 и <text:s/>рисунках <text:span text:style-name="T255">7</text:span>-1<text:span text:style-name="T255">0</text:span>. По результатам экспериментов значения максимального теплового потока для 4-нитробензолдиазониевых солей <text:span text:style-name="T88">1</text:span><text:span text:style-name="T3">a</text:span><text:span text:style-name="T88">-</text:span><text:span text:style-name="T3">c</text:span><text:span text:style-name="T88">, 2, 3</text:span> <text:s/>практически не зависят от аниона. Трифлат 4-метоксибензолдиазония <text:span text:style-name="T60">1</text:span><text:span text:style-name="T52">d</text:span> имеет значительно меньшие показатели максимального теплового потока. В ряду трифлатов 4- <text:span text:style-name="T88">1с</text:span>, 3- <text:span text:style-name="T88">1</text:span><text:span text:style-name="T3">b</text:span> и 2-нитробензолдиазония <text:span text:style-name="T88">1</text:span><text:span text:style-name="T3">c</text:span> наблюдается уменьшение величины максимального теплового потока. <text:span text:style-name="T256">Величины максимальных тепловых потоков важны с практической точки зрения, для моделирования и подбора условий хранения солей.</text:span></text:p>
      <text:p text:style-name="Standard"/>
      <text:p text:style-name="P12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88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83">Substance</text:p>
            </table:table-cell>
            <table:table-cell table:style-name="Таблица2.A1" table:number-columns-spanned="3" office:value-type="string">
              <text:p text:style-name="P82"><text:span text:style-name="T86"></text:span><text:span text:style-name="T62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86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85"><text:span text:style-name="T47">75</text:span><text:span text:style-name="T34">o</text:span></text:p>
          </table:table-cell>
          <table:table-cell table:style-name="Таблица2.B2" office:value-type="string">
            <text:p text:style-name="P85"><text:span text:style-name="T47">80</text:span><text:span text:style-name="T34">o</text:span></text:p>
          </table:table-cell>
          <table:table-cell table:style-name="Таблица2.B2" office:value-type="string">
            <text:p text:style-name="P85"><text:span text:style-name="T47">85</text:span><text:span text:style-name="T34">o</text:span></text:p>
          </table:table-cell>
          <table:table-cell table:style-name="Таблица2.B2" office:value-type="string">
            <text:p text:style-name="P85"><text:span text:style-name="T47">75</text:span><text:span text:style-name="T34">o</text:span></text:p>
          </table:table-cell>
          <table:table-cell table:style-name="Таблица2.B2" office:value-type="string">
            <text:p text:style-name="P85"><text:span text:style-name="T47">80</text:span><text:span text:style-name="T34">o</text:span></text:p>
          </table:table-cell>
          <table:table-cell table:style-name="Таблица2.G2" office:value-type="string">
            <text:p text:style-name="P85"><text:span text:style-name="T47">85</text:span><text:span text:style-name="T34">o</text:span>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2.B2" office:value-type="string">
            <text:p text:style-name="P86">414.0</text:p>
          </table:table-cell>
          <table:table-cell table:style-name="Таблица2.B2" office:value-type="string">
            <text:p text:style-name="P86">386.0</text:p>
          </table:table-cell>
          <table:table-cell table:style-name="Таблица2.B2" office:value-type="string">
            <text:p text:style-name="P87">396.0</text:p>
          </table:table-cell>
          <table:table-cell table:style-name="Таблица2.B2" office:value-type="string">
            <text:p text:style-name="P86">0.705</text:p>
          </table:table-cell>
          <table:table-cell table:style-name="Таблица2.B2" office:value-type="string">
            <text:p text:style-name="P86">1.49</text:p>
          </table:table-cell>
          <table:table-cell table:style-name="Таблица2.G2" office:value-type="string">
            <text:p text:style-name="P86">2.33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2.B2" office:value-type="string">
            <text:p text:style-name="P86">227,9</text:p>
          </table:table-cell>
          <table:table-cell table:style-name="Таблица2.B2" office:value-type="string">
            <text:p text:style-name="P86">230.0</text:p>
          </table:table-cell>
          <table:table-cell table:style-name="Таблица2.B2" office:value-type="string">
            <text:p text:style-name="P87">225.4</text:p>
          </table:table-cell>
          <table:table-cell table:style-name="Таблица2.B2" office:value-type="string">
            <text:p text:style-name="P86">6,57</text:p>
          </table:table-cell>
          <table:table-cell table:style-name="Таблица2.B2" office:value-type="string">
            <text:p text:style-name="P86">14.15</text:p>
          </table:table-cell>
          <table:table-cell table:style-name="Таблица2.G2" office:value-type="string">
            <text:p text:style-name="P86">28.8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2.B2" office:value-type="string">
            <text:p text:style-name="P86">200.0 </text:p>
          </table:table-cell>
          <table:table-cell table:style-name="Таблица2.B2" office:value-type="string">
            <text:p text:style-name="P86">235.1 </text:p>
          </table:table-cell>
          <table:table-cell table:style-name="Таблица2.B2" office:value-type="string">
            <text:p text:style-name="P87">250.0</text:p>
          </table:table-cell>
          <table:table-cell table:style-name="Таблица2.B2" office:value-type="string">
            <text:p text:style-name="P86">20.12</text:p>
          </table:table-cell>
          <table:table-cell table:style-name="Таблица2.B2" office:value-type="string">
            <text:p text:style-name="P86">47.89</text:p>
          </table:table-cell>
          <table:table-cell table:style-name="Таблица2.G2" office:value-type="string">
            <text:p text:style-name="P86">101.5</text:p>
          </table:table-cell>
        </table:table-row>
        <table:table-row table:style-name="Таблица2.3">
          <table:table-cell table:style-name="Таблица2.A1" office:value-type="string">
            <text:p text:style-name="P85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2.A1" office:value-type="string">
            <text:p text:style-name="P86">183.1</text:p>
          </table:table-cell>
          <table:table-cell table:style-name="Таблица2.A1" office:value-type="string">
            <text:p text:style-name="P86">183.2 </text:p>
          </table:table-cell>
          <table:table-cell table:style-name="Таблица2.A1" office:value-type="string">
            <text:p text:style-name="P87">106.0</text:p>
          </table:table-cell>
          <table:table-cell table:style-name="Таблица2.A1" office:value-type="string">
            <text:p text:style-name="P86">1.34</text:p>
          </table:table-cell>
          <table:table-cell table:style-name="Таблица2.A1" office:value-type="string">
            <text:p text:style-name="P86">2.97</text:p>
          </table:table-cell>
          <table:table-cell table:style-name="Таблица2.E1" office:value-type="string">
            <text:p text:style-name="P86">5.37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2.B2" office:value-type="string">
            <text:p text:style-name="P86">253.0 </text:p>
          </table:table-cell>
          <table:table-cell table:style-name="Таблица2.B2" office:value-type="string">
            <text:p text:style-name="P86">232.4 </text:p>
          </table:table-cell>
          <table:table-cell table:style-name="Таблица2.B2" office:value-type="string">
            <text:p text:style-name="P86">231.0 </text:p>
          </table:table-cell>
          <table:table-cell table:style-name="Таблица2.B2" office:value-type="string">
            <text:p text:style-name="P86">21.10</text:p>
          </table:table-cell>
          <table:table-cell table:style-name="Таблица2.B2" office:value-type="string">
            <text:p text:style-name="P86">34.82</text:p>
          </table:table-cell>
          <table:table-cell table:style-name="Таблица2.G2" office:value-type="string">
            <text:p text:style-name="P86">64.60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2.B2" office:value-type="string">
            <text:p text:style-name="P86">173.0 </text:p>
          </table:table-cell>
          <table:table-cell table:style-name="Таблица2.B2" office:value-type="string">
            <text:p text:style-name="P86">156.0 </text:p>
          </table:table-cell>
          <table:table-cell table:style-name="Таблица2.B2" office:value-type="string">
            <text:p text:style-name="P86">147.0</text:p>
          </table:table-cell>
          <table:table-cell table:style-name="Таблица2.B2" office:value-type="string">
            <text:p text:style-name="P86">20.02</text:p>
          </table:table-cell>
          <table:table-cell table:style-name="Таблица2.B2" office:value-type="string">
            <text:p text:style-name="P86">31.63</text:p>
          </table:table-cell>
          <table:table-cell table:style-name="Таблица2.G2" office:value-type="string">
            <text:p text:style-name="P86">66.87</text:p>
          </table:table-cell>
        </table:table-row>
      </table:table>
      <text:p text:style-name="Standard"/>
      <text:p text:style-name="Standard">На рисунке <text:span text:style-name="T257">7</text:span> приведены экспериментальные значения теплового потока разложения солей <text:span text:style-name="T88">1</text:span><text:span text:style-name="T3">c</text:span>, <text:span text:style-name="T88">2</text:span> <text:span text:style-name="T2">and</text:span> <text:span text:style-name="T88">3 </text:span>при 85 <text:span text:style-name="T26">о</text:span>С. <text:span text:style-name="T160">Время полураспада солей зависит от вида аниона и составляет для <text:s/></text:span><text:span text:style-name="T168">тетрафторбората (</text:span><text:span text:style-name="T162">3</text:span><text:span text:style-name="T163">)</text:span><text:span text:style-name="T160"> - 2.1 часа, </text:span><text:span text:style-name="T168">трифлата</text:span><text:span text:style-name="T160"> </text:span><text:span text:style-name="T168">(</text:span><text:span text:style-name="T162">1с</text:span><text:span text:style-name="T163">)</text:span><text:span text:style-name="T160"> - 4.5 ч. и для </text:span><text:span text:style-name="T168">тозилата</text:span><text:span text:style-name="T160"> </text:span><text:span text:style-name="T168">(</text:span><text:span text:style-name="T162">2</text:span><text:span text:style-name="T163">)</text:span><text:span text:style-name="T160"> - 6 часов.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/><text:span text:style-name="T89"><text:s/></text:span><text:span text:style-name="T105">a A </text:span><text:span text:style-name="T106">→ </text:span><text:span text:style-name="T105">c C </text:span></text:p>
      <text:p text:style-name="P42"><draw:frame draw:style-name="fr8" draw:name="Рисунок 1" text:anchor-type="as-char" svg:y="-0.873cm" svg:width="7.62cm" svg:height="1.27cm" draw:z-index="1"><draw:image xlink:href="Pictures/10000000000002940000006EBD25E252746AEA36.png" xlink:type="simple" xlink:show="embed" xlink:actuate="onLoad"/></draw:frame><text:span text:style-name="T107"> <text:s text:c="15"/>(2)</text:span></text:p>
      <text:p text:style-name="P30"><text:span text:style-name="T107"><text:s/></text:span>Кинетические параметры <text:span text:style-name="T258">в соответствии с уравнением 2 для солей (1a-1d, 2) </text:span>представлены в таблице 4. </text:p>
      <text:p text:style-name="P156"/>
      <text:p text:style-name="P53"><text:soft-page-break/><draw:frame draw:style-name="fr9" draw:name="Изображение1" text:anchor-type="as-char" svg:width="12.903cm" svg:height="9.677cm" draw:z-index="23"><draw:image xlink:href="Pictures/1000000000000479000003650E34830A218C8683.png" xlink:type="simple" xlink:show="embed" xlink:actuate="onLoad"/></draw:frame></text:p>
      <text:p text:style-name="P75">Рисунок <text:span text:style-name="T259">7</text:span>. Значения теплового потока <text:span text:style-name="T259">(P) </text:span>изотермического разложения при температуре 85 <text:span text:style-name="T26">о</text:span>С <text:span text:style-name="T259">для</text:span> тетрафторбората <text:span text:style-name="T259">(</text:span><text:span text:style-name="T88">3</text:span><text:span text:style-name="T96">)</text:span>, тозилата <text:span text:style-name="T259">(</text:span><text:span text:style-name="T88">2</text:span><text:span text:style-name="T96">)</text:span> и трифлата 4-нитрофенилдиазония <text:span text:style-name="T259">(</text:span><text:span text:style-name="T88">1</text:span><text:span text:style-name="T3">c</text:span><text:span text:style-name="T6">)</text:span></text:p>
      <text:p text:style-name="P42"/>
      <text:p text:style-name="P155">Исключением является <text:s/>трифлат <text:span text:style-name="T220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28">Деконволюцию проводили путем компьютерного моделирования комбинаций </text:span><text:span text:style-name="T169">двух </text:span><text:span text:style-name="T128">автокаталитических реакций </text:span><text:span text:style-name="T169">при варьировании величин</text:span><text:span text:style-name="T128"> тепловы</text:span><text:span text:style-name="T169">х</text:span><text:span text:style-name="T128"> эффект</text:span><text:span text:style-name="T169">ов</text:span><text:span text:style-name="T128"> и кинетическими</text:span><text:span text:style-name="T169">х</text:span><text:span text:style-name="T128"> параметр</text:span><text:span text:style-name="T169">ов с минимизацией среднеквадратичного отклонения от экспериментальной кривой</text:span><text:span text:style-name="T128">. </text:span><text:span text:style-name="T169">Исходные значения для первого приближения были взяты из данных ДСК-ТГА, для эндотермической реакции </text:span><text:span text:style-name="T170"></text:span><text:span text:style-name="T171">H=</text:span><text:span text:style-name="T172">+</text:span><text:span text:style-name="T171">74 кДж/моль</text:span><text:span text:style-name="T169"> и для экзотермического процесса </text:span><text:span text:style-name="T170"></text:span><text:span text:style-name="T171">H=-753 кДж/моль</text:span><text:span text:style-name="T169">.</text:span> На рисунке <text:span text:style-name="T261">8</text:span> приведены результаты деконволюции. <text:s/>Полученная экспериментальная кривая теплового потока <text:span text:style-name="T261">(Hf-exp)</text:span> лучше всего описывается композицией двух процессов - небольшого по величине эндотермического процесса с теплотой <text:span text:style-name="T87"></text:span><text:span text:style-name="T47">H=46 кДж/моль</text:span> <text:span text:style-name="T261">(Hf1)</text:span> c кинетическими параметрами k<text:span text:style-name="T65">1</text:span>=1.3, C<text:span text:style-name="T65">01</text:span>=0.0007 и основным экзотермическим автокаталитическим процессом с теплотой <text:span text:style-name="T87"></text:span><text:span text:style-name="T47">H=-430 кДж/моль </text:span><text:span text:style-name="T64">(Hf2)</text:span>, k<text:span text:style-name="T65">2</text:span>=0,08, C<text:span text:style-name="T65">02</text:span>=0,0020 при 85 <text:span text:style-name="T26">о</text:span>С.</text:p>
      <text:p text:style-name="P77"/>
      <text:p text:style-name="P53"><text:soft-page-break/><draw:frame draw:style-name="fr10" draw:name="Рисунок 20" text:anchor-type="as-char" svg:width="13.709cm" svg:height="10.372cm" draw:z-index="24"><draw:image xlink:href="Pictures/1000000000000490000003684477B3B66A26C286.png" xlink:type="simple" xlink:show="embed" xlink:actuate="onLoad"/></draw:frame></text:p>
      <text:p text:style-name="P53">Рисунок <text:span text:style-name="T263">8</text:span>. Экспериментальная кривая и результат деконволюции теплового потока изотермического разложения 2-нитробензолдиазоний трифлата <text:span text:style-name="T277">(</text:span><text:span text:style-name="T88">1</text:span><text:span text:style-name="T3">a</text:span><text:span text:style-name="T8">)</text:span> при температуре 85 <text:span text:style-name="T26">о</text:span>С <text:span text:style-name="T176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12"/>
      <text:p text:style-name="P12">Таблица 4.</text:p>
      <text:p text:style-name="P9">Кинетические параметры реакций разложения диазониевых солей <text:span text:style-name="T88">1-3</text:span> </text:p>
      <text:p text:style-name="P9"><text:span text:style-name="T262">(P</text:span><text:span text:style-name="T80">0</text:span><text:span text:style-name="T262"> - начальное значение теплового потока, k - константа скорости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83">Substance</text:p>
            </table:table-cell>
            <table:table-cell table:style-name="Таблица3.A1" table:number-columns-spanned="3" office:value-type="string">
              <text:p text:style-name="P85">P<text:span text:style-name="T65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85">k, g · mol<text:span text:style-name="T26">-1</text:span> · с<text:span text:style-name="T26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85">75<text:span text:style-name="T26">o</text:span></text:p>
          </table:table-cell>
          <table:table-cell table:style-name="Таблица3.B2" office:value-type="string">
            <text:p text:style-name="P85">80<text:span text:style-name="T26">o</text:span></text:p>
          </table:table-cell>
          <table:table-cell table:style-name="Таблица3.B2" office:value-type="string">
            <text:p text:style-name="P85">85<text:span text:style-name="T26">o</text:span></text:p>
          </table:table-cell>
          <table:table-cell table:style-name="Таблица3.B2" office:value-type="string">
            <text:p text:style-name="P85">75<text:span text:style-name="T26">o</text:span></text:p>
          </table:table-cell>
          <table:table-cell table:style-name="Таблица3.B2" office:value-type="string">
            <text:p text:style-name="P85">80<text:span text:style-name="T26">o</text:span></text:p>
          </table:table-cell>
          <table:table-cell table:style-name="Таблица3.G2" office:value-type="string">
            <text:p text:style-name="P85">85<text:span text:style-name="T26">o</text:span>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3.B2" office:value-type="string">
            <text:p text:style-name="P85">4.06</text:p>
          </table:table-cell>
          <table:table-cell table:style-name="Таблица3.B2" office:value-type="string">
            <text:p text:style-name="P85">8.81</text:p>
          </table:table-cell>
          <table:table-cell table:style-name="Таблица3.B2" office:value-type="string">
            <text:p text:style-name="P85">14.7</text:p>
          </table:table-cell>
          <table:table-cell table:style-name="Таблица3.B2" office:value-type="string">
            <text:p text:style-name="P85">0.00025</text:p>
          </table:table-cell>
          <table:table-cell table:style-name="Таблица3.B2" office:value-type="string">
            <text:p text:style-name="P85">0.00052</text:p>
          </table:table-cell>
          <table:table-cell table:style-name="Таблица3.G2" office:value-type="string">
            <text:p text:style-name="P85">0.00073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3.B2" office:value-type="string">
            <text:p text:style-name="P85">0.0094</text:p>
          </table:table-cell>
          <table:table-cell table:style-name="Таблица3.B2" office:value-type="string">
            <text:p text:style-name="P85">1.10</text:p>
          </table:table-cell>
          <table:table-cell table:style-name="Таблица3.B2" office:value-type="string">
            <text:p text:style-name="P85">4.42</text:p>
          </table:table-cell>
          <table:table-cell table:style-name="Таблица3.B2" office:value-type="string">
            <text:p text:style-name="P85">0.00912</text:p>
          </table:table-cell>
          <table:table-cell table:style-name="Таблица3.B2" office:value-type="string">
            <text:p text:style-name="P85">0.01958</text:p>
          </table:table-cell>
          <table:table-cell table:style-name="Таблица3.G2" office:value-type="string">
            <text:p text:style-name="P85">0.0429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3.B2" office:value-type="string">
            <text:p text:style-name="P85">0.900</text:p>
          </table:table-cell>
          <table:table-cell table:style-name="Таблица3.B2" office:value-type="string">
            <text:p text:style-name="P85">1.311</text:p>
          </table:table-cell>
          <table:table-cell table:style-name="Таблица3.B2" office:value-type="string">
            <text:p text:style-name="P85">7.952</text:p>
          </table:table-cell>
          <table:table-cell table:style-name="Таблица3.B2" office:value-type="string">
            <text:p text:style-name="P85">0.0316</text:p>
          </table:table-cell>
          <table:table-cell table:style-name="Таблица3.B2" office:value-type="string">
            <text:p text:style-name="P85">0.0630</text:p>
          </table:table-cell>
          <table:table-cell table:style-name="Таблица3.G2" office:value-type="string">
            <text:p text:style-name="P85">0.1680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3.B2" office:value-type="string">
            <text:p text:style-name="P85">1.477</text:p>
          </table:table-cell>
          <table:table-cell table:style-name="Таблица3.B2" office:value-type="string">
            <text:p text:style-name="P85">3.200</text:p>
          </table:table-cell>
          <table:table-cell table:style-name="Таблица3.B2" office:value-type="string">
            <text:p text:style-name="P85">11.379</text:p>
          </table:table-cell>
          <table:table-cell table:style-name="Таблица3.B2" office:value-type="string">
            <text:p text:style-name="P85">0.0021</text:p>
          </table:table-cell>
          <table:table-cell table:style-name="Таблица3.B2" office:value-type="string">
            <text:p text:style-name="P85">0.0044</text:p>
          </table:table-cell>
          <table:table-cell table:style-name="Таблица3.G2" office:value-type="string">
            <text:p text:style-name="P85">0.0128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3.B2" office:value-type="string">
            <text:p text:style-name="P85">1.957</text:p>
          </table:table-cell>
          <table:table-cell table:style-name="Таблица3.B2" office:value-type="string">
            <text:p text:style-name="P85">2.745</text:p>
          </table:table-cell>
          <table:table-cell table:style-name="Таблица3.B2" office:value-type="string">
            <text:p text:style-name="P85">4.152</text:p>
          </table:table-cell>
          <table:table-cell table:style-name="Таблица3.B2" office:value-type="string">
            <text:p text:style-name="P85">0.0289</text:p>
          </table:table-cell>
          <table:table-cell table:style-name="Таблица3.B2" office:value-type="string">
            <text:p text:style-name="P85">0.0539</text:p>
          </table:table-cell>
          <table:table-cell table:style-name="Таблица3.G2" office:value-type="string">
            <text:p text:style-name="P85">0.1030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3.B2" office:value-type="string">
            <text:p text:style-name="P85">39.241</text:p>
          </table:table-cell>
          <table:table-cell table:style-name="Таблица3.B2" office:value-type="string">
            <text:p text:style-name="P85">89.598</text:p>
          </table:table-cell>
          <table:table-cell table:style-name="Таблица3.B2" office:value-type="string">
            <text:p text:style-name="P85">180.42</text:p>
          </table:table-cell>
          <table:table-cell table:style-name="Таблица3.B2" office:value-type="string">
            <text:p text:style-name="P90">0.0186</text:p>
          </table:table-cell>
          <table:table-cell table:style-name="Таблица3.B2" office:value-type="string">
            <text:p text:style-name="P85">0.0344</text:p>
          </table:table-cell>
          <table:table-cell table:style-name="Таблица3.G2" office:value-type="string">
            <text:p text:style-name="P85">0.0721</text:p>
          </table:table-cell>
        </table:table-row>
      </table:table>
      <text:p text:style-name="P160"><text:span text:style-name="T128">Время </text:span><text:span text:style-name="T177">полураспада</text:span><text:span text:style-name="T128"> трифлата 4-нитрофенилдиазония </text:span><text:span text:style-name="T184">(</text:span><text:span text:style-name="T161">1</text:span><text:span text:style-name="T133">c</text:span><text:span text:style-name="T131">)</text:span><text:span text:style-name="T129"> – </text:span><text:span text:style-name="T130">4 ч.</text:span><text:span text:style-name="T128"> значительно меньше, чем метокси производного </text:span><text:span text:style-name="T135">(</text:span><text:span text:style-name="T166">1d</text:span><text:span text:style-name="T135">)</text:span><text:span text:style-name="T128"> - </text:span><text:span text:style-name="T177">10 ч. </text:span><text:span text:style-name="T180">Тепловой поток при разложении трифлата 4‑нитрофенилдиазония (</text:span><text:span text:style-name="T167">1</text:span><text:span text:style-name="T134">c)</text:span><text:span text:style-name="T132"> -</text:span><text:span text:style-name="T181"> </text:span><text:span text:style-name="T180">101.5 mW/g существенно выше чем для трифлата 4‑метоксифенилдиазония </text:span><text:span text:style-name="T142">(</text:span><text:span text:style-name="T167">1d</text:span><text:span text:style-name="T142">)</text:span><text:span text:style-name="T181"> </text:span><text:span text:style-name="T182">- 5.37 </text:span><text:span text:style-name="T180">mW/g</text:span><text:span text:style-name="T182"> </text:span><text:span text:style-name="T178">(рисунок </text:span><text:span text:style-name="T179">9</text:span><text:span text:style-name="T178">). </text:span></text:p>
      <text:p text:style-name="P5"><text:soft-page-break/><draw:frame draw:style-name="fr11" draw:name="Рисунок 6" text:anchor-type="as-char" svg:width="12.91cm" svg:height="9.684cm" draw:z-index="25"><draw:image xlink:href="Pictures/1000000000000485000003665BBEA063A103997D.png" xlink:type="simple" xlink:show="embed" xlink:actuate="onLoad"/></draw:frame></text:p>
      <text:p text:style-name="P10">Рисунок <text:span text:style-name="T264">9</text:span>. <text:span text:style-name="T276">Тепловой поток (P) при и</text:span>зотермическо<text:span text:style-name="T276">м</text:span> разложени<text:span text:style-name="T276">и</text:span> трифлатов </text:p>
      <text:p text:style-name="P10">4-метоксибензолдиазония <text:span text:style-name="T276">(</text:span><text:span text:style-name="T88">2</text:span><text:span text:style-name="T97">)</text:span> и 4-нитробензолдиазония <text:span text:style-name="T276">(</text:span><text:span text:style-name="T88">1</text:span><text:span text:style-name="T3">c</text:span><text:span text:style-name="T7">)</text:span> при температуре 85 <text:span text:style-name="T26">о</text:span>С</text:p>
      <text:p text:style-name="Standard"/>
      <text:p text:style-name="P39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24">полураспада</text:span> у орто- производного <text:span text:style-name="T88">1</text:span><text:span text:style-name="T3">a</text:span><text:span text:style-name="T15"> – </text:span><text:span text:style-name="T18">4</text:span><text:span text:style-name="T16">5 ч.</text:span>, значительно менее стабильны мета- <text:span text:style-name="T88">1</text:span><text:span text:style-name="T3">b</text:span><text:span text:style-name="T15"> – </text:span><text:span text:style-name="T17">11 ч.</text:span> и наименьшей стабильностью обладает трифлат пара-нитробензолдиазония <text:span text:style-name="T88">1</text:span><text:span text:style-name="T3">c</text:span> - <text:s/><text:span text:style-name="T125">5 ч. при 85 </text:span><text:span text:style-name="T37">о</text:span><text:span text:style-name="T125">С</text:span>. <text:s/><text:span text:style-name="T265">Величины максимальных тепловых эффектов имеют обратный характер и убывают в ряду (</text:span><text:span text:style-name="T100">1c</text:span><text:span text:style-name="T265">)&gt; (</text:span><text:span text:style-name="T100">1b</text:span><text:span text:style-name="T265">)&gt; (</text:span><text:span text:style-name="T100">1a</text:span><text:span text:style-name="T265">)</text:span><text:span text:style-name="T260">.</text:span> Результаты представлены в таблиц<text:span text:style-name="T278">ах</text:span> <text:span text:style-name="T265">3,</text:span><text:span text:style-name="T260">4</text:span> и рисунке <text:span text:style-name="T260">1</text:span><text:span text:style-name="T265">0</text:span>.</text:p>
      <text:p text:style-name="P8"><text:soft-page-break/><draw:frame draw:style-name="fr5" draw:name="Рисунок 7" text:anchor-type="as-char" svg:width="14.416cm" svg:height="10.814cm" draw:z-index="26"><draw:image xlink:href="Pictures/100000000000048B0000035FC83D3ED518C89485.png" xlink:type="simple" xlink:show="embed" xlink:actuate="onLoad"/></draw:frame></text:p>
      <text:p text:style-name="P8">Рисунок <text:span text:style-name="T260">1</text:span><text:span text:style-name="T266">0</text:span>. Тепловой поток <text:span text:style-name="T238">(P)</text:span><text:span text:style-name="T279"> </text:span>при изотермическом разложении трифлатов </text:p>
      <text:p text:style-name="P4">2-, 3- и 4-нитробензолдиазония <text:span text:style-name="T280">(</text:span><text:span text:style-name="T88">1</text:span><text:span text:style-name="T3">a</text:span><text:span text:style-name="T88">-</text:span><text:span text:style-name="T3">c</text:span><text:span text:style-name="T280">) </text:span>при температуре 85 <text:span text:style-name="T26">о</text:span>С</text:p>
      <text:p text:style-name="Standard"/>
      <text:p text:style-name="P18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26">о</text:span>С. <text:span text:style-name="T185">Результаты анализа представлены </text:span><text:span text:style-name="T186">в таблице 5 и </text:span><text:span text:style-name="T185">графически на рисунке </text:span><text:span text:style-name="T178">1</text:span><text:span text:style-name="T183">1</text:span><text:span text:style-name="T185">. </text:span><text:span text:style-name="T187">Сравнивая значения энергий активации следует отметить, что для трифлатных солей эта величина существенно выше</text:span><text:span text:style-name="T188">,</text:span><text:span text:style-name="T187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145"/>
      <text:p text:style-name="P64">Таблица 5 </text:p>
      <text:p text:style-name="P51">Рассчитанные значения кинетических параметров реакций разложения диазониевых </text:p>
      <text:p text:style-name="P51">солей <text:span text:style-name="T281">(</text:span><text:span text:style-name="T88">1-3</text:span><text:span text:style-name="T281">) </text:span>при 25 <text:span text:style-name="T26">о</text:span>С <text:span text:style-name="T267">(k</text:span><text:span text:style-name="T81">298</text:span><text:span text:style-name="T267"> - константа скорости при 298 </text:span><text:span text:style-name="T44">о</text:span><text:span text:style-name="T267">K, Ea — энергия активации)</text:span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 table:style-name="Таблица8.1">
            <table:table-cell table:style-name="Таблица8.A1" office:value-type="string">
              <text:p text:style-name="P84">Substance</text:p>
            </table:table-cell>
            <table:table-cell table:style-name="Таблица8.A1" office:value-type="string">
              <text:p text:style-name="P92">k<text:span text:style-name="T65">298</text:span>, g · mol<text:span text:style-name="T26">-1</text:span> · с<text:span text:style-name="T26">-1</text:span> </text:p>
            </table:table-cell>
            <table:table-cell table:style-name="Таблица8.C1" office:value-type="string">
              <text:p text:style-name="P92">Ea, kJ/mol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92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8.B2" office:value-type="string">
            <text:p text:style-name="P92">4.17*10<text:span text:style-name="T26">-7</text:span></text:p>
          </table:table-cell>
          <table:table-cell table:style-name="Таблица8.C2" office:value-type="string">
            <text:p text:style-name="P92">111.4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8.B2" office:value-type="string">
            <text:p text:style-name="P92">8.66*10<text:span text:style-name="T26">-7</text:span></text:p>
          </table:table-cell>
          <table:table-cell table:style-name="Таблица8.C2" office:value-type="string">
            <text:p text:style-name="P92">159.7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8.B2" office:value-type="string">
            <text:p text:style-name="P92">1.33*10<text:span text:style-name="T26">-6</text:span></text:p>
          </table:table-cell>
          <table:table-cell table:style-name="Таблица8.C2" office:value-type="string">
            <text:p text:style-name="P92">173.0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8.B2" office:value-type="string">
            <text:p text:style-name="P92">1.39*10<text:span text:style-name="T26">-8</text:span></text:p>
          </table:table-cell>
          <table:table-cell table:style-name="Таблица8.C2" office:value-type="string">
            <text:p text:style-name="P92">187.1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8.B2" office:value-type="string">
            <text:p text:style-name="P92">1.39*10<text:span text:style-name="T26">-5</text:span></text:p>
          </table:table-cell>
          <table:table-cell table:style-name="Таблица8.C2" office:value-type="string">
            <text:p text:style-name="P92">131.7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8.B2" office:value-type="string">
            <text:p text:style-name="P92">5.33*10<text:span text:style-name="T26">-6</text:span></text:p>
          </table:table-cell>
          <table:table-cell table:style-name="Таблица8.C2" office:value-type="string">
            <text:p text:style-name="P91">140.3</text:p>
          </table:table-cell>
        </table:table-row>
      </table:table>
      <text:p text:style-name="P18"/>
      <text:p text:style-name="P78"><draw:frame draw:style-name="fr12" draw:name="Изображение7" text:anchor-type="char" svg:width="15.452cm" svg:height="15.168cm" draw:z-index="6"><draw:image xlink:href="Pictures/10000000000003DF000003BFF5B17383441148DE.png" xlink:type="simple" xlink:show="embed" xlink:actuate="onLoad"/></draw:frame><text:span text:style-name="T282">Рисунок </text:span><text:span text:style-name="T239">11</text:span><text:span text:style-name="T282">. Анализ Аррениуса для реакций разложения диазониевых солей </text:span><text:span text:style-name="T98">1-3</text:span></text:p>
      <text:p text:style-name="P25"><text:soft-page-break/></text:p>
      <text:p text:style-name="P20"><text:span text:style-name="T283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45">o</text:span><text:span text:style-name="T284">C обладает трифлат 3-нитрофенилдиазония - 90 лет, наименьшим трифлат 2-нитрофенилдиазония - 25 лет (рисунок </text:span><text:span text:style-name="T268">12</text:span><text:span text:style-name="T284">). Наибольшее влияние на стабильность оказывает природа противоиона (рисунок </text:span><text:span text:style-name="T268">13</text:span><text:span text:style-name="T284">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</text:span><text:span text:style-name="T268"> Следует заметить, что <text:s/>влияние противоиона становится более заметным только при низких температурах, при повышеной температуре (в услових ДСК и потоковой калориметрии) <text:s/>различия во временах разложения солей нивелируются. </text:span><text:span text:style-name="T284">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82">2</text:span><text:span text:style-name="T46">+</text:span><text:span text:style-name="T119">, </text:span><text:span text:style-name="T120">так и наличие и природа нуклеофилов в ближайшем окружении</text:span><text:span text:style-name="T285">.</text:span></text:p>
      <text:p text:style-name="Standard"><text:s/></text:p>
      <text:p text:style-name="P6"><text:span text:style-name="T2"><draw:frame draw:style-name="fr13" draw:name="Изображение4" text:anchor-type="as-char" svg:y="-10.488cm" svg:width="13.755cm" svg:height="10.289cm" draw:z-index="14"><draw:image xlink:href="Pictures/100000000000047A0000036733D1A71E5FC9B046.png" xlink:type="simple" xlink:show="embed" xlink:actuate="onLoad"/></draw:frame></text:span><text:span text:style-name="T2"> </text:span></text:p>
      <text:p text:style-name="P6"><text:span text:style-name="T19">Р</text:span>исунок <text:span text:style-name="T260">1</text:span><text:span text:style-name="T269">2</text:span>. <text:span text:style-name="T260">Рассчитанные </text:span><text:span text:style-name="T270">тепловые потоки (P) для </text:span><text:span text:style-name="T260">кинетически</text:span><text:span text:style-name="T270">х</text:span><text:span text:style-name="T260"> кривы</text:span><text:span text:style-name="T270">х</text:span><text:span text:style-name="T260"> разложения трифлатов 2-, 3- и 4-нитробензолдиазония </text:span><text:span text:style-name="T269">(</text:span><text:span text:style-name="T99">1</text:span><text:span text:style-name="T10">a</text:span><text:span text:style-name="T99">-</text:span><text:span text:style-name="T10">c</text:span><text:span text:style-name="T269">) </text:span><text:span text:style-name="T260">при 25 </text:span><text:span text:style-name="T43">о</text:span><text:span text:style-name="T260">С.</text:span></text:p>
      <text:p text:style-name="P43"/>
      <text:p text:style-name="P46"><text:soft-page-break/><draw:frame draw:style-name="fr14" draw:name="Рисунок 5" text:anchor-type="as-char" svg:width="13.901cm" svg:height="10.456cm" draw:z-index="12"><draw:image xlink:href="Pictures/100000000000047E00000367D594172BA4D251EF.png" xlink:type="simple" xlink:show="embed" xlink:actuate="onLoad"/></draw:frame></text:p>
      <text:p text:style-name="P52">Рисунок <text:span text:style-name="T260">1</text:span><text:span text:style-name="T271">3</text:span>. Рассчитанные <text:span text:style-name="T286">тепловые потоки (P) для </text:span>кинетически<text:span text:style-name="T286">х</text:span> кривы<text:span text:style-name="T286">х</text:span> разложения </text:p>
      <text:p text:style-name="P52">тозилата <text:span text:style-name="T286">(</text:span><text:span text:style-name="T88">2</text:span><text:span text:style-name="T286">),</text:span> трифлата <text:span text:style-name="T286">(</text:span><text:span text:style-name="T88">1</text:span><text:span text:style-name="T3">c</text:span><text:span text:style-name="T286">) </text:span>и тетрафторбората <text:span text:style-name="T286">(</text:span><text:span text:style-name="T88">3</text:span><text:span text:style-name="T286">) </text:span>4-нитробензолдиазония при 25 <text:span text:style-name="T26">о</text:span>С</text:p>
      <text:p text:style-name="P79"/>
      <text:p text:style-name="P30"><text:span text:style-name="T4">GC</text:span><text:span text:style-name="T89">-</text:span><text:span text:style-name="T4">MS</text:span><text:span text:style-name="T89"> </text:span><text:span text:style-name="T90">и LC-MS </text:span><text:span text:style-name="T89">исследование продуктов термического разложения </text:span></text:p>
      <text:p text:style-name="P30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2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88">1-3</text:span> при 85 <text:span text:style-name="T26">о</text:span>С в течение 14 суток с последующим превращением непрореагировавших солей в арилиодиды реакций с <text:span text:style-name="T2">KI</text:span>. Продукты этих превращений были исследованы методом<text:span text:style-name="T295">и</text:span> <text:span text:style-name="T295">GC-MS и LC-MS</text:span>.</text:p>
      <text:p text:style-name="P36">Основным продуктом разложения солей <text:span text:style-name="T88">1b</text:span>, <text:span text:style-name="T88">1c</text:span> <text:span text:style-name="T295">по данным GC-MS </text:span>оказались соответствующие эфиры нитрофенил трифторметансульфонатов <text:span text:style-name="T2">ArOTf</text:span> <text:span text:style-name="T2">and</text:span> <text:span text:style-name="T2">ArOTs</text:span>. <text:span text:style-name="T189">При разложении тозилатной соли </text:span><text:span text:style-name="T164">2 </text:span><text:span text:style-name="T136">основными продуктами являются нитробензол и 1-йод-4-нитробензол</text:span><text:span text:style-name="T137">, эфир </text:span><text:span text:style-name="T138">4-nitrophenyl 4-methylbenzenesulfonate m/z=</text:span><text:span text:style-name="T139">292.1, </text:span><text:span text:style-name="T140">не определяемый методом GC-MS</text:span><text:span text:style-name="T138"> присутствует на хроматограмме LC-MS ESI в отрицательном режиме ионизации</text:span><text:span text:style-name="T136">.</text:span><text:span text:style-name="T122"> </text:span>Для тетрафторборатной соли <text:span text:style-name="T88">3</text:span> основным продуктом, как и следовало ожидать, является 1-фтор-4-нитробензол. <text:span text:style-name="T190">Следует отметить, что при разложении всех изученных солей образуются значительные количества смолообразных продуктов, не определяемых методами </text:span><text:span text:style-name="T191">GC-MS</text:span><text:span text:style-name="T190">.</text:span><text:span text:style-name="T128"> </text:span><text:span text:style-name="T192">Хроматограммы </text:span><text:span text:style-name="T191">GC-MS </text:span><text:span text:style-name="T192">представлены </text:span><text:span text:style-name="T193">в приложении </text:span><text:span text:style-name="T194">2</text:span><text:span text:style-name="T193"> </text:span><text:span text:style-name="T128">на рисунках 15-</text:span><text:span text:style-name="T192">20</text:span><text:span text:style-name="T128">. </text:span><text:span text:style-name="T306">В общем для солей </text:span><text:span text:style-name="T91">1b</text:span><text:span text:style-name="T306">, </text:span><text:span text:style-name="T91">1c</text:span><text:span text:style-name="T306">, </text:span><text:span text:style-name="T91">2</text:span><text:span text:style-name="T306">, </text:span><text:span text:style-name="T91">3</text:span><text:span text:style-name="T306"> </text:span><text:span text:style-name="T196">В общем по результатам GC-MS и LC-MS можно предположить основн</text:span><text:span text:style-name="T209">ую</text:span><text:span text:style-name="T196"> схем</text:span><text:span text:style-name="T209">у</text:span><text:span text:style-name="T196"> процессов протекающих при термическом разложении </text:span><text:span text:style-name="T209">этих </text:span><text:span text:style-name="T196">ДС: </text:span></text:p>
      <text:p text:style-name="P171"><draw:frame draw:style-name="fr2" draw:name="Изображение10" text:anchor-type="as-char" svg:width="12.026cm" svg:height="1.565cm" draw:z-index="27"><draw:image xlink:href="Pictures/100000000000058C000000B997ECCBFAC38DF24B.png" xlink:type="simple" xlink:show="embed" xlink:actuate="onLoad"/></draw:frame></text:p>
      <text:p text:style-name="P35"><text:soft-page-break/>Однако, для соли <text:span text:style-name="T88">1</text:span><text:span text:style-name="T3">a</text:span> с нитро-группой в <text:span text:style-name="T104">орто</text:span>-положении продукта замещения диазониевой группы на трифлат-анион не обнаружено, <text:span text:style-name="T302">поэтому продукты разложения этой соли были исследованы методом </text:span><text:span text:style-name="T207">LC-MS, </text:span><text:span text:style-name="T208">результаты</text:span><text:span text:style-name="T141"> представлены</text:span><text:span text:style-name="T207"> представлены в таблице 6.</text:span> <text:span text:style-name="T196">Полимерные цепочки для соединени</text:span><text:span text:style-name="T208">я</text:span><text:span text:style-name="T196"> </text:span><text:span text:style-name="T165">1a</text:span><text:span text:style-name="T196"> имеют шаг равный молекулярной массе </text:span><text:span text:style-name="T206">б</text:span><text:span text:style-name="T196">ензин-производн</text:span><text:span text:style-name="T206">ого</text:span><text:span text:style-name="T196"> NO</text:span><text:span text:style-name="T155">2</text:span><text:span text:style-name="T196">C</text:span><text:span text:style-name="T155">6</text:span><text:span text:style-name="T196">H</text:span><text:span text:style-name="T155">3</text:span><text:span text:style-name="T196">. Кроме того в продуктах обнаружен</text:span><text:span text:style-name="T208">а</text:span><text:span text:style-name="T196"> цепочк</text:span><text:span text:style-name="T208">а</text:span><text:span text:style-name="T196"> с шагом </text:span><text:span text:style-name="T197">D</text:span><text:span text:style-name="T196">M/Z=</text:span><text:span text:style-name="T198">223</text:span><text:span text:style-name="T196">, вероятно имеющую брутто формулу </text:span><text:span text:style-name="T201">[</text:span><text:span text:style-name="T202">NO</text:span><text:span text:style-name="T153">2</text:span><text:span text:style-name="T202">C</text:span><text:span text:style-name="T153">6</text:span><text:span text:style-name="T202">H</text:span><text:span text:style-name="T153">4</text:span><text:span text:style-name="T204">S</text:span><text:span text:style-name="T202">C</text:span><text:span text:style-name="T203">F</text:span><text:span text:style-name="T153">3</text:span><text:span text:style-name="T201">]</text:span><text:span text:style-name="T206">. </text:span></text:p>
      <text:p text:style-name="P22">Таблица 6.</text:p>
      <text:p text:style-name="P34"><text:span text:style-name="T128">Основные </text:span><text:span text:style-name="T195">пики</text:span><text:span text:style-name="T128"> присутствующие на LC-MS хроматограммах продуктов </text:span></text:p>
      <text:p text:style-name="P34"><text:span text:style-name="T128">разложения ДС </text:span><text:span text:style-name="T173">2-NO</text:span><text:span text:style-name="T154">2</text:span><text:span text:style-name="T175">С</text:span><text:span text:style-name="T154">6</text:span><text:span text:style-name="T173">H</text:span><text:span text:style-name="T154">4</text:span><text:span text:style-name="T173">N</text:span><text:span text:style-name="T154">2</text:span><text:span text:style-name="T159">+</text:span><text:span text:style-name="T173"> TfO</text:span><text:span text:style-name="T159">-</text:span><text:span text:style-name="T173"> (</text:span><text:span text:style-name="T174">1a</text:span><text:span text:style-name="T173">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 table:style-name="Таблица4.1">
            <table:table-cell table:style-name="Таблица4.A1" office:value-type="string">
              <text:p text:style-name="P126"><text:span text:style-name="T25">Ionization</text:span> <text:span text:style-name="T25">Mode</text:span></text:p>
            </table:table-cell>
            <table:table-cell table:style-name="Таблица4.A1" office:value-type="string">
              <text:p text:style-name="P127">M/Z</text:p>
            </table:table-cell>
            <table:table-cell table:style-name="Таблица4.C1" office:value-type="string">
              <text:p text:style-name="P125">Compound</text:p>
            </table:table-cell>
          </table:table-row>
        </table:table-header-rows>
        <table:table-row table:style-name="Таблица4.1">
          <table:table-cell table:style-name="Таблица4.A2" office:value-type="string">
            <text:p text:style-name="P110">Positive ESI</text:p>
          </table:table-cell>
          <table:table-cell table:style-name="Таблица4.A2" office:value-type="string">
            <text:p text:style-name="P112">74.1; 297.1; 520.2; 743.2</text:p>
            <text:p text:style-name="P112"/>
            <text:p text:style-name="P112"/>
            <text:p text:style-name="P112">432.1; 553.1; 674.1; 795.1; 916.1; 1037.1; 1158.1 </text:p>
            <text:p text:style-name="P112"/>
            <text:p text:style-name="P118">525.1; 646.1; 767.1; <text:span text:style-name="T296">888.1; 1009.1; 1130.1</text:span></text:p>
            <text:p text:style-name="P118"/>
            <text:p text:style-name="P118"/>
            <text:p text:style-name="P118"/>
            <text:p text:style-name="P119">588.2; 710.1; 831.2; 952.2;</text:p>
            <text:p text:style-name="P119"/>
            <text:p text:style-name="P120">275.1; 785.8; 915.2; 1087.1</text:p>
          </table:table-cell>
          <table:table-cell table:style-name="Таблица4.C2" office:value-type="string">
            <text:p text:style-name="P117"><text:span text:style-name="T301">Ц</text:span>епочка P1 с шагом 223 <text:span text:style-name="T297">вероятно </text:span>[<text:span text:style-name="T298">NO</text:span><text:span text:style-name="T83">2</text:span><text:span text:style-name="T298">C</text:span><text:span text:style-name="T83">6</text:span><text:span text:style-name="T298">H</text:span><text:span text:style-name="T83">4</text:span><text:span text:style-name="T298">SCF</text:span><text:span text:style-name="T83">3</text:span><text:span text:style-name="T199">]</text:span></text:p>
            <text:p text:style-name="P128"/>
            <text:p text:style-name="P112"><text:span text:style-name="T199">Полимерная цепочка P2 с шагом 121 [C</text:span><text:span text:style-name="T150">6</text:span><text:span text:style-name="T199">H</text:span><text:span text:style-name="T150">3</text:span><text:span text:style-name="T199">NO</text:span><text:span text:style-name="T150">2</text:span><text:span text:style-name="T199">]</text:span></text:p>
            <text:p text:style-name="P128"/>
            <text:p text:style-name="P113"><text:span text:style-name="T199">Полимерная цепочка P</text:span><text:span text:style-name="T200">3</text:span><text:span text:style-name="T199"> с шагом 121 <text:s/>[C</text:span><text:span text:style-name="T150">6</text:span><text:span text:style-name="T199">H</text:span><text:span text:style-name="T150">3</text:span><text:span text:style-name="T199">NO</text:span><text:span text:style-name="T150">2</text:span><text:span text:style-name="T199">]</text:span></text:p>
            <text:p text:style-name="P132">Различие между P2 и P3 - 28 соответствует потере азота</text:p>
            <text:p text:style-name="P129"/>
            <text:p text:style-name="P114"><text:span text:style-name="T199">Полимерная цепочка P</text:span><text:span text:style-name="T205">4</text:span><text:span text:style-name="T199"> с шагом 121 <text:s/>[C</text:span><text:span text:style-name="T150">6</text:span><text:span text:style-name="T199">H</text:span><text:span text:style-name="T150">3</text:span><text:span text:style-name="T199">NO</text:span><text:span text:style-name="T150">2</text:span><text:span text:style-name="T199">]</text:span></text:p>
          </table:table-cell>
        </table:table-row>
        <table:table-row table:style-name="Таблица4.1">
          <table:table-cell table:style-name="Таблица4.A2" office:value-type="string">
            <text:p text:style-name="P111">Positive APCI</text:p>
          </table:table-cell>
          <table:table-cell table:style-name="Таблица4.A2" office:value-type="string">
            <text:p text:style-name="P122">394.0; 515.0; 635.9; </text:p>
            <text:p text:style-name="P122">756.9; 877.8; 998.8; 1119.7</text:p>
            <text:p text:style-name="P121"/>
            <text:p text:style-name="P123">597.3; 875.4; 877.4; 879.4</text:p>
          </table:table-cell>
          <table:table-cell table:style-name="Таблица4.C2" office:value-type="string">
            <text:p text:style-name="P115"><text:span text:style-name="T199">Полимерная цепочка P</text:span><text:span text:style-name="T205">5</text:span><text:span text:style-name="T199"> с шагом 121 <text:s/>[C</text:span><text:span text:style-name="T150">6</text:span><text:span text:style-name="T199">H</text:span><text:span text:style-name="T150">3</text:span><text:span text:style-name="T199">NO</text:span><text:span text:style-name="T150">2</text:span><text:span text:style-name="T199">]</text:span></text:p>
          </table:table-cell>
        </table:table-row>
        <table:table-row table:style-name="Таблица4.1">
          <table:table-cell table:style-name="Таблица4.A2" office:value-type="string">
            <text:p text:style-name="P111">Negative ESI</text:p>
          </table:table-cell>
          <table:table-cell table:style-name="Таблица4.A2" office:value-type="string">
            <text:p text:style-name="P124">380.1; 501.1; 622.1; </text:p>
            <text:p text:style-name="P124">743.1; 864.1</text:p>
            <text:p text:style-name="P123"/>
            <text:p text:style-name="P123">528.0; 649.1; 770.1; 891.1</text:p>
            <text:p text:style-name="P123"/>
            <text:p text:style-name="P123">149.0</text:p>
            <text:p text:style-name="P124">276.8; 320.9; 436.7; </text:p>
            <text:p text:style-name="P124">563.6; 936.2</text:p>
          </table:table-cell>
          <table:table-cell table:style-name="Таблица4.C2" office:value-type="string">
            <text:p text:style-name="P116"><text:span text:style-name="T199">Полимерная цепочка P</text:span><text:span text:style-name="T205">6</text:span><text:span text:style-name="T199"> с шагом 121 <text:s/>[C</text:span><text:span text:style-name="T150">6</text:span><text:span text:style-name="T199">H</text:span><text:span text:style-name="T150">3</text:span><text:span text:style-name="T199">NO</text:span><text:span text:style-name="T150">2</text:span><text:span text:style-name="T199">]</text:span></text:p>
            <text:p text:style-name="P130"/>
            <text:p text:style-name="P116"><text:span text:style-name="T199">Полимерная цепочка P</text:span><text:span text:style-name="T205">7</text:span><text:span text:style-name="T199"> с шагом 121 <text:s/>[C</text:span><text:span text:style-name="T150">6</text:span><text:span text:style-name="T199">H</text:span><text:span text:style-name="T150">3</text:span><text:span text:style-name="T199">NO</text:span><text:span text:style-name="T150">2</text:span><text:span text:style-name="T199">]</text:span></text:p>
            <text:p text:style-name="P123"><text:span text:style-name="T199">TfO</text:span><text:span text:style-name="T156">-</text:span></text:p>
            <text:p text:style-name="P131"/>
          </table:table-cell>
        </table:table-row>
      </table:table>
      <text:p text:style-name="P168"/>
      <text:p text:style-name="P23"><text:span text:style-name="T303">Наличие смолообразных продуктов вероятно связано с процессами полимеризации и образования высоко молекулярных продуктов, протекающих через образование бензин </text:span><text:soft-page-break/><text:span text:style-name="T303">производного по схеме 2, с последующей его полимеризацией по уравнению 3. Эти полимерные продукты которые обнаружены в спектрах </text:span>ДС <text:span text:style-name="T304">1</text:span><text:span text:style-name="T305">a</text:span><text:span text:style-name="T303">.</text:span></text:p>
      <text:p text:style-name="P24"/>
      <text:p text:style-name="P144"><draw:frame draw:style-name="fr1" draw:name="Изображение8" text:anchor-type="as-char" svg:width="11.361cm" svg:height="5.697cm" draw:z-index="8"><draw:image xlink:href="Pictures/1000000000000554000002AC0FEF3F176FC770DB.png" xlink:type="simple" xlink:show="embed" xlink:actuate="onLoad"/></draw:frame></text:p>
      <text:p text:style-name="P44"/>
      <text:p text:style-name="P16">Квантовохимические исследования</text:p>
      <text:p text:style-name="Standard">По результатам анализа продуктов термического разложения <text:span text:style-name="T88">1</text:span><text:span text:style-name="T3">a</text:span><text:span text:style-name="T88">-</text:span><text:span text:style-name="T3">c</text:span>, <text:span text:style-name="T88">2</text:span>, <text:span text:style-name="T88">3</text:span> мы впервые провели расчет термодинамики этих процессов методом <text:span text:style-name="T2">DFT</text:span> RB3LYP/aug-cc-pVDZ. В результате расчетов были получены стационарные структуры без мнимых частот <text:span text:style-name="T2">IR</text:span> для солей <text:span text:style-name="T88">1</text:span><text:span text:style-name="T3">a</text:span><text:span text:style-name="T88">-</text:span><text:span text:style-name="T3">c</text:span>, <text:span text:style-name="T88">2</text:span>, <text:span text:style-name="T88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3">2</text:span>. Основными продуктами для трифлатов <text:span text:style-name="T88">1</text:span><text:span text:style-name="T3">a</text:span><text:span text:style-name="T88">-</text:span><text:span text:style-name="T3">c</text:span> и тозилата <text:span text:style-name="T88">2 </text:span>выбраны эфиры соответствующих кислот и замещенных фенолов, а при разложении тетрафторбората <text:span text:style-name="T88">3</text:span> <text:span text:style-name="T287">-</text:span> <text:span text:style-name="T287">4‑</text:span>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88">3</text:span> первоначально может происходить отщепление <text:span text:style-name="T2">BF</text:span><text:span text:style-name="T65">3</text:span> <text:span text:style-name="T2">c</text:span> образованием 4-<text:span text:style-name="T2">NO</text:span><text:span text:style-name="T65">2</text:span><text:span text:style-name="T2">C</text:span><text:span text:style-name="T65">6</text:span><text:span text:style-name="T2">H</text:span><text:span text:style-name="T65">4</text:span><text:span text:style-name="T2">N</text:span><text:span text:style-name="T65">2</text:span><text:span text:style-name="T26">+</text:span><text:span text:style-name="T2">F</text:span><text:span text:style-name="T26">- </text:span><text:span text:style-name="T88">3a</text:span> (уравнение 1) мы рассчитали термодинамику и этой реакции, а также реакции разложения соли <text:span text:style-name="T88">3a</text:span> (<text:span text:style-name="T2">tabl</text:span>. 6, <text:span text:style-name="T2">entr</text:span>ies 6<text:span text:style-name="T2">a</text:span>,b). </text:p>
      <text:p text:style-name="P12">Таблица <text:span text:style-name="T273">7</text:span></text:p>
      <text:p text:style-name="P7">Расчётные термодинамические параметры реакций разложения диазониевых солей <text:span text:style-name="T88">1</text:span><text:span text:style-name="T3">a‑c</text:span>, <text:span text:style-name="T88">2</text:span>, <text:span text:style-name="T88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94">Entry</text:p>
          </table:table-cell>
          <table:table-cell table:style-name="Таблица5.A1" office:value-type="string">
            <text:p text:style-name="P97">Реакция</text:p>
          </table:table-cell>
          <table:table-cell table:style-name="Таблица5.A1" office:value-type="string">
            <text:p text:style-name="P98"><text:span text:style-name="T109"></text:span>G<text:span text:style-name="T65">298</text:span><text:span text:style-name="T113">, </text:span><text:span text:style-name="T116">kJ/mol</text:span></text:p>
          </table:table-cell>
          <table:table-cell table:style-name="Таблица5.A1" office:value-type="string">
            <text:p text:style-name="P98"><text:span text:style-name="T108"></text:span>H<text:span text:style-name="T65">298</text:span><text:span text:style-name="T113">, </text:span><text:span text:style-name="T74"><text:s/></text:span><text:span text:style-name="T115"><text:s/></text:span><text:span text:style-name="T116">kJ/mol</text:span></text:p>
          </table:table-cell>
          <table:table-cell table:style-name="Таблица5.E1" office:value-type="string">
            <text:p text:style-name="P98"><text:span text:style-name="T108"></text:span>S*298.15, <text:s/><text:span text:style-name="T73"><text:s/></text:span><text:span text:style-name="T114"><text:s/></text:span><text:span text:style-name="T116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96">1</text:p>
          </table:table-cell>
          <table:table-cell table:style-name="Таблица5.A1" office:value-type="string">
            <text:p text:style-name="P96"><text:span text:style-name="T2">2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text:s/></text:span><text:span text:style-name="T48">→</text:span><text:span text:style-name="T2"> 2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5">-268.6</text:p>
          </table:table-cell>
          <table:table-cell table:style-name="Таблица5.A1" office:value-type="string">
            <text:p text:style-name="P95">-230.1</text:p>
          </table:table-cell>
          <table:table-cell table:style-name="Таблица5.E1" office:value-type="string">
            <text:p text:style-name="P95">38.5</text:p>
          </table:table-cell>
        </table:table-row>
        <table:table-row table:style-name="Таблица5.1">
          <table:table-cell table:style-name="Таблица5.A1" office:value-type="string">
            <text:p text:style-name="P96">2</text:p>
          </table:table-cell>
          <table:table-cell table:style-name="Таблица5.A1" office:value-type="string">
            <text:p text:style-name="P96"><text:span text:style-name="T2">3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48">→</text:span><text:span text:style-name="T2"> 3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5">-282.4</text:p>
          </table:table-cell>
          <table:table-cell table:style-name="Таблица5.A1" office:value-type="string">
            <text:p text:style-name="P95">-242.8</text:p>
          </table:table-cell>
          <table:table-cell table:style-name="Таблица5.E1" office:value-type="string">
            <text:p text:style-name="P95">39.6</text:p>
          </table:table-cell>
        </table:table-row>
        <table:table-row table:style-name="Таблица5.1">
          <table:table-cell table:style-name="Таблица5.A1" office:value-type="string">
            <text:p text:style-name="P96">3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5">-287.6</text:p>
          </table:table-cell>
          <table:table-cell table:style-name="Таблица5.A1" office:value-type="string">
            <text:p text:style-name="P95">-248.0</text:p>
          </table:table-cell>
          <table:table-cell table:style-name="Таблица5.E1" office:value-type="string">
            <text:p text:style-name="P95">39.6</text:p>
          </table:table-cell>
        </table:table-row>
        <table:table-row table:style-name="Таблица5.1">
          <table:table-cell table:style-name="Таблица5.A1" office:value-type="string">
            <text:p text:style-name="P96">4</text:p>
          </table:table-cell>
          <table:table-cell table:style-name="Таблица5.A1" office:value-type="string">
            <text:p text:style-name="P96"><text:span text:style-name="T2">4-MeO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48">→</text:span><text:span text:style-name="T2"> 4-MeO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5">-238.1</text:p>
          </table:table-cell>
          <table:table-cell table:style-name="Таблица5.A1" office:value-type="string">
            <text:p text:style-name="P95">-200.5</text:p>
          </table:table-cell>
          <table:table-cell table:style-name="Таблица5.E1" office:value-type="string">
            <text:p text:style-name="P95">37.7</text:p>
          </table:table-cell>
        </table:table-row>
        <table:table-row table:style-name="Таблица5.1">
          <table:table-cell table:style-name="Таблица5.A1" office:value-type="string">
            <text:p text:style-name="P96">5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s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s + N</text:span><text:span text:style-name="T69">2</text:span></text:p>
          </table:table-cell>
          <table:table-cell table:style-name="Таблица5.A1" office:value-type="string">
            <text:p text:style-name="P95">-328.4</text:p>
          </table:table-cell>
          <table:table-cell table:style-name="Таблица5.A1" office:value-type="string">
            <text:p text:style-name="P95">-283.9</text:p>
          </table:table-cell>
          <table:table-cell table:style-name="Таблица5.E1" office:value-type="string">
            <text:p text:style-name="P95">44.6</text:p>
          </table:table-cell>
        </table:table-row>
        <table:table-row table:style-name="Таблица5.1">
          <table:table-cell table:style-name="Таблица5.A1" office:value-type="string">
            <text:p text:style-name="P96">6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BF</text:span><text:span text:style-name="T69">4</text:span><text:span text:style-name="T2">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F + BF</text:span><text:span text:style-name="T69">3</text:span><text:span text:style-name="T2"> + N</text:span><text:span text:style-name="T69">2</text:span></text:p>
          </table:table-cell>
          <table:table-cell table:style-name="Таблица5.A1" office:value-type="string">
            <text:p text:style-name="P95">-276.2</text:p>
          </table:table-cell>
          <table:table-cell table:style-name="Таблица5.A1" office:value-type="string">
            <text:p text:style-name="P95">-188.4</text:p>
          </table:table-cell>
          <table:table-cell table:style-name="Таблица5.E1" office:value-type="string">
            <text:p text:style-name="P95">87.9</text:p>
          </table:table-cell>
        </table:table-row>
        <table:table-row table:style-name="Таблица5.1">
          <table:table-cell table:style-name="Таблица5.A1" office:value-type="string">
            <text:p text:style-name="P96">6<text:span text:style-name="T2">a</text:span>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BF</text:span><text:span text:style-name="T69">4</text:span><text:span text:style-name="T2">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">F + BF</text:span><text:span text:style-name="T69">3</text:span><text:span text:style-name="T2"> </text:span></text:p>
          </table:table-cell>
          <table:table-cell table:style-name="Таблица5.A1" office:value-type="string">
            <text:p text:style-name="P88"><text:span text:style-name="T225">76</text:span>.<text:span text:style-name="T225">2</text:span></text:p>
          </table:table-cell>
          <table:table-cell table:style-name="Таблица5.A1" office:value-type="string">
            <text:p text:style-name="P89">124.6</text:p>
          </table:table-cell>
          <table:table-cell table:style-name="Таблица5.E1" office:value-type="string">
            <text:p text:style-name="P89">48.5</text:p>
          </table:table-cell>
        </table:table-row>
        <table:table-row table:style-name="Таблица5.1">
          <table:table-cell table:style-name="Таблица5.A1" office:value-type="string">
            <text:p text:style-name="P93">6b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">F</text:span><text:span text:style-name="T27">-</text:span><text:span text:style-name="T2"> </text:span><text:span text:style-name="T48">→ </text:span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F + N</text:span><text:span text:style-name="T69">2</text:span></text:p>
          </table:table-cell>
          <table:table-cell table:style-name="Таблица5.A1" office:value-type="string">
            <text:p text:style-name="P88">-3<text:span text:style-name="T225">5</text:span>2.<text:span text:style-name="T225">3</text:span></text:p>
          </table:table-cell>
          <table:table-cell table:style-name="Таблица5.A1" office:value-type="string">
            <text:p text:style-name="P89">312.9</text:p>
          </table:table-cell>
          <table:table-cell table:style-name="Таблица5.E1" office:value-type="string">
            <text:p text:style-name="P89">39.4</text:p>
          </table:table-cell>
        </table:table-row>
      </table:table>
      <text:p text:style-name="P12"/>
      <text:p text:style-name="P12"><text:soft-page-break/>Таблица <text:span text:style-name="T273">8</text:span>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105">Реакция</text:p>
          </table:table-cell>
          <table:table-cell table:style-name="Таблица6.A1" office:value-type="string">
            <text:p text:style-name="P105">Теоретическое</text:p>
          </table:table-cell>
          <table:table-cell table:style-name="Таблица6.A1" table:number-columns-spanned="3" office:value-type="string">
            <text:p text:style-name="P105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105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101"><text:span text:style-name="T117"></text:span><text:span text:style-name="T116">H</text:span><text:span text:style-name="T75">298</text:span><text:span text:style-name="T116">,</text:span><text:span text:style-name="T76"> </text:span><text:span text:style-name="T72"><text:s/></text:span><text:span text:style-name="T113"><text:s/></text:span><text:span text:style-name="T116">kJ/mol</text:span></text:p>
          </table:table-cell>
          <table:table-cell table:style-name="Таблица6.A1" office:value-type="string">
            <text:p text:style-name="P102"><text:span text:style-name="T110"></text:span>H<text:span text:style-name="T65">348</text:span><text:span text:style-name="T112">,</text:span><text:span text:style-name="T65"> </text:span><text:span text:style-name="T72"><text:s/></text:span><text:span text:style-name="T113"><text:s/></text:span><text:span text:style-name="T116">kJ/mol</text:span></text:p>
          </table:table-cell>
          <table:table-cell table:style-name="Таблица6.A1" office:value-type="string">
            <text:p text:style-name="P102"><text:span text:style-name="T110"></text:span>H<text:span text:style-name="T65">353</text:span><text:span text:style-name="T112">,</text:span><text:span text:style-name="T72"> </text:span><text:span text:style-name="T113"><text:s/></text:span><text:span text:style-name="T116">kJ/mol</text:span></text:p>
          </table:table-cell>
          <table:table-cell table:style-name="Таблица6.A1" office:value-type="string">
            <text:p text:style-name="P102"><text:span text:style-name="T110"></text:span>H<text:span text:style-name="T65">358</text:span><text:span text:style-name="T112">,</text:span><text:span text:style-name="T72"> </text:span><text:span text:style-name="T113"><text:s/></text:span><text:span text:style-name="T116">kJ/mol</text:span></text:p>
          </table:table-cell>
          <table:table-cell table:style-name="Таблица6.F1" office:value-type="string">
            <text:p text:style-name="P102"><text:span text:style-name="T110"></text:span>H<text:span text:style-name="T112">,</text:span><text:span text:style-name="T72"> </text:span><text:span text:style-name="T113"><text:s/></text:span><text:span text:style-name="T116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2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text:s/></text:span><text:span text:style-name="T20">→</text:span><text:span text:style-name="T2"> 2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66">-230</text:p>
          </table:table-cell>
          <table:table-cell table:style-name="Таблица6.A1" office:value-type="string">
            <text:p text:style-name="P68">-414</text:p>
          </table:table-cell>
          <table:table-cell table:style-name="Таблица6.A1" office:value-type="string">
            <text:p text:style-name="P70">-386</text:p>
          </table:table-cell>
          <table:table-cell table:style-name="Таблица6.A1" office:value-type="string">
            <text:p text:style-name="P69">-396</text:p>
          </table:table-cell>
          <table:table-cell table:style-name="Таблица6.F1" office:value-type="string">
            <text:p text:style-name="P100"><text:span text:style-name="T21">-</text:span><text:span text:style-name="T2">203.</text:span><text:span text:style-name="T21">4</text:span>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3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3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68">-243</text:p>
          </table:table-cell>
          <table:table-cell table:style-name="Таблица6.A1" office:value-type="string">
            <text:p text:style-name="P68">-228</text:p>
          </table:table-cell>
          <table:table-cell table:style-name="Таблица6.A1" office:value-type="string">
            <text:p text:style-name="P70">-230</text:p>
          </table:table-cell>
          <table:table-cell table:style-name="Таблица6.A1" office:value-type="string">
            <text:p text:style-name="P70">-225</text:p>
          </table:table-cell>
          <table:table-cell table:style-name="Таблица6.F1" office:value-type="string">
            <text:p text:style-name="P103">-238.5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68">-248</text:p>
          </table:table-cell>
          <table:table-cell table:style-name="Таблица6.A1" office:value-type="string">
            <text:p text:style-name="P68">-200</text:p>
          </table:table-cell>
          <table:table-cell table:style-name="Таблица6.A1" office:value-type="string">
            <text:p text:style-name="P70">-235</text:p>
          </table:table-cell>
          <table:table-cell table:style-name="Таблица6.A1" office:value-type="string">
            <text:p text:style-name="P70">-250</text:p>
          </table:table-cell>
          <table:table-cell table:style-name="Таблица6.F1" office:value-type="string">
            <text:p text:style-name="P103">-65.8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MeO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MeO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68">-201</text:p>
          </table:table-cell>
          <table:table-cell table:style-name="Таблица6.A1" office:value-type="string">
            <text:p text:style-name="P68">-183</text:p>
          </table:table-cell>
          <table:table-cell table:style-name="Таблица6.A1" office:value-type="string">
            <text:p text:style-name="P69">-183</text:p>
          </table:table-cell>
          <table:table-cell table:style-name="Таблица6.A1" office:value-type="string">
            <text:p text:style-name="P70">-106</text:p>
          </table:table-cell>
          <table:table-cell table:style-name="Таблица6.F1" office:value-type="string">
            <text:p text:style-name="P103">-64.5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s </text:span><text:span text:style-name="T20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s + N</text:span><text:span text:style-name="T69">2</text:span></text:p>
          </table:table-cell>
          <table:table-cell table:style-name="Таблица6.A1" office:value-type="string">
            <text:p text:style-name="P67">-284</text:p>
          </table:table-cell>
          <table:table-cell table:style-name="Таблица6.A1" office:value-type="string">
            <text:p text:style-name="P68">-253</text:p>
          </table:table-cell>
          <table:table-cell table:style-name="Таблица6.A1" office:value-type="string">
            <text:p text:style-name="P70">-232</text:p>
          </table:table-cell>
          <table:table-cell table:style-name="Таблица6.A1" office:value-type="string">
            <text:p text:style-name="P69">-231</text:p>
          </table:table-cell>
          <table:table-cell table:style-name="Таблица6.F1" office:value-type="string">
            <text:p text:style-name="P103">-117.3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BF</text:span><text:span text:style-name="T69">4</text:span><text:span text:style-name="T2"> </text:span><text:span text:style-name="T20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F + BF</text:span><text:span text:style-name="T69">3</text:span><text:span text:style-name="T2"> + N</text:span><text:span text:style-name="T69">2</text:span></text:p>
          </table:table-cell>
          <table:table-cell table:style-name="Таблица6.A1" office:value-type="string">
            <text:p text:style-name="P71"><text:span text:style-name="T210">-</text:span>188 </text:p>
          </table:table-cell>
          <table:table-cell table:style-name="Таблица6.A1" office:value-type="string">
            <text:p text:style-name="P68">-173</text:p>
          </table:table-cell>
          <table:table-cell table:style-name="Таблица6.A1" office:value-type="string">
            <text:p text:style-name="P70">-156</text:p>
          </table:table-cell>
          <table:table-cell table:style-name="Таблица6.A1" office:value-type="string">
            <text:p text:style-name="P70">-147</text:p>
          </table:table-cell>
          <table:table-cell table:style-name="Таблица6.F1" office:value-type="string">
            <text:p text:style-name="P104"><text:span text:style-name="T211">-</text:span>54.3</text:p>
          </table:table-cell>
        </table:table-row>
      </table:table>
      <text:p text:style-name="P19"/>
      <text:p text:style-name="Standard">В целом, для всех реакций разложения солей <text:span text:style-name="T88">1b-d</text:span>, <text:span text:style-name="T88">2</text:span> and <text:span text:style-name="T88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88">1a</text:span> с нитро-группой в <text:span text:style-name="T104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88">1a</text:span> не образуются продукты замещения диазониевой группы на группу OTf. Следовательно, разложение соли <text:span text:style-name="T88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88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26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55933403724625" text:continue-numbering="true" text:style-name="WWNum1">
        <text:list-item>
          <text:list>
            <text:list-item>
              <text:list>
                <text:list-item>
                  <text:h text:style-name="P182" text:outline-level="3">Выводы</text:h>
                </text:list-item>
              </text:list>
            </text:list-item>
          </text:list>
        </text:list-item>
      </text:list>
      <text:p text:style-name="P31">Проведенный анализ Аррениуса и аппроксимация кривых разложения на нормальные условия показал<text:span text:style-name="T288">и,</text:span> что наибольшей стабильностью в хранении при нормальных условиях следует ожидать у трифлатных солей. </text:p>
      <text:p text:style-name="P32"><text:span text:style-name="T288">П</text:span>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<text:soft-page-break/>происходит при различных температурах, <text:span text:style-name="T288">что затрудняет анализ и сравнение полученных данных</text:span>. <text:span text:style-name="T299">С</text:span>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</text:p>
      <text:p text:style-name="P15">По <text:span text:style-name="T288">результатам</text:span>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4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<text:span text:style-name="T288">-</text:span> и мета<text:span text:style-name="T288">-</text:span>производного. </text:p>
      <text:p text:style-name="P33">GC-MS и LC-MS исследования продуктов разложения показали, что процесс идет как минимум двумя основными путями - образование эфиров с тозилат и трифлат анионом (фторидов, в случае тетрафторбората) и за счет образования промежуточных бензин-производных с их последующей полимеризацией.</text:p>
      <text:p text:style-name="P14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<text:span text:style-name="T260">Энергетические эффекты для <text:s/>сульфоната 2-нитрофенилдиазония почти в два раза превышают расчетные </text:span><text:span text:style-name="T274">по механизму </text:span><text:span text:style-name="T101">1</text:span><text:span text:style-name="T260">, что связано с </text:span><text:span text:style-name="T275">преобладанием</text:span><text:span text:style-name="T260"> механизм</text:span><text:span text:style-name="T275">а</text:span><text:span text:style-name="T260"> </text:span><text:span text:style-name="T101">2,3</text:span><text:span text:style-name="T274"> </text:span><text:span text:style-name="T260">разложения </text:span><text:span text:style-name="T274">и образования полимерных продуктов</text:span><text:span text:style-name="T260">.</text:span></text:p>
      <text:p text:style-name="P14"><text:span text:style-name="T288">Существенное влияние</text:span> на стабильность солей <text:span text:style-name="T288">оказывает</text:span> вид аниона. <text:span text:style-name="T288">В</text:span> случае трифлата 4-нитрофенилдиазония наблюдается значительное увеличение <text:span text:style-name="T288">времени полураспада и уменьшение величины максимального теплового потока при нормальных условиях</text:span>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4"/>
      <text:list xml:id="list155933663140976" text:continue-numbering="true" text:style-name="WWNum1">
        <text:list-item>
          <text:list>
            <text:list-item>
              <text:list>
                <text:list-item>
                  <text:h text:style-name="P184" text:outline-level="3">References</text:h>
                </text:list-item>
              </text:list>
            </text:list-item>
          </text:list>
        </text:list-item>
        <text:list-item>
          <text:p text:style-name="P185"><text:span text:style-name="T48">1. (a) Zollinger, H. </text:span><text:span text:style-name="T55">Diazo Chemistry I: Aromatic and Heteroaromatic Compounds</text:span><text:span text:style-name="T48">; VCH, Weinheim, </text:span><text:span text:style-name="T50">1994</text:span><text:span text:style-name="T48">. (b) Roglands, A.; Pla-Quintana, A.; Moreno-Manas M. </text:span><text:span text:style-name="T55">Chem. Rev</text:span><text:span text:style-name="T48">. </text:span><text:span text:style-name="T50">2006</text:span><text:span text:style-name="T48">, </text:span><text:span text:style-name="T55">106</text:span><text:span text:style-name="T48">, 4622. (c) Bonin H.; Fouquet, E.; Felpin, F.-X. </text:span><text:span text:style-name="T55">Adv. Synth. Catal</text:span><text:span text:style-name="T48">. </text:span><text:span text:style-name="T50">2011</text:span><text:span text:style-name="T48">, </text:span><text:span text:style-name="T55">353</text:span><text:span text:style-name="T48">, 3063. (d) Mo, F.; Dong, G.; </text:span><text:soft-page-break/><text:span text:style-name="T48">Zhang, Y.; Wang, </text:span><text:span text:style-name="T55">J. Org. Biomol. Chem</text:span><text:span text:style-name="T48">. </text:span><text:span text:style-name="T50">2013</text:span><text:span text:style-name="T48">, </text:span><text:span text:style-name="T55">11</text:span><text:span text:style-name="T48">, 1582. (e) Kölmel, D. K.; Jung, N.; Bräse, S. </text:span><text:span text:style-name="T55">Aust. J. Chem</text:span><text:span text:style-name="T48">. </text:span><text:span text:style-name="T50">2014</text:span><text:span text:style-name="T48">, </text:span><text:span text:style-name="T55">67</text:span><text:span text:style-name="T48">, 328. (f) Deadman, B. J.; Collins, S.G.; Maguire, A. R. </text:span><text:span text:style-name="T55">Chem. Eur. J.</text:span><text:span text:style-name="T48"> </text:span><text:span text:style-name="T50">2015</text:span><text:span text:style-name="T48">, </text:span><text:span text:style-name="T55">21</text:span><text:span text:style-name="T48">, 2298.</text:span></text:p>
        </text:list-item>
        <text:list-item>
          <text:p text:style-name="P178"><text:span text:style-name="T48">2. Mahouche-Chergui, S.; Gam-Derouich, S.; Manganey, C.; Chehimi, M. M. </text:span><text:span text:style-name="T55">Chem. Soc. Rev.</text:span><text:span text:style-name="T48"> </text:span><text:span text:style-name="T50">2011</text:span><text:span text:style-name="T48">, </text:span><text:span text:style-name="T55">40</text:span><text:span text:style-name="T48">, 4143.</text:span></text:p>
        </text:list-item>
        <text:list-item>
          <text:p text:style-name="P178"><text:span text:style-name="T48">3. </text:span><text:span text:style-name="T58">Filimonov V. D., Trusova M.E., Postnikov P.S., Krasnokutskaya E.A., Lee Y.M., Hwang H.Y., Kim H., Ki-Whan Chi. Unusually Stable, Versatile, and Pure Arenediazonium Tosylates: their Preparation, Structures, and Synthetic Applicability. </text:span><text:span text:style-name="T57">Org. Lett.</text:span><text:span text:style-name="T58">, </text:span><text:span text:style-name="T53">2008</text:span><text:span text:style-name="T58">, </text:span><text:span text:style-name="T57">10</text:span><text:span text:style-name="T58">, 3961-3964</text:span></text:p>
        </text:list-item>
        <text:list-item>
          <text:p text:style-name="P178"><text:span text:style-name="T58">4. </text:span><text:span text:style-name="T48">(a) Krasnokutskaya E.A., Semenischeva N.I., Filimonov V.D., Knochel P. </text:span><text:span text:style-name="T55">Synthesis</text:span><text:span text:style-name="T48">, </text:span><text:span text:style-name="T50">2007</text:span><text:span text:style-name="T48">, 81 (b) Gorlushko D.A., Filimonov V.D., Krasnokutskaya E.A., Semenischeva N.I., Go B.S., Hwang H.Y., Chi K-W. </text:span><text:span text:style-name="T55">Tetrahedron Lett.</text:span><text:span text:style-name="T48">, </text:span><text:span text:style-name="T50">2008</text:span><text:span text:style-name="T48">, </text:span><text:span text:style-name="T55">49</text:span><text:span text:style-name="T48">, 1080 (c) Moon M.E., Choi Y., Lee Y.M., Vajpayee V., Trusova M.E., Filimonov V.D., Chi K.-W. </text:span><text:span text:style-name="T55">Tetrahedron Lett.</text:span><text:span text:style-name="T48">, </text:span><text:span text:style-name="T50">2010</text:span><text:span text:style-name="T48">, </text:span><text:span text:style-name="T55">51</text:span><text:span text:style-name="T48">, 6769. (d) Lee Y.M., Moon M.E., Vajpayee V., Filimonov V.D., Chi K.-W. </text:span><text:span text:style-name="T55">Tetrahedron</text:span><text:span text:style-name="T48">, </text:span><text:span text:style-name="T50">2010</text:span><text:span text:style-name="T48">, </text:span><text:span text:style-name="T55">66</text:span><text:span text:style-name="T48">, 7418. (e) Trusova M.E., Krasnokutskaya E.A. Postnikov, P.S., Choi Y.; Chi, K-W., Filimonov V.D.</text:span><text:span text:style-name="T49"> </text:span><text:span text:style-name="T56">Synthesis</text:span><text:span text:style-name="T49">, </text:span><text:span text:style-name="T51">2011</text:span><text:span text:style-name="T49">, 2154. (f) Riss, P. J.; Kuschel, S.; Aigbirhio, F. I. Tetrahedron Lett. 2012, 53, 1717; (g) Kutonova, K.V.; Trusova, M.E.; Postnikov, P.S.; Filimonov, V.D.; Parello, J. </text:span><text:span text:style-name="T56">Synthesis</text:span><text:span text:style-name="T49">. </text:span><text:span text:style-name="T51">2013</text:span><text:span text:style-name="T49">, </text:span><text:span text:style-name="T56">45</text:span><text:span text:style-name="T49">, 2706.</text:span></text:p>
        </text:list-item>
        <text:list-item>
          <text:p text:style-name="P178"><text:span text:style-name="T2">5. </text:span><text:span text:style-name="T48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55">Nanotechnologies in Russia</text:span><text:span text:style-name="T48">, </text:span><text:span text:style-name="T50">2010</text:span><text:span text:style-name="T48">, </text:span><text:span text:style-name="T55">5</text:span><text:span text:style-name="T48">, 446. (f) Min, M.; Seo, S.; Lee, J.; Lee, S. M.; Hwang, E.; Lee, H. </text:span><text:span text:style-name="T55">Chem. Commun</text:span><text:span text:style-name="T48">. </text:span><text:span text:style-name="T50">2013</text:span><text:span text:style-name="T48">, </text:span><text:span text:style-name="T55">49</text:span><text:span text:style-name="T48">, 6289</text:span></text:p>
        </text:list-item>
        <text:list-item>
          <text:p text:style-name="P178"><text:span text:style-name="T48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2">Chloride and p-Sulfonatocalix[4]arene</text:span><text:span text:style-name="T48">. Supramolec. Chem. </text:span><text:span text:style-name="T47">2002, 14, 473-475.</text:span></text:p>
        </text:list-item>
      </text:list>
      <text:p text:style-name="P81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81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81"><text:soft-page-break/>11. P. Guillaume, M. Rat, S. Wilker, G. Pantel, Microcalorimetric and Chemical Studies of Propellants Proc. Int Annu. Conf. ICT 29, 133 (1998). </text:p>
      <text:list xml:id="list4666310960113298888" text:style-name="WWNum3">
        <text:list-item>
          <text:p text:style-name="P175">J.D. Jonce, R. Dijkstra, P.B. Braun, The thermal, decomposition of o-hydroxy-diazonium compounds, Recueil, Vol. 68 (1949) 430-432</text:p>
        </text:list-item>
        <text:list-item>
          <text:p text:style-name="P176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76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76">B.D. Smith, The Investigation of The Decomposition of Diazonium Salts in Aqueous Solution, A thesis for the Degree Doctor of Philosophy. Georgia Institute of Technology (1996)</text:p>
        </text:list-item>
        <text:list-item>
          <text:p text:style-name="P176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76">G. Smets, A. Aerts, J. Van Eurum, Photochemical Initiation of Cationic Polymerization and Its Kinetics, Polymer Journal, Vol.2, No. 9, pp 539-547 (1980)</text:p>
        </text:list-item>
        <text:list-item>
          <text:p text:style-name="P176">L.L. Brown, J.S. Drury, Nitrogen Isotope Effects in the Decomposition of Diazonium Salts, The Journal of Chemical Physics, Vol. 43, Number 5, 1 September 1965</text:p>
        </text:list-item>
        <text:list-item>
          <text:p text:style-name="P176"><text:a xlink:type="simple" xlink:href="http://www.unece.org/trans/danger/danger.html" text:style-name="Internet_20_link" text:visited-style-name="Visited_20_Internet_20_Link">http://www.unece.org/trans/danger/danger.html</text:a></text:p>
        </text:list-item>
      </text:list>
      <text:p text:style-name="P163"><text:span text:style-name="T231">1s. V. Filimonov, E. Krasnokutskaya, A. Kassanova, V. Fedorova, K. Stankevich, N. Naumov, A. Bondarev, V. Kataeva. Synthesis, structure, and synthetic potential of arenediazonium trifluoromethanesulfonates as stable and safe diazonium salts. <text:s/></text:span><text:a xlink:type="simple" xlink:href="https://doi.org/10.1002/ejoc.201800887" text:style-name="Internet_20_link" text:visited-style-name="Visited_20_Internet_20_Link"><text:span text:style-name="T231">https://doi.org/10.1002/ejoc.201800887</text:span></text:a><text:span text:style-name="T231"> </text:span></text:p>
      <text:p text:style-name="P161"><text:span text:style-name="T112">2f. </text:span><text:span text:style-name="T121">Smith CA, I'Maille G, Want EJ, Qin C, Trauger SA, Brandon TR, Custodio DE, Abagyan R, Siuzdak G (December 2005). "METLIN: a metabolite mass spectral database". Ther Drug Monit. 27 (6): 747–51. doi:10.1097/01.ftd.0000179845.53213.39. PMID 16404815</text:span></text:p>
      <text:p text:style-name="P164">3f. Wolf S, Schmidt S, Muller-Hannemann M, Neumann S (March 2010). "In silico fragmentation for computer assisted identification of metabolite mass spectra". BMC Bioinformatics. 11: 148. doi:10.1186/1471-2105-11-148. PMC 2853470 Freely accessible. PMID 20307295</text:p>
      <text:p text:style-name="P162"><text:span text:style-name="T112">4f. </text:span><text:span text:style-name="T112"><draw:frame draw:style-name="fr2" draw:name="Изображение30" text:anchor-type="as-char" svg:width="11.165cm" svg:height="1.111cm" draw:z-index="28"><draw:image xlink:href="Pictures/10000000000001A60000002AB7E18771C556555F.png" xlink:type="simple" xlink:show="embed" xlink:actuate="onLoad"/></draw:frame></text:span></text:p>
      <text:p text:style-name="P165">5f.</text:p>
      <text:list xml:id="list155932366843490" text:continue-numbering="true" text:style-name="WWNum3">
        <text:list-header>
          <text:p text:style-name="P177"/>
        </text:list-header>
      </text:list>
      <text:p text:style-name="P149"/>
      <text:p text:style-name="P152">Приложение <text:span text:style-name="T223">1. Получение и характеристики полученных ДС</text:span></text:p>
      <text:p text:style-name="P28">В<text:span text:style-name="T2"> 6 </text:span>мл<text:span text:style-name="T2"> </text:span>ледяной<text:span text:style-name="T2"> </text:span>уксусной<text:span text:style-name="T2"> </text:span>кислоты<text:span text:style-name="T2"> </text:span>растворяли<text:span text:style-name="T2"> 0.5 </text:span>мл<text:span text:style-name="T2"> (1.2 mmol) </text:span>трифторметансульфокислоты<text:span text:style-name="T2"> </text:span>и<text:span text:style-name="T2"> 1.0 mmol aniline. <text:s/></text:span><text:span text:style-name="T213">К раствору при перемешивании по каплям прибавляли 1 </text:span><text:span text:style-name="T22">mmol</text:span><text:span text:style-name="T213"> </text:span><text:span text:style-name="T22">butyl</text:span><text:span text:style-name="T213"> </text:span><text:span text:style-name="T22">nitrite</text:span><text:span text:style-name="T213"> при температуре 0-5 </text:span><text:span text:style-name="T40">о</text:span><text:span text:style-name="T213">С. Затем, при охлаждении по каплям прибавляли 0,6 мл бутилнитрита.</text:span> Реакционную массу перемешивали при 10-15 <text:span text:style-name="T26">о</text:span>С в течение <text:s/>10-20 мин до исчезновения пятна анилина на ТСХ (элюент гексан-<text:span text:style-name="T2">EtOAc</text:span> 3:2). К реакционному раствору прибавляли 100-150 мл эфира, отфильтровывали осадок соли <text:span text:style-name="T88">1</text:span>, промывали эфиром и высушивали в вакууме при комнатной температуре 48 часов.</text:p>
      <text:p text:style-name="P28"><text:span text:style-name="T89">2-</text:span><text:span text:style-name="T4">Nitrobenzenediazonium</text:span><text:span text:style-name="T89"> </text:span><text:span text:style-name="T4">trifluoromethanesulfonate</text:span><text:span text:style-name="T89"> (1</text:span><text:span text:style-name="T4">a</text:span><text:span text:style-name="T89">). </text:span><text:span text:style-name="T11">Yeild</text:span><text:span text:style-name="T102"> 94%, </text:span><text:span text:style-name="T11">mp</text:span><text:span text:style-name="T102"> 110 </text:span><text:span text:style-name="T28">o</text:span><text:span text:style-name="T11">C</text:span><text:span text:style-name="T102">. </text:span><text:span text:style-name="T36">1</text:span><text:span text:style-name="T12">H</text:span><text:span text:style-name="T103"> ЯМР (300 МГц, </text:span><text:span text:style-name="T12">DMSO</text:span><text:span text:style-name="T103">-</text:span><text:span text:style-name="T12">d</text:span><text:span text:style-name="T68">6</text:span><text:span text:style-name="T103">), </text:span><text:span text:style-name="T85"></text:span><text:span text:style-name="T103">, </text:span><text:span text:style-name="T12">ppm</text:span><text:span text:style-name="T103">:</text:span> 8.39-8.44 (м, 1Н, <text:span text:style-name="T2">J</text:span>=15.9 Гц), 8.51-8.56 (м, 1Н, <text:span text:style-name="T2">J</text:span>=15.9 Гц), 8.79 (д, 1Н, <text:span text:style-name="T2">J</text:span>=8.1 Гц), 9.12 (д, 1Н, <text:span text:style-name="T2">J</text:span> 8.1 Гц). 13 С ЯМР (75 МГц, ДМСО-<text:span text:style-name="T2">d</text:span><text:span text:style-name="T65">6</text:span> ) <text:span text:style-name="T2">δ</text:span>: 120.6 (<text:span text:style-name="T2">t</text:span>, <text:span text:style-name="T2">CF</text:span><text:span text:style-name="T65">3</text:span>, <text:span text:style-name="T2">J</text:span>=320 Гц), 111.1, 118.5, 122.8, 128.1, 136.6, 142.3, 144.5. <text:span text:style-name="T2">IR (KBr): 2359 см</text:span><text:span text:style-name="T27">-1</text:span><text:span text:style-name="T2"> . </text:span></text:p>
      <text:p text:style-name="P72"><text:span text:style-name="T2">Calc.: C</text:span><text:span text:style-name="T69">7</text:span><text:span text:style-name="T2">H</text:span><text:span text:style-name="T69">4</text:span><text:span text:style-name="T2">F</text:span><text:span text:style-name="T69">3</text:span><text:span text:style-name="T2">N</text:span><text:span text:style-name="T69">3</text:span><text:span text:style-name="T2">O</text:span><text:span text:style-name="T69">5</text:span><text:span text:style-name="T2">S, C, 28.10; H, 1.35; N, 14.04; S, 10.72, F, 19.05. Found: C, 28.09; H, 1.32; N, 13.89; S, 10.85; F, 19.40.</text:span></text:p>
      <text:p text:style-name="P28"><text:span text:style-name="T4">3-Nitrobenzenediazonium trifluoromethanesulfonate (1b).</text:span><text:span text:style-name="T2"> </text:span><text:span text:style-name="T27">1</text:span><text:span text:style-name="T2">H NMR (300MHz, </text:span><text:span text:style-name="T12">DMSO-d</text:span><text:span text:style-name="T70">6</text:span><text:span text:style-name="T12">)</text:span><text:span text:style-name="T2">,</text:span></text:p>
      <text:p text:style-name="P28"><text:span text:style-name="T4">4-Nitrobenzenediazonium trifluoromethanesulfonate (1c).</text:span><text:span text:style-name="T2"> </text:span><text:span text:style-name="T27">1</text:span><text:span text:style-name="T2">H NMR (300MHz, </text:span><text:span text:style-name="T12">DMSO-d</text:span><text:span text:style-name="T70">6</text:span><text:span text:style-name="T12">)</text:span><text:span text:style-name="T2">,</text:span></text:p>
      <text:p text:style-name="P28"><text:span text:style-name="T4">4-Methoxybenzenediazonium trifluoromethanesulfonate (1d).</text:span><text:span text:style-name="T2"> </text:span><text:span text:style-name="T27">1</text:span><text:span text:style-name="T2">H NMR (300MHz, </text:span><text:span text:style-name="T12">DMSO-d</text:span><text:span text:style-name="T70">6</text:span><text:span text:style-name="T12">)</text:span><text:span text:style-name="T2">,</text:span></text:p>
      <text:p text:style-name="P3">4-Nitrobenzenediazonium tosylate (2)</text:p>
      <text:p text:style-name="P28">В 5 мл ледяной уксусной кислоты растворяли 0.928 г (5.4 <text:span text:style-name="T2">mmol</text:span>) <text:span text:style-name="T13">p</text:span>-<text:span text:style-name="T2">TsOH</text:span> <text:s/>и <text:s/>0.553 г (4.0 <text:span text:style-name="T2">mmol</text:span>) <text:span text:style-name="T13">p</text:span>-<text:span text:style-name="T2">nitroaniline</text:span>. К раствору при перемешивании по каплям прибавляли 0.6 мл (4.8 <text:span text:style-name="T2">mmol</text:span>) <text:span text:style-name="T2">butyl</text:span> <text:span text:style-name="T2">nitrite</text:span> при температуре 0-5 <text:span text:style-name="T26">о</text:span>С. Реакционную массу перемешивали при 10-15 <text:span text:style-name="T26">о</text:span>С в течение <text:s/>20 мин до исчезновения пятна анилина на ТСХ (элюент гексан-<text:span text:style-name="T2">EtOAc</text:span> 3:2). К реакционному раствору прибавляли 200 мл эфира, отфильтровывали осадок соли <text:span text:style-name="T88">2</text:span>, промывали эфиром и высушивали в вакууме при комнатной температуре 48 часов. <text:span text:style-name="T2">Yield</text:span>, 1.4 <text:span text:style-name="T2">g</text:span> (90%), <text:span text:style-name="T2">mp</text:span> 132 <text:span text:style-name="T27">o</text:span><text:span text:style-name="T2">C</text:span> (<text:span text:style-name="T2">lit</text:span> <text:span text:style-name="T26">3</text:span><text:span text:style-name="T2"> </text:span>132 <text:span text:style-name="T27">o</text:span><text:span text:style-name="T2">C</text:span>). </text:p>
      <text:p text:style-name="P28"><text:span text:style-name="T36">1</text:span><text:span text:style-name="T12">H</text:span><text:span text:style-name="T103"> ЯМР (300 МГц, </text:span><text:span text:style-name="T12">DMSO</text:span><text:span text:style-name="T103">-</text:span><text:span text:style-name="T12">d</text:span><text:span text:style-name="T68">6</text:span><text:span text:style-name="T103">), </text:span><text:span text:style-name="T85"></text:span><text:span text:style-name="T103">, </text:span><text:span text:style-name="T12">ppm</text:span><text:span text:style-name="T103">: 2.28 (</text:span><text:span text:style-name="T12">s</text:span><text:span text:style-name="T103">, 3</text:span><text:span text:style-name="T12">H</text:span><text:span text:style-name="T103">), 7.09 (</text:span><text:span text:style-name="T12">d</text:span><text:span text:style-name="T103">, 2</text:span><text:span text:style-name="T12">H</text:span><text:span text:style-name="T103">, </text:span><text:span text:style-name="T14">J</text:span><text:span text:style-name="T103">=7.8 Гц), 7.45 (</text:span><text:span text:style-name="T12">d</text:span><text:span text:style-name="T103">, 2</text:span><text:span text:style-name="T12">H</text:span><text:span text:style-name="T103">, </text:span><text:span text:style-name="T12">J</text:span><text:span text:style-name="T103">=7.8 Гц), 8.68 (</text:span><text:span text:style-name="T12">d</text:span><text:span text:style-name="T103">, 2</text:span><text:span text:style-name="T12">H</text:span><text:span text:style-name="T103">, </text:span><text:span text:style-name="T14">J</text:span><text:span text:style-name="T103">=9.3 Гц), 8.92 (</text:span><text:span text:style-name="T12">d</text:span><text:span text:style-name="T103">, 2</text:span><text:span text:style-name="T12">H</text:span><text:span text:style-name="T103">, </text:span><text:span text:style-name="T14">J</text:span><text:span text:style-name="T103">=9.0 Гц). </text:span><text:span text:style-name="T36">13</text:span><text:span text:style-name="T12">C</text:span><text:span text:style-name="T103"> ЯМР (75 МГц, ДМСО), </text:span><text:span text:style-name="T85"></text:span><text:span text:style-name="T103">, </text:span><text:span text:style-name="T12">ppm</text:span><text:span text:style-name="T103">: 20.84, 121.96, 125.57, 126.05, 128.18, 134.59, 137.85, 145.55, 153.22.</text:span></text:p>
      <text:p text:style-name="P151">4-<text:span text:style-name="T2">Nitrobenzenediazonium</text:span> <text:span text:style-name="T2">tetrafluoroborate</text:span> (3) получен по методу [9].</text:p>
      <text:p text:style-name="P150"/>
      <text:p text:style-name="P153">Приложение <text:span text:style-name="T232">2. ГХ-МС Спектры продуктов разложения ДС</text:span></text:p>
      <text:p text:style-name="P63"><draw:frame draw:style-name="fr15" draw:name="Изображение25" text:anchor-type="as-char" svg:width="15cm" svg:height="7.001cm" draw:z-index="29"><draw:image xlink:href="Pictures/200009EF000069D500009347CEE9572C6D1AD2BF.wmf" xlink:type="simple" xlink:show="embed" xlink:actuate="onLoad"/></draw:frame></text:p>
      <text:p text:style-name="P63"><text:span text:style-name="T260">Рисунок </text:span><text:span text:style-name="T272">15</text:span><text:span text:style-name="T260">. Продукты разложения соли </text:span><text:span text:style-name="T99">1a</text:span><text:span text:style-name="T260"> по данным ГХ-МС.</text:span> </text:p>
      <text:p text:style-name="P63"/>
      <text:p text:style-name="P63"><draw:frame draw:style-name="fr15" draw:name="Изображение26" text:anchor-type="as-char" svg:width="15cm" svg:height="7.001cm" draw:z-index="30"><draw:image xlink:href="Pictures/200009E1000069D500008EBBED7F4FA501F05D6E.wmf" xlink:type="simple" xlink:show="embed" xlink:actuate="onLoad"/></draw:frame></text:p>
      <text:p text:style-name="P76">Рисунок <text:span text:style-name="T127">16</text:span>. Продукты разложения соли <text:span text:style-name="T88">1b</text:span> по данным ГХ-МС. <text:span text:style-name="T221">(Пик 9.246 мин. соответствует соединению 3-NO</text:span><text:span text:style-name="T77">2</text:span><text:span text:style-name="T221">-C</text:span><text:span text:style-name="T77">6</text:span><text:span text:style-name="T221">H</text:span><text:span text:style-name="T77">4</text:span><text:span text:style-name="T221">-OSO</text:span><text:span text:style-name="T77">2</text:span><text:span text:style-name="T221">CF</text:span><text:span text:style-name="T77">3</text:span><text:span text:style-name="T221">, рис. 21)</text:span></text:p>
      <text:p text:style-name="P63"/>
      <text:p text:style-name="P63"><draw:frame draw:style-name="fr15" draw:name="Изображение27" text:anchor-type="as-char" svg:width="15cm" svg:height="7.001cm" draw:z-index="31"><draw:image xlink:href="Pictures/20001067000069D50000A1BF77EB93FA2FCBEB7C.wmf" xlink:type="simple" xlink:show="embed" xlink:actuate="onLoad"/></draw:frame></text:p>
      <text:p text:style-name="P76"><text:soft-page-break/>Рисунок <text:span text:style-name="T127">17</text:span>. Продукты разложения соли <text:span text:style-name="T88">1c</text:span> по данным ГХ-МС. <text:span text:style-name="T221">(Пик 13.314 мин. соответствует соединению 4-NO</text:span><text:span text:style-name="T77">2</text:span><text:span text:style-name="T221">-C</text:span><text:span text:style-name="T77">6</text:span><text:span text:style-name="T221">H</text:span><text:span text:style-name="T77">4</text:span><text:span text:style-name="T221">-OSO</text:span><text:span text:style-name="T77">2</text:span><text:span text:style-name="T221">CF</text:span><text:span text:style-name="T77">3</text:span><text:span text:style-name="T221">, 14.912 мин. 1-йод-4-нитробензолу рис. 22)</text:span></text:p>
      <text:p text:style-name="P80"/>
      <text:p text:style-name="P63"><draw:frame draw:style-name="fr15" draw:name="Изображение28" text:anchor-type="as-char" svg:width="15cm" svg:height="7.001cm" draw:z-index="34"><draw:image xlink:href="Pictures/20000A0F000069D5000073725F5B754AEBAC4230.wmf" xlink:type="simple" xlink:show="embed" xlink:actuate="onLoad"/></draw:frame></text:p>
      <text:p text:style-name="P76">Рисунок <text:span text:style-name="T127">18</text:span>. Продукты разложения соли <text:span text:style-name="T88">1d</text:span> по данным ГХ-МС. <text:span text:style-name="T221">(Пик 8.337 мин. соответствует соединению 4-CH</text:span><text:span text:style-name="T78">3</text:span><text:span text:style-name="T118">О</text:span><text:span text:style-name="T221">-C</text:span><text:span text:style-name="T77">6</text:span><text:span text:style-name="T221">H</text:span><text:span text:style-name="T77">4</text:span><text:span text:style-name="T221">-OSO</text:span><text:span text:style-name="T77">2</text:span><text:span text:style-name="T221">CF</text:span><text:span text:style-name="T77">3</text:span><text:span text:style-name="T221">, рис. 23)</text:span></text:p>
      <text:p text:style-name="P63"/>
      <text:p text:style-name="P63"><draw:frame draw:style-name="fr16" draw:name="Изображение31" text:anchor-type="char" svg:width="15cm" svg:height="7.001cm" draw:z-index="7"><draw:image xlink:href="Pictures/10000000000005D6000002C85A506356426C97CA.png" xlink:type="simple" xlink:show="embed" xlink:actuate="onLoad"/></draw:frame></text:p>
      <text:p text:style-name="P63"/>
      <text:p text:style-name="P76">Рисунок <text:span text:style-name="T127">19</text:span>. Продукты разложения соли <text:span text:style-name="T88">2</text:span> по данным ГХ-МС. <text:span text:style-name="T221">(Пик 6.750 мин. соответствует 1-фтор-4-нитробензолу, <text:s/>10.642 мин. 1-йод-4-нитробензолу, рис. 24)</text:span></text:p>
      <text:p text:style-name="P63"/>
      <text:p text:style-name="P63"><text:soft-page-break/><draw:frame draw:style-name="fr15" draw:name="Изображение29" text:anchor-type="as-char" svg:width="15cm" svg:height="7.001cm" draw:z-index="35"><draw:image xlink:href="Pictures/20000A01000069D500007EB6A47A802576E8D154.wmf" xlink:type="simple" xlink:show="embed" xlink:actuate="onLoad"/></draw:frame></text:p>
      <text:p text:style-name="P143">Рисунок <text:span text:style-name="T127">20</text:span>. Продукты разложения соли 3 по данным ГХ-МС. <text:span text:style-name="T221">(Пик 6.307 мин. соответствует 1-фтор-4-нитробензолу, <text:s/>10.515 мин. 1-йод-4-нитробензолу, рис. 25)</text:span></text:p>
      <text:p text:style-name="P142"/>
      <text:p text:style-name="P61"><draw:frame draw:style-name="fr15" draw:name="Изображение21" text:anchor-type="as-char" svg:width="15cm" svg:height="7.001cm" draw:z-index="2"><draw:image xlink:href="Pictures/200000CE000069D500005B0E356A1CCF0A77D5FA.wmf" xlink:type="simple" xlink:show="embed" xlink:actuate="onLoad"/></draw:frame></text:p>
      <text:p text:style-name="P45">Рисунок <text:span text:style-name="T212">21.</text:span> Основной продукт разложения соли <text:span text:style-name="T88">1</text:span><text:span text:style-name="T92">b</text:span> по данным ГХ-МС, <text:span text:style-name="T222">совпадает со спектром 3-NO</text:span><text:span text:style-name="T79">2</text:span><text:span text:style-name="T222">-C</text:span><text:span text:style-name="T79">6</text:span><text:span text:style-name="T222">H</text:span><text:span text:style-name="T79">4</text:span><text:span text:style-name="T222">-OSO</text:span><text:span text:style-name="T79">2</text:span><text:span text:style-name="T222">CF</text:span><text:span text:style-name="T79">3</text:span><text:span text:style-name="T222"> M/Z: 271, 161, 95, 92, 69, 64.</text:span></text:p>
      <text:p text:style-name="P45"/>
      <text:p text:style-name="P62"><draw:frame draw:style-name="fr15" draw:name="Изображение22" text:anchor-type="as-char" svg:width="15.524cm" svg:height="7.153cm" draw:z-index="36"><draw:image xlink:href="Pictures/200001EA000069D500007AAEAE35715609E94F04.wmf" xlink:type="simple" xlink:show="embed" xlink:actuate="onLoad"/></draw:frame></text:p>
      <text:p text:style-name="P47"><text:soft-page-break/><draw:frame draw:style-name="fr15" draw:name="Изображение5" text:anchor-type="as-char" svg:width="15.524cm" svg:height="6.763cm" draw:z-index="37"><draw:image xlink:href="Pictures/200002AF000069D5000087B4B4EBBF5330A00499.wmf" xlink:type="simple" xlink:show="embed" xlink:actuate="onLoad"/></draw:frame></text:p>
      <text:p text:style-name="P48">Рисунок <text:span text:style-name="T212">22.</text:span> Основн<text:span text:style-name="T224">ые</text:span> продукт<text:span text:style-name="T224">ы</text:span> разложения соли <text:span text:style-name="T88">1</text:span><text:span text:style-name="T92">c</text:span> по данным ГХ-МС, <text:span text:style-name="T222">совпадают со спектром 4-NO</text:span><text:span text:style-name="T79">2</text:span><text:span text:style-name="T222">-C</text:span><text:span text:style-name="T79">6</text:span><text:span text:style-name="T222">H</text:span><text:span text:style-name="T79">4</text:span><text:span text:style-name="T222">-OSO</text:span><text:span text:style-name="T79">2</text:span><text:span text:style-name="T222">CF</text:span><text:span text:style-name="T79">3</text:span><text:span text:style-name="T222"> M/Z: 271, 177, 95, 69 и спектром 1-йод-4-нитробензола M/Z: 249, 203, 76</text:span>.</text:p>
      <text:p text:style-name="P62"/>
      <text:p text:style-name="P62"><draw:frame draw:style-name="fr15" draw:name="Изображение23" text:anchor-type="as-char" svg:width="15cm" svg:height="7.001cm" draw:z-index="3"><draw:image xlink:href="Pictures/200000D9000069D500006BE7F70C54B1AAEF6ED3.wmf" xlink:type="simple" xlink:show="embed" xlink:actuate="onLoad"/></draw:frame></text:p>
      <text:p text:style-name="P47">Рисунок <text:span text:style-name="T212">23.</text:span> Основной продукт разложения соли <text:span text:style-name="T88">1</text:span><text:span text:style-name="T92">d</text:span> по данным ГХ-МС, <text:span text:style-name="T222">совпадает со спектром 3-CH</text:span><text:span text:style-name="T79">3</text:span><text:span text:style-name="T222">O-C</text:span><text:span text:style-name="T79">6</text:span><text:span text:style-name="T222">H</text:span><text:span text:style-name="T79">4</text:span><text:span text:style-name="T222">-OSO</text:span><text:span text:style-name="T79">2</text:span><text:span text:style-name="T222">CF</text:span><text:span text:style-name="T79">3</text:span><text:span text:style-name="T222"> M/Z: 256, 123, 69, 52</text:span>.</text:p>
      <text:p text:style-name="P50"/>
      <text:p text:style-name="P26"><draw:frame draw:style-name="fr15" draw:name="Изображение13" text:anchor-type="as-char" svg:width="15cm" svg:height="7.001cm" draw:z-index="32"><draw:image xlink:href="Pictures/1000000000000616000002F4627F147C3DE39ACD.png" xlink:type="simple" xlink:show="embed" xlink:actuate="onLoad"/></draw:frame></text:p>
      <text:p text:style-name="P26"><text:soft-page-break/><draw:frame draw:style-name="fr15" draw:name="Изображение15" text:anchor-type="as-char" svg:width="15cm" svg:height="7.001cm" draw:z-index="33"><draw:image xlink:href="Pictures/1000000000000634000002F4AE4C9B43A053C5BD.png" xlink:type="simple" xlink:show="embed" xlink:actuate="onLoad"/></draw:frame></text:p>
      <text:p text:style-name="P50">Рисунок <text:span text:style-name="T212">24.</text:span> Основн<text:span text:style-name="T126">ые</text:span> продукт<text:span text:style-name="T126">ы</text:span> разложения соли <text:span text:style-name="T95">2</text:span> по данным ГХ-МС, <text:span text:style-name="T222">совпадают со спектрами нитробензола M/Z: 123, 77, 51 и 1-йод-4-нитробензола M/Z: 249, 203, 76, 50</text:span>.</text:p>
      <text:p text:style-name="P50"/>
      <text:p text:style-name="P17"><draw:frame draw:style-name="fr15" draw:name="Изображение2" text:anchor-type="as-char" svg:width="15cm" svg:height="7.001cm" draw:z-index="4"><draw:image xlink:href="Pictures/20000229000069D50000746033E453C96CB66714.wmf" xlink:type="simple" xlink:show="embed" xlink:actuate="onLoad"/></draw:frame></text:p>
      <text:p text:style-name="P17"><draw:frame draw:style-name="fr15" draw:name="Изображение3" text:anchor-type="as-char" svg:width="15cm" svg:height="7.001cm" draw:z-index="5"><draw:image xlink:href="Pictures/200001F2000069D500007B67A1D403DF4ABC7BED.wmf" xlink:type="simple" xlink:show="embed" xlink:actuate="onLoad"/></draw:frame></text:p>
      <text:p text:style-name="P49">Рисунок <text:span text:style-name="T212">25.</text:span> Основн<text:span text:style-name="T126">ые</text:span> продукт<text:span text:style-name="T126">ы</text:span> разложения соли <text:span text:style-name="T92">3</text:span> по данным ГХ-МС, <text:span text:style-name="T222">совпадают со спектрами 1-фтор-2-нитробензола M/Z: 141, 111, 95, 75, 50 и 1-йод-4-нитробензола M/Z: 249, 203, 76</text:span>.</text:p>
      <text:p text:style-name="P49"/>
      <text:p text:style-name="P154"><text:span text:style-name="T234">Приложение </text:span><text:span text:style-name="T235">3. LS-МС Спектры продуктов разложения ДС</text:span></text:p>
      <text:p text:style-name="P73"/>
      <text:p text:style-name="P138">Приложение <text:span text:style-name="T233">4</text:span>. Результаты квантовохимических расчетов</text:p>
      <text:p text:style-name="P148"/>
      <text:p text:style-name="P146"/>
      <text:p text:style-name="P147"><text:a xlink:type="simple" xlink:href="https://doi.org/10.1002/ejoc.201800887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heading" style:display-name="index heading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annotation_20_subject" style:display-name="annotation subject" style:family="paragraph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fo:color="#000000" style:font-name="Liberation Serif" fo:font-family="'Liberation Serif'" style:font-family-generic="roman" style:font-pitch="variable" fo:font-size="10pt" fo:language="ru" fo:country="RU" fo:font-weight="bold" style:letter-kerning="true" style:font-name-asian="0" style:font-family-asian="0" style:font-family-generic-asian="system" style:font-pitch-asian="variable" style:font-size-asian="10pt" style:language-asian="ar" style:country-asian="SA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>
      <style:text-properties fo:font-size="8pt" style:font-size-asian="8pt"/>
    </style:style>
    <style:style style:name="Текст_20_примечания_20_Знак" style:display-name="Текст примечания Знак" style:family="text">
      <style:text-properties style:font-name="Liberation Serif" fo:font-family="'Liberation Serif'" style:font-family-generic="roman" style:font-pitch="variable" fo:font-size="9pt" style:font-name-asian="Mangal" style:font-family-asian="Mangal" style:font-family-generic-asian="system" style:font-pitch-asian="variable" style:font-size-asian="9pt" style:language-asian="hi" style:country-asian="IN"/>
    </style:style>
    <style:style style:name="Тема_20_примечания_20_Знак" style:display-name="Тема примечания Знак" style:family="text">
      <style:text-properties style:font-name="Liberation Serif" fo:font-family="'Liberation Serif'" style:font-family-generic="roman" style:font-pitch="variable" fo:font-size="9pt" fo:font-weight="bold" style:font-name-asian="Mangal" style:font-family-asian="Mangal" style:font-family-generic-asian="system" style:font-pitch-asian="variable" style:font-size-asian="9pt" style:language-asian="hi" style:country-asian="IN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11e936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9</text:page-number>/<text:page-count>31</text:page-count> <text:span text:style-name="MT1">от </text:span><text:span text:style-name="MT1"><text:date style:data-style-name="N37" text:date-value="2018-09-17T14:33:28.860479271" text:fixed="true">17.09.18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458</meta:editing-cycles>
    <meta:print-date>1900-12-31T17:00:00</meta:print-date>
    <meta:creation-date>2017-06-12T04:04:00</meta:creation-date>
    <dc:date>2018-10-11T15:58:40.526520662</dc:date>
    <meta:editing-duration>P4DT7H29M58S</meta:editing-duration>
    <meta:generator>LibreOffice/5.2.7.2$Linux_X86_64 LibreOffice_project/20m0$Build-2</meta:generator>
    <dc:creator>Александр Александрович Бондарев</dc:creator>
    <meta:document-statistic meta:table-count="9" meta:image-count="38" meta:object-count="0" meta:page-count="31" meta:paragraph-count="503" meta:word-count="5707" meta:character-count="42423" meta:non-whitespace-character-count="370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